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ing_20_5" style:list-style-name="L2"/>
    <style:style style:name="P2" style:family="paragraph" style:parent-style-name="Heading_20_5" style:list-style-name="L3"/>
    <style:style style:name="P3" style:family="paragraph" style:parent-style-name="Heading_20_5" style:list-style-name="L4"/>
    <style:style style:name="P4" style:family="paragraph" style:parent-style-name="Heading_20_5" style:list-style-name="L5"/>
    <style:style style:name="P5" style:family="paragraph" style:parent-style-name="Heading_20_5" style:list-style-name="L6"/>
    <style:style style:name="P6" style:family="paragraph" style:parent-style-name="Heading_20_5" style:list-style-name="L7"/>
    <style:style style:name="P7" style:family="paragraph" style:parent-style-name="Heading_20_5" style:list-style-name="L8"/>
    <style:style style:name="P8" style:family="paragraph" style:parent-style-name="Heading_20_5" style:list-style-name="L10"/>
    <style:style style:name="P9" style:family="paragraph" style:parent-style-name="Heading_20_5" style:list-style-name="L11"/>
    <style:style style:name="P10" style:family="paragraph" style:parent-style-name="Heading_20_5" style:list-style-name="L12"/>
    <style:style style:name="P11" style:family="paragraph" style:parent-style-name="Heading_20_5" style:list-style-name="L13"/>
    <style:style style:name="P12" style:family="paragraph" style:parent-style-name="Heading_20_5" style:list-style-name="L14"/>
    <style:style style:name="P13" style:family="paragraph" style:parent-style-name="Heading_20_5" style:list-style-name="L15"/>
    <style:style style:name="P14" style:family="paragraph" style:parent-style-name="Heading_20_5" style:list-style-name="L16"/>
    <style:style style:name="P15" style:family="paragraph" style:parent-style-name="Heading_20_5">
      <style:paragraph-properties fo:break-before="page"/>
    </style:style>
    <style:style style:name="P16" style:family="paragraph" style:parent-style-name="Text_20_body" style:list-style-name="L1"/>
    <style:style style:name="P17" style:family="paragraph" style:parent-style-name="Text_20_body" style:list-style-name="L2"/>
    <style:style style:name="P18" style:family="paragraph" style:parent-style-name="Text_20_body" style:list-style-name="L3"/>
    <style:style style:name="P19" style:family="paragraph" style:parent-style-name="Text_20_body" style:list-style-name="L4"/>
    <style:style style:name="P20" style:family="paragraph" style:parent-style-name="Text_20_body" style:list-style-name="L5"/>
    <style:style style:name="P21" style:family="paragraph" style:parent-style-name="Text_20_body" style:list-style-name="L6"/>
    <style:style style:name="P22" style:family="paragraph" style:parent-style-name="Text_20_body" style:list-style-name="L7"/>
    <style:style style:name="P23" style:family="paragraph" style:parent-style-name="Text_20_body" style:list-style-name="L8"/>
    <style:style style:name="P24" style:family="paragraph" style:parent-style-name="Text_20_body" style:list-style-name="L9"/>
    <style:style style:name="P25" style:family="paragraph" style:parent-style-name="Text_20_body" style:list-style-name="L10"/>
    <style:style style:name="P26" style:family="paragraph" style:parent-style-name="Text_20_body" style:list-style-name="L11"/>
    <style:style style:name="P27" style:family="paragraph" style:parent-style-name="Text_20_body" style:list-style-name="L12"/>
    <style:style style:name="P28" style:family="paragraph" style:parent-style-name="Text_20_body" style:list-style-name="L13"/>
    <style:style style:name="P29" style:family="paragraph" style:parent-style-name="Text_20_body" style:list-style-name="L14"/>
    <style:style style:name="P30" style:family="paragraph" style:parent-style-name="Text_20_body" style:list-style-name="L15"/>
    <style:style style:name="P31" style:family="paragraph" style:parent-style-name="Text_20_body" style:list-style-name="L16"/>
    <style:style style:name="P32" style:family="paragraph" style:parent-style-name="Text_20_body" style:list-style-name="L1">
      <style:paragraph-properties fo:margin-top="0cm" fo:margin-bottom="0cm" loext:contextual-spacing="false"/>
    </style:style>
    <style:style style:name="P33" style:family="paragraph" style:parent-style-name="Text_20_body" style:list-style-name="L2">
      <style:paragraph-properties fo:margin-top="0cm" fo:margin-bottom="0cm" loext:contextual-spacing="false"/>
    </style:style>
    <style:style style:name="P34" style:family="paragraph" style:parent-style-name="Text_20_body" style:list-style-name="L3">
      <style:paragraph-properties fo:margin-top="0cm" fo:margin-bottom="0cm" loext:contextual-spacing="false"/>
    </style:style>
    <style:style style:name="P35" style:family="paragraph" style:parent-style-name="Text_20_body" style:list-style-name="L4">
      <style:paragraph-properties fo:margin-top="0cm" fo:margin-bottom="0cm" loext:contextual-spacing="false"/>
    </style:style>
    <style:style style:name="P36" style:family="paragraph" style:parent-style-name="Text_20_body" style:list-style-name="L5">
      <style:paragraph-properties fo:margin-top="0cm" fo:margin-bottom="0cm" loext:contextual-spacing="false"/>
    </style:style>
    <style:style style:name="P37" style:family="paragraph" style:parent-style-name="Text_20_body" style:list-style-name="L6">
      <style:paragraph-properties fo:margin-top="0cm" fo:margin-bottom="0cm" loext:contextual-spacing="false"/>
    </style:style>
    <style:style style:name="P38" style:family="paragraph" style:parent-style-name="Text_20_body" style:list-style-name="L7">
      <style:paragraph-properties fo:margin-top="0cm" fo:margin-bottom="0cm" loext:contextual-spacing="false"/>
    </style:style>
    <style:style style:name="P39" style:family="paragraph" style:parent-style-name="Text_20_body" style:list-style-name="L8">
      <style:paragraph-properties fo:margin-top="0cm" fo:margin-bottom="0cm" loext:contextual-spacing="false"/>
    </style:style>
    <style:style style:name="P40" style:family="paragraph" style:parent-style-name="Text_20_body" style:list-style-name="L9">
      <style:paragraph-properties fo:margin-top="0cm" fo:margin-bottom="0cm" loext:contextual-spacing="false"/>
    </style:style>
    <style:style style:name="P41" style:family="paragraph" style:parent-style-name="Text_20_body" style:list-style-name="L10">
      <style:paragraph-properties fo:margin-top="0cm" fo:margin-bottom="0cm" loext:contextual-spacing="false"/>
    </style:style>
    <style:style style:name="P42" style:family="paragraph" style:parent-style-name="Text_20_body" style:list-style-name="L11">
      <style:paragraph-properties fo:margin-top="0cm" fo:margin-bottom="0cm" loext:contextual-spacing="false"/>
    </style:style>
    <style:style style:name="P43" style:family="paragraph" style:parent-style-name="Text_20_body" style:list-style-name="L12">
      <style:paragraph-properties fo:margin-top="0cm" fo:margin-bottom="0cm" loext:contextual-spacing="false"/>
    </style:style>
    <style:style style:name="P44" style:family="paragraph" style:parent-style-name="Text_20_body" style:list-style-name="L13">
      <style:paragraph-properties fo:margin-top="0cm" fo:margin-bottom="0cm" loext:contextual-spacing="false"/>
    </style:style>
    <style:style style:name="P45" style:family="paragraph" style:parent-style-name="Text_20_body" style:list-style-name="L14">
      <style:paragraph-properties fo:margin-top="0cm" fo:margin-bottom="0cm" loext:contextual-spacing="false"/>
    </style:style>
    <style:style style:name="P46" style:family="paragraph" style:parent-style-name="Text_20_body" style:list-style-name="L15">
      <style:paragraph-properties fo:margin-top="0cm" fo:margin-bottom="0cm" loext:contextual-spacing="false"/>
    </style:style>
    <style:style style:name="P47" style:family="paragraph" style:parent-style-name="Text_20_body" style:list-style-name="L16">
      <style:paragraph-properties fo:margin-top="0cm" fo:margin-bottom="0cm" loext:contextual-spacing="false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5" text:outline-level="5"><text:a xlink:type="simple" xlink:href="https://es.fiverr.com/categories/graphics-design" text:style-name="Internet_20_link" text:visited-style-name="Visited_20_Internet_20_Link">Artes gráficas y diseño</text:a></text:h>
      <text:list xml:id="list3802635372" text:style-name="L1">
        <text:list-item>
          <text:p text:style-name="P32"><text:a xlink:type="simple" xlink:href="https://es.fiverr.com/categories/graphics-design/creative-logo-design" text:style-name="Internet_20_link" text:visited-style-name="Visited_20_Internet_20_Link">Diseño de logos</text:a> </text:p>
        </text:list-item>
        <text:list-item>
          <text:p text:style-name="P32"><text:a xlink:type="simple" xlink:href="https://es.fiverr.com/categories/graphics-design/brand-style-guides" text:style-name="Internet_20_link" text:visited-style-name="Visited_20_Internet_20_Link">Guías de estilo para marcas</text:a> </text:p>
        </text:list-item>
        <text:list-item>
          <text:p text:style-name="P32"><text:a xlink:type="simple" xlink:href="https://es.fiverr.com/categories/graphics-design/game-design" text:style-name="Internet_20_link" text:visited-style-name="Visited_20_Internet_20_Link">Diseño de videojuegos</text:a> </text:p>
        </text:list-item>
        <text:list-item>
          <text:p text:style-name="P32"><text:a xlink:type="simple" xlink:href="https://es.fiverr.com/categories/graphics-design/game-design/character-design" text:style-name="Internet_20_link" text:visited-style-name="Visited_20_Internet_20_Link">- Diseño de personajes</text:a> </text:p>
        </text:list-item>
        <text:list-item>
          <text:p text:style-name="P32"><text:a xlink:type="simple" xlink:href="https://es.fiverr.com/categories/graphics-design/game-design/props-objects-design" text:style-name="Internet_20_link" text:visited-style-name="Visited_20_Internet_20_Link">- Utilería y objetos</text:a> </text:p>
        </text:list-item>
        <text:list-item>
          <text:p text:style-name="P32"><text:a xlink:type="simple" xlink:href="https://es.fiverr.com/categories/graphics-design/game-design/backgrounds-environments-design" text:style-name="Internet_20_link" text:visited-style-name="Visited_20_Internet_20_Link">- Fondos y entornos</text:a> </text:p>
        </text:list-item>
        <text:list-item>
          <text:p text:style-name="P32"><text:a xlink:type="simple" xlink:href="https://es.fiverr.com/categories/graphics-design/game-design/ui-ux" text:style-name="Internet_20_link" text:visited-style-name="Visited_20_Internet_20_Link">- UI y UX</text:a> </text:p>
        </text:list-item>
        <text:list-item>
          <text:p text:style-name="P32"><text:a xlink:type="simple" xlink:href="https://es.fiverr.com/categories/graphics-design/graphics-for-streamers" text:style-name="Internet_20_link" text:visited-style-name="Visited_20_Internet_20_Link">Artes gráficas para Streamers</text:a> </text:p>
        </text:list-item>
        <text:list-item>
          <text:p text:style-name="P32"><text:a xlink:type="simple" xlink:href="https://es.fiverr.com/categories/graphics-design/sample-business-cards-design" text:style-name="Internet_20_link" text:visited-style-name="Visited_20_Internet_20_Link">Tarjetas de presentación y papelería</text:a> </text:p>
        </text:list-item>
        <text:list-item>
          <text:p text:style-name="P32"><text:a xlink:type="simple" xlink:href="https://es.fiverr.com/categories/graphics-design/digital-illustration" text:style-name="Internet_20_link" text:visited-style-name="Visited_20_Internet_20_Link">Ilustraciones</text:a> </text:p>
        </text:list-item>
        <text:list-item>
          <text:p text:style-name="P32"><text:a xlink:type="simple" xlink:href="https://es.fiverr.com/categories/graphics-design/brochure-design" text:style-name="Internet_20_link" text:visited-style-name="Visited_20_Internet_20_Link">Diseño de folletos</text:a> </text:p>
        </text:list-item>
        <text:list-item>
          <text:p text:style-name="P32"><text:a xlink:type="simple" xlink:href="https://es.fiverr.com/categories/graphics-design/poster-design" text:style-name="Internet_20_link" text:visited-style-name="Visited_20_Internet_20_Link">Diseño de pósteres</text:a> </text:p>
        </text:list-item>
        <text:list-item>
          <text:p text:style-name="P32"><text:a xlink:type="simple" xlink:href="https://es.fiverr.com/categories/graphics-design/flyer-design" text:style-name="Internet_20_link" text:visited-style-name="Visited_20_Internet_20_Link">Diseño de flyers</text:a> </text:p>
        </text:list-item>
        <text:list-item>
          <text:p text:style-name="P32"><text:a xlink:type="simple" xlink:href="https://es.fiverr.com/categories/graphics-design/book-design" text:style-name="Internet_20_link" text:visited-style-name="Visited_20_Internet_20_Link">Diseño de libros</text:a> </text:p>
        </text:list-item>
        <text:list-item>
          <text:p text:style-name="P32"><text:a xlink:type="simple" xlink:href="https://es.fiverr.com/categories/graphics-design/book-design/layout" text:style-name="Internet_20_link" text:visited-style-name="Visited_20_Internet_20_Link">- Diseño y composición de libros</text:a> </text:p>
        </text:list-item>
        <text:list-item>
          <text:p text:style-name="P32"><text:a xlink:type="simple" xlink:href="https://es.fiverr.com/categories/graphics-design/book-design/cover" text:style-name="Internet_20_link" text:visited-style-name="Visited_20_Internet_20_Link">- Diseño de portadas de libros</text:a> </text:p>
        </text:list-item>
        <text:list-item>
          <text:p text:style-name="P32"><text:a xlink:type="simple" xlink:href="https://es.fiverr.com/categories/graphics-design/album-cover-design" text:style-name="Internet_20_link" text:visited-style-name="Visited_20_Internet_20_Link">Diseño de portada de álbumes</text:a> </text:p>
        </text:list-item>
        <text:list-item>
          <text:p text:style-name="P32"><text:a xlink:type="simple" xlink:href="https://es.fiverr.com/categories/graphics-design/podcast-cover-art" text:style-name="Internet_20_link" text:visited-style-name="Visited_20_Internet_20_Link">Diseño de portada para pódcast</text:a> </text:p>
        </text:list-item>
        <text:list-item>
          <text:p text:style-name="P32"><text:a xlink:type="simple" xlink:href="https://es.fiverr.com/categories/graphics-design/product-packaging-design" text:style-name="Internet_20_link" text:visited-style-name="Visited_20_Internet_20_Link">Diseño de packaging</text:a> </text:p>
        </text:list-item>
        <text:list-item>
          <text:p text:style-name="P32"><text:a xlink:type="simple" xlink:href="https://es.fiverr.com/categories/graphics-design/storyboards" text:style-name="Internet_20_link" text:visited-style-name="Visited_20_Internet_20_Link">Storyboards</text:a> </text:p>
        </text:list-item>
        <text:list-item>
          <text:p text:style-name="P32"><text:a xlink:type="simple" xlink:href="https://es.fiverr.com/categories/graphics-design/web-plus-mobile-design" text:style-name="Internet_20_link" text:visited-style-name="Visited_20_Internet_20_Link">Diseño web y móvil</text:a> </text:p>
        </text:list-item>
        <text:list-item>
          <text:p text:style-name="P32"><text:a xlink:type="simple" xlink:href="https://es.fiverr.com/categories/graphics-design/web-plus-mobile-design/wireframe-ux" text:style-name="Internet_20_link" text:visited-style-name="Visited_20_Internet_20_Link">- Wireframe UX</text:a> </text:p>
        </text:list-item>
        <text:list-item>
          <text:p text:style-name="P32"><text:a xlink:type="simple" xlink:href="https://es.fiverr.com/categories/graphics-design/web-plus-mobile-design/graphic-ui" text:style-name="Internet_20_link" text:visited-style-name="Visited_20_Internet_20_Link">- IU gráfica</text:a> </text:p>
        </text:list-item>
        <text:list-item>
          <text:p text:style-name="P32"><text:a xlink:type="simple" xlink:href="https://es.fiverr.com/categories/graphics-design/web-plus-mobile-design/icons-buttons" text:style-name="Internet_20_link" text:visited-style-name="Visited_20_Internet_20_Link">- Íconos y botones</text:a> </text:p>
        </text:list-item>
        <text:list-item>
          <text:p text:style-name="P32"><text:a xlink:type="simple" xlink:href="https://es.fiverr.com/categories/graphics-design/social-media-design" text:style-name="Internet_20_link" text:visited-style-name="Visited_20_Internet_20_Link">Diseño para medios sociales</text:a> </text:p>
        </text:list-item>
        <text:list-item>
          <text:p text:style-name="P32"><text:a xlink:type="simple" xlink:href="https://es.fiverr.com/categories/graphics-design/postcard-design" text:style-name="Internet_20_link" text:visited-style-name="Visited_20_Internet_20_Link">Diseño de postales</text:a> </text:p>
        </text:list-item>
        <text:list-item>
          <text:p text:style-name="P32"><text:a xlink:type="simple" xlink:href="https://es.fiverr.com/categories/graphics-design/catalog-design" text:style-name="Internet_20_link" text:visited-style-name="Visited_20_Internet_20_Link">Diseño de catálogos</text:a> </text:p>
        </text:list-item>
        <text:list-item>
          <text:p text:style-name="P32"><text:a xlink:type="simple" xlink:href="https://es.fiverr.com/categories/graphics-design/menu-design" text:style-name="Internet_20_link" text:visited-style-name="Visited_20_Internet_20_Link">Diseño de menús</text:a> </text:p>
        </text:list-item>
        <text:list-item>
          <text:p text:style-name="P32"><text:a xlink:type="simple" xlink:href="https://es.fiverr.com/categories/graphics-design/invitations" text:style-name="Internet_20_link" text:visited-style-name="Visited_20_Internet_20_Link">Diseño de invitaciones</text:a> </text:p>
        </text:list-item>
        <text:list-item>
          <text:p text:style-name="P32"><text:a xlink:type="simple" xlink:href="https://es.fiverr.com/categories/graphics-design/portraits-and-caricatures" text:style-name="Internet_20_link" text:visited-style-name="Visited_20_Internet_20_Link">Retratos y caricaturas</text:a> </text:p>
        </text:list-item>
        <text:list-item>
          <text:p text:style-name="P32"><text:a xlink:type="simple" xlink:href="https://es.fiverr.com/categories/graphics-design/cartoons-and-comics" text:style-name="Internet_20_link" text:visited-style-name="Visited_20_Internet_20_Link">Dibujos animados y cómics</text:a> </text:p>
        </text:list-item>
        <text:list-item>
          <text:p text:style-name="P32"><text:a xlink:type="simple" xlink:href="https://es.fiverr.com/categories/graphics-design/tattoo-design" text:style-name="Internet_20_link" text:visited-style-name="Visited_20_Internet_20_Link">Diseño de tatuajes</text:a> </text:p>
        </text:list-item>
        <text:list-item>
          <text:p text:style-name="P32"><text:a xlink:type="simple" xlink:href="https://es.fiverr.com/categories/graphics-design/banner-ads" text:style-name="Internet_20_link" text:visited-style-name="Visited_20_Internet_20_Link">Banners publicitarios</text:a> </text:p>
        </text:list-item>
        <text:list-item>
          <text:p text:style-name="P32"><text:a xlink:type="simple" xlink:href="https://es.fiverr.com/categories/graphics-design/buy-photos-online-photoshopping" text:style-name="Internet_20_link" text:visited-style-name="Visited_20_Internet_20_Link">Edición con Photoshop</text:a> </text:p>
        </text:list-item>
        <text:list-item>
          <text:p text:style-name="P32"><text:a xlink:type="simple" xlink:href="https://es.fiverr.com/categories/graphics-design/architectural-design-services" text:style-name="Internet_20_link" text:visited-style-name="Visited_20_Internet_20_Link">Arquitectura y diseño de interiores</text:a> </text:p>
        </text:list-item>
        <text:list-item>
          <text:p text:style-name="P32"><text:a xlink:type="simple" xlink:href="https://es.fiverr.com/categories/graphics-design/architectural-design-services/diagrams-mapping" text:style-name="Internet_20_link" text:visited-style-name="Visited_20_Internet_20_Link">- Diagramas y mapeo</text:a> </text:p>
        </text:list-item>
        <text:list-item>
          <text:p text:style-name="P32"><text:a xlink:type="simple" xlink:href="https://es.fiverr.com/categories/graphics-design/architectural-design-services/virtual-staging" text:style-name="Internet_20_link" text:visited-style-name="Visited_20_Internet_20_Link">- Presentación virtual</text:a> </text:p>
        </text:list-item>
        <text:list-item>
          <text:p text:style-name="P32"><text:a xlink:type="simple" xlink:href="https://es.fiverr.com/categories/graphics-design/architectural-design-services/planning" text:style-name="Internet_20_link" text:visited-style-name="Visited_20_Internet_20_Link">- Planificación y diseño </text:a></text:p>
        </text:list-item>
        <text:list-item>
          <text:p text:style-name="P32"><text:a xlink:type="simple" xlink:href="https://es.fiverr.com/categories/graphics-design/architectural-design-services/rendering-modeling" text:style-name="Internet_20_link" text:visited-style-name="Visited_20_Internet_20_Link">- Modelado y renderizado 3D</text:a> </text:p>
        </text:list-item>
        <text:list-item>
          <text:p text:style-name="P32"><text:a xlink:type="simple" xlink:href="https://es.fiverr.com/categories/graphics-design/architectural-design-services/2d-drawings" text:style-name="Internet_20_link" text:visited-style-name="Visited_20_Internet_20_Link">- Dibujos 2D y planos de plantas</text:a> </text:p>
        </text:list-item>
        <text:list-item>
          <text:p text:style-name="P32"><text:a xlink:type="simple" xlink:href="https://es.fiverr.com/categories/graphics-design/landscape-design" text:style-name="Internet_20_link" text:visited-style-name="Visited_20_Internet_20_Link">Paisajismo</text:a> </text:p>
        </text:list-item>
        <text:list-item>
          <text:p text:style-name="P32"><text:a xlink:type="simple" xlink:href="https://es.fiverr.com/categories/graphics-design/landscape-design/planning" text:style-name="Internet_20_link" text:visited-style-name="Visited_20_Internet_20_Link">- Planificación y diseño </text:a></text:p>
        </text:list-item>
        <text:list-item>
          <text:p text:style-name="P32"><text:a xlink:type="simple" xlink:href="https://es.fiverr.com/categories/graphics-design/landscape-design/3d-modeling-rendering" text:style-name="Internet_20_link" text:visited-style-name="Visited_20_Internet_20_Link">- Modelado y renderizado 3D</text:a> </text:p>
        </text:list-item>
        <text:list-item>
          <text:p text:style-name="P32"><text:a xlink:type="simple" xlink:href="https://es.fiverr.com/categories/graphics-design/landscape-design/2d-drawing" text:style-name="Internet_20_link" text:visited-style-name="Visited_20_Internet_20_Link">- Dibujos 2D y planos del sitio</text:a> </text:p>
        </text:list-item>
        <text:list-item>
          <text:p text:style-name="P32"><text:soft-page-break/><text:a xlink:type="simple" xlink:href="https://es.fiverr.com/categories/graphics-design/bim-services" text:style-name="Internet_20_link" text:visited-style-name="Visited_20_Internet_20_Link">Modelado de información para la construcción (BIM)</text:a> </text:p>
        </text:list-item>
        <text:list-item>
          <text:p text:style-name="P32"><text:a xlink:type="simple" xlink:href="https://es.fiverr.com/categories/graphics-design/bim-services/4d-simulation" text:style-name="Internet_20_link" text:visited-style-name="Visited_20_Internet_20_Link">- Simulación de construcción BIM 4D</text:a> </text:p>
        </text:list-item>
        <text:list-item>
          <text:p text:style-name="P32"><text:a xlink:type="simple" xlink:href="https://es.fiverr.com/categories/graphics-design/bim-services/training" text:style-name="Internet_20_link" text:visited-style-name="Visited_20_Internet_20_Link">- Capacitación e implementación BIM en línea</text:a> </text:p>
        </text:list-item>
        <text:list-item>
          <text:p text:style-name="P32"><text:a xlink:type="simple" xlink:href="https://es.fiverr.com/categories/graphics-design/bim-services/family-creation" text:style-name="Internet_20_link" text:visited-style-name="Visited_20_Internet_20_Link">- Creación de familias BIM</text:a> </text:p>
        </text:list-item>
        <text:list-item>
          <text:p text:style-name="P32"><text:a xlink:type="simple" xlink:href="https://es.fiverr.com/categories/graphics-design/bim-services/coordination" text:style-name="Internet_20_link" text:visited-style-name="Visited_20_Internet_20_Link">- Coordinación y detección de conflictos en modelos BIM</text:a> </text:p>
        </text:list-item>
        <text:list-item>
          <text:p text:style-name="P32"><text:a xlink:type="simple" xlink:href="https://es.fiverr.com/categories/graphics-design/bim-services/3d-modeling" text:style-name="Internet_20_link" text:visited-style-name="Visited_20_Internet_20_Link">- Modelado BIM en 3D</text:a> </text:p>
        </text:list-item>
        <text:list-item>
          <text:p text:style-name="P32"><text:a xlink:type="simple" xlink:href="https://es.fiverr.com/categories/graphics-design/character-modeling" text:style-name="Internet_20_link" text:visited-style-name="Visited_20_Internet_20_Link">Modelado de personajes</text:a> </text:p>
        </text:list-item>
        <text:list-item>
          <text:p text:style-name="P32"><text:a xlink:type="simple" xlink:href="https://es.fiverr.com/categories/graphics-design/product-design-services" text:style-name="Internet_20_link" text:visited-style-name="Visited_20_Internet_20_Link">Modelos 3D y diseño de producto</text:a> </text:p>
        </text:list-item>
        <text:list-item>
          <text:p text:style-name="P32"><text:a xlink:type="simple" xlink:href="https://es.fiverr.com/categories/graphics-design/t-shirts" text:style-name="Internet_20_link" text:visited-style-name="Visited_20_Internet_20_Link">Camisetas y artículos de promoción</text:a> </text:p>
        </text:list-item>
        <text:list-item>
          <text:p text:style-name="P32"><text:a xlink:type="simple" xlink:href="https://es.fiverr.com/categories/graphics-design/presentations-design" text:style-name="Internet_20_link" text:visited-style-name="Visited_20_Internet_20_Link">Diseño de presentaciones</text:a> </text:p>
        </text:list-item>
        <text:list-item>
          <text:p text:style-name="P32"><text:a xlink:type="simple" xlink:href="https://es.fiverr.com/categories/graphics-design/infographics-design" text:style-name="Internet_20_link" text:visited-style-name="Visited_20_Internet_20_Link">Diseño de infografías</text:a> </text:p>
        </text:list-item>
        <text:list-item>
          <text:p text:style-name="P32"><text:a xlink:type="simple" xlink:href="https://es.fiverr.com/categories/graphics-design/car-wrap-design" text:style-name="Internet_20_link" text:visited-style-name="Visited_20_Internet_20_Link">Vinilos para vehículos</text:a> </text:p>
        </text:list-item>
        <text:list-item>
          <text:p text:style-name="P32"><text:a xlink:type="simple" xlink:href="https://es.fiverr.com/categories/graphics-design/vector-tracing" text:style-name="Internet_20_link" text:visited-style-name="Visited_20_Internet_20_Link">Vectorización</text:a> </text:p>
        </text:list-item>
        <text:list-item>
          <text:p text:style-name="P16"><text:a xlink:type="simple" xlink:href="https://es.fiverr.com/categories/graphics-design/graphics-services" text:style-name="Internet_20_link" text:visited-style-name="Visited_20_Internet_20_Link">Otros</text:a> </text:p>
        </text:list-item>
      </text:list>
      <text:list xml:id="list716460080" text:style-name="L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h text:style-name="P1" text:outline-level="5"><text:a xlink:type="simple" xlink:href="https://es.fiverr.com/categories/writing-translation" text:style-name="Internet_20_link" text:visited-style-name="Visited_20_Internet_20_Link">Redacción y traducción</text:a>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33"><text:a xlink:type="simple" xlink:href="https://es.fiverr.com/categories/writing-translation/articles-blogposts" text:style-name="Internet_20_link" text:visited-style-name="Visited_20_Internet_20_Link">Artículos y publicaciones para blog</text:a> </text:p>
        </text:list-item>
        <text:list-item>
          <text:p text:style-name="P33"><text:a xlink:type="simple" xlink:href="https://es.fiverr.com/categories/writing-translation/resume-writing" text:style-name="Internet_20_link" text:visited-style-name="Visited_20_Internet_20_Link">Redacción de currículums</text:a> </text:p>
        </text:list-item>
        <text:list-item>
          <text:p text:style-name="P33"><text:a xlink:type="simple" xlink:href="https://es.fiverr.com/categories/writing-translation/proofreading-editing" text:style-name="Internet_20_link" text:visited-style-name="Visited_20_Internet_20_Link">Corrección y edición de textos</text:a> </text:p>
        </text:list-item>
        <text:list-item>
          <text:p text:style-name="P33"><text:a xlink:type="simple" xlink:href="https://es.fiverr.com/categories/writing-translation/tone-of-voice" text:style-name="Internet_20_link" text:visited-style-name="Visited_20_Internet_20_Link">Tono de voz de la marca</text:a> </text:p>
        </text:list-item>
        <text:list-item>
          <text:p text:style-name="P33"><text:a xlink:type="simple" xlink:href="https://es.fiverr.com/categories/writing-translation/technical-writing-services" text:style-name="Internet_20_link" text:visited-style-name="Visited_20_Internet_20_Link">Escritura técnica</text:a> </text:p>
        </text:list-item>
        <text:list-item>
          <text:p text:style-name="P33"><text:a xlink:type="simple" xlink:href="https://es.fiverr.com/categories/writing-translation/quality-translation-services" text:style-name="Internet_20_link" text:visited-style-name="Visited_20_Internet_20_Link">Traducción</text:a> </text:p>
        </text:list-item>
        <text:list-item>
          <text:p text:style-name="P33"><text:a xlink:type="simple" xlink:href="https://es.fiverr.com/categories/writing-translation/white-papers" text:style-name="Internet_20_link" text:visited-style-name="Visited_20_Internet_20_Link">Documentación informativa</text:a> </text:p>
        </text:list-item>
        <text:list-item>
          <text:p text:style-name="P33"><text:a xlink:type="simple" xlink:href="https://es.fiverr.com/categories/writing-translation/ux-writing" text:style-name="Internet_20_link" text:visited-style-name="Visited_20_Internet_20_Link">UX Writing</text:a> </text:p>
        </text:list-item>
        <text:list-item>
          <text:p text:style-name="P33"><text:a xlink:type="simple" xlink:href="https://es.fiverr.com/categories/writing-translation/podcast" text:style-name="Internet_20_link" text:visited-style-name="Visited_20_Internet_20_Link">Redacción de pódcast</text:a> </text:p>
        </text:list-item>
        <text:list-item>
          <text:p text:style-name="P33"><text:a xlink:type="simple" xlink:href="https://es.fiverr.com/categories/writing-translation/podcast/content-creation" text:style-name="Internet_20_link" text:visited-style-name="Visited_20_Internet_20_Link">- Contenido de pódcast</text:a> </text:p>
        </text:list-item>
        <text:list-item>
          <text:p text:style-name="P33"><text:a xlink:type="simple" xlink:href="https://es.fiverr.com/categories/writing-translation/podcast/show-notes" text:style-name="Internet_20_link" text:visited-style-name="Visited_20_Internet_20_Link">- Notas del programa de pódcast</text:a> </text:p>
        </text:list-item>
        <text:list-item>
          <text:p text:style-name="P33"><text:a xlink:type="simple" xlink:href="https://es.fiverr.com/categories/writing-translation/case-study-writing" text:style-name="Internet_20_link" text:visited-style-name="Visited_20_Internet_20_Link">Estudio de casos</text:a> </text:p>
        </text:list-item>
        <text:list-item>
          <text:p text:style-name="P33"><text:a xlink:type="simple" xlink:href="https://es.fiverr.com/categories/writing-translation/cover-letter-services" text:style-name="Internet_20_link" text:visited-style-name="Visited_20_Internet_20_Link">Cartas de presentación</text:a> </text:p>
        </text:list-item>
        <text:list-item>
          <text:p text:style-name="P33"><text:a xlink:type="simple" xlink:href="https://es.fiverr.com/categories/writing-translation/linkedin-profile-services" text:style-name="Internet_20_link" text:visited-style-name="Visited_20_Internet_20_Link">Perfiles de LinkedIn</text:a> </text:p>
        </text:list-item>
        <text:list-item>
          <text:p text:style-name="P33"><text:a xlink:type="simple" xlink:href="https://es.fiverr.com/categories/writing-translation/social-media-copywriting" text:style-name="Internet_20_link" text:visited-style-name="Visited_20_Internet_20_Link">Texto para medios sociales</text:a> </text:p>
        </text:list-item>
        <text:list-item>
          <text:p text:style-name="P33"><text:a xlink:type="simple" xlink:href="https://es.fiverr.com/categories/writing-translation/sales-copy" text:style-name="Internet_20_link" text:visited-style-name="Visited_20_Internet_20_Link">Texto para ventas</text:a> </text:p>
        </text:list-item>
        <text:list-item>
          <text:p text:style-name="P33"><text:a xlink:type="simple" xlink:href="https://es.fiverr.com/categories/writing-translation/writing-press-releases" text:style-name="Internet_20_link" text:visited-style-name="Visited_20_Internet_20_Link">Comunicados de prensa</text:a> </text:p>
        </text:list-item>
        <text:list-item>
          <text:p text:style-name="P33"><text:a xlink:type="simple" xlink:href="https://es.fiverr.com/categories/writing-translation/research-summaries" text:style-name="Internet_20_link" text:visited-style-name="Visited_20_Internet_20_Link">Investigación y resúmenes</text:a> </text:p>
        </text:list-item>
        <text:list-item>
          <text:p text:style-name="P33"><text:a xlink:type="simple" xlink:href="https://es.fiverr.com/categories/writing-translation/transcription" text:style-name="Internet_20_link" text:visited-style-name="Visited_20_Internet_20_Link">Transcripciones</text:a> </text:p>
        </text:list-item>
        <text:list-item>
          <text:p text:style-name="P33"><text:a xlink:type="simple" xlink:href="https://es.fiverr.com/categories/writing-translation/legal-writing" text:style-name="Internet_20_link" text:visited-style-name="Visited_20_Internet_20_Link">Redacción jurídica</text:a> </text:p>
        </text:list-item>
        <text:list-item>
          <text:p text:style-name="P33"><text:a xlink:type="simple" xlink:href="https://es.fiverr.com/categories/writing-translation/product-description" text:style-name="Internet_20_link" text:visited-style-name="Visited_20_Internet_20_Link">Descripciones de productos</text:a> </text:p>
        </text:list-item>
        <text:list-item>
          <text:p text:style-name="P33"><text:a xlink:type="simple" xlink:href="https://es.fiverr.com/categories/writing-translation/website-content" text:style-name="Internet_20_link" text:visited-style-name="Visited_20_Internet_20_Link">Contenido para sitios web</text:a> </text:p>
        </text:list-item>
        <text:list-item>
          <text:p text:style-name="P33"><text:a xlink:type="simple" xlink:href="https://es.fiverr.com/categories/writing-translation/business-names-and-slogans" text:style-name="Internet_20_link" text:visited-style-name="Visited_20_Internet_20_Link">Nombres comerciales y eslóganes</text:a> </text:p>
        </text:list-item>
        <text:list-item>
          <text:p text:style-name="P33"><text:a xlink:type="simple" xlink:href="https://es.fiverr.com/categories/writing-translation/script-writing" text:style-name="Internet_20_link" text:visited-style-name="Visited_20_Internet_20_Link">Redacción de guiones</text:a> </text:p>
        </text:list-item>
        <text:list-item>
          <text:p text:style-name="P33"><text:a xlink:type="simple" xlink:href="https://es.fiverr.com/categories/writing-translation/script-writing/webinar-script" text:style-name="Internet_20_link" text:visited-style-name="Visited_20_Internet_20_Link">- Seminarios web</text:a> </text:p>
        </text:list-item>
        <text:list-item>
          <text:p text:style-name="P33"><text:a xlink:type="simple" xlink:href="https://es.fiverr.com/categories/writing-translation/script-writing/cold-call-script" text:style-name="Internet_20_link" text:visited-style-name="Visited_20_Internet_20_Link">- Llamadas en frío</text:a> </text:p>
        </text:list-item>
        <text:list-item>
          <text:p text:style-name="P33"><text:a xlink:type="simple" xlink:href="https://es.fiverr.com/categories/writing-translation/script-writing/audio-script" text:style-name="Internet_20_link" text:visited-style-name="Visited_20_Internet_20_Link">- Anuncios de audio</text:a> </text:p>
        </text:list-item>
        <text:list-item>
          <text:p text:style-name="P33"><text:a xlink:type="simple" xlink:href="https://es.fiverr.com/categories/writing-translation/script-writing/script-coverage" text:style-name="Internet_20_link" text:visited-style-name="Visited_20_Internet_20_Link">- Cobertura de guiones</text:a> </text:p>
        </text:list-item>
        <text:list-item>
          <text:p text:style-name="P33"><text:a xlink:type="simple" xlink:href="https://es.fiverr.com/categories/writing-translation/script-writing/tv-and-movie-scripts" text:style-name="Internet_20_link" text:visited-style-name="Visited_20_Internet_20_Link">- Guiones de cine y TV</text:a> </text:p>
        </text:list-item>
        <text:list-item>
          <text:p text:style-name="P33"><text:a xlink:type="simple" xlink:href="https://es.fiverr.com/categories/writing-translation/script-writing/video-script" text:style-name="Internet_20_link" text:visited-style-name="Visited_20_Internet_20_Link">- Videos promocionales</text:a> </text:p>
        </text:list-item>
        <text:list-item>
          <text:p text:style-name="P33"><text:soft-page-break/><text:a xlink:type="simple" xlink:href="https://es.fiverr.com/categories/writing-translation/book-and-ebook-writing" text:style-name="Internet_20_link" text:visited-style-name="Visited_20_Internet_20_Link">Redacción de libros y libros electrónicos</text:a> </text:p>
        </text:list-item>
        <text:list-item>
          <text:p text:style-name="P33"><text:a xlink:type="simple" xlink:href="https://es.fiverr.com/categories/writing-translation/book-and-ebook-writing/short-stories" text:style-name="Internet_20_link" text:visited-style-name="Visited_20_Internet_20_Link">- Cuentos cortos</text:a> </text:p>
        </text:list-item>
        <text:list-item>
          <text:p text:style-name="P33"><text:a xlink:type="simple" xlink:href="https://es.fiverr.com/categories/writing-translation/book-and-ebook-writing/book-proposal" text:style-name="Internet_20_link" text:visited-style-name="Visited_20_Internet_20_Link">- Propuestas de libros</text:a> </text:p>
        </text:list-item>
        <text:list-item>
          <text:p text:style-name="P33"><text:a xlink:type="simple" xlink:href="https://es.fiverr.com/categories/writing-translation/book-and-ebook-writing/book-blurb" text:style-name="Internet_20_link" text:visited-style-name="Visited_20_Internet_20_Link">- Contratapas de libros</text:a> </text:p>
        </text:list-item>
        <text:list-item>
          <text:p text:style-name="P33"><text:a xlink:type="simple" xlink:href="https://es.fiverr.com/categories/writing-translation/book-and-ebook-writing/ghostwriting" text:style-name="Internet_20_link" text:visited-style-name="Visited_20_Internet_20_Link">- Escritura fantasma</text:a> </text:p>
        </text:list-item>
        <text:list-item>
          <text:p text:style-name="P33"><text:a xlink:type="simple" xlink:href="https://es.fiverr.com/categories/writing-translation/email-copy" text:style-name="Internet_20_link" text:visited-style-name="Visited_20_Internet_20_Link">Texto para correos electrónicos</text:a> </text:p>
        </text:list-item>
        <text:list-item>
          <text:p text:style-name="P33"><text:a xlink:type="simple" xlink:href="https://es.fiverr.com/categories/writing-translation/speech-writing" text:style-name="Internet_20_link" text:visited-style-name="Visited_20_Internet_20_Link">Redacción de discursos</text:a> </text:p>
        </text:list-item>
        <text:list-item>
          <text:p text:style-name="P33"><text:a xlink:type="simple" xlink:href="https://es.fiverr.com/categories/writing-translation/creative-writing" text:style-name="Internet_20_link" text:visited-style-name="Visited_20_Internet_20_Link">Escritura creativa</text:a> </text:p>
        </text:list-item>
        <text:list-item>
          <text:p text:style-name="P33"><text:a xlink:type="simple" xlink:href="https://es.fiverr.com/categories/writing-translation/creative-writing/video-game-writing" text:style-name="Internet_20_link" text:visited-style-name="Visited_20_Internet_20_Link">- Escritura de juegos</text:a> </text:p>
        </text:list-item>
        <text:list-item>
          <text:p text:style-name="P33"><text:a xlink:type="simple" xlink:href="https://es.fiverr.com/categories/writing-translation/creative-writing/poetry-writing" text:style-name="Internet_20_link" text:visited-style-name="Visited_20_Internet_20_Link">- Poesía</text:a> </text:p>
        </text:list-item>
        <text:list-item>
          <text:p text:style-name="P33"><text:a xlink:type="simple" xlink:href="https://es.fiverr.com/categories/writing-translation/creative-writing/lyric-writing" text:style-name="Internet_20_link" text:visited-style-name="Visited_20_Internet_20_Link">- Letras de canciones</text:a> </text:p>
        </text:list-item>
        <text:list-item>
          <text:p text:style-name="P33"><text:a xlink:type="simple" xlink:href="https://es.fiverr.com/categories/writing-translation/creative-writing/letter-writing" text:style-name="Internet_20_link" text:visited-style-name="Visited_20_Internet_20_Link">- Cartas</text:a> </text:p>
        </text:list-item>
        <text:list-item>
          <text:p text:style-name="P33"><text:a xlink:type="simple" xlink:href="https://es.fiverr.com/categories/writing-translation/beta-reader" text:style-name="Internet_20_link" text:visited-style-name="Visited_20_Internet_20_Link">Lector beta</text:a> </text:p>
        </text:list-item>
        <text:list-item>
          <text:p text:style-name="P17"><text:a xlink:type="simple" xlink:href="https://es.fiverr.com/categories/writing-translation/writing-services" text:style-name="Internet_20_link" text:visited-style-name="Visited_20_Internet_20_Link">Otros</text:a> </text:p>
        </text:list-item>
      </text:list>
      <text:list xml:id="list1126867252" text:style-name="L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h text:style-name="P2" text:outline-level="5"><text:a xlink:type="simple" xlink:href="https://es.fiverr.com/categories/video-animation" text:style-name="Internet_20_link" text:visited-style-name="Visited_20_Internet_20_Link">Video y animación</text:a>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34"><text:a xlink:type="simple" xlink:href="https://es.fiverr.com/categories/video-animation/whiteboard-explainer-videos" text:style-name="Internet_20_link" text:visited-style-name="Visited_20_Internet_20_Link">Explicaciones animadas y en Whiteboard</text:a> </text:p>
        </text:list-item>
        <text:list-item>
          <text:p text:style-name="P34"><text:a xlink:type="simple" xlink:href="https://es.fiverr.com/categories/video-animation/video-editing" text:style-name="Internet_20_link" text:visited-style-name="Visited_20_Internet_20_Link">Edición de videos</text:a> </text:p>
        </text:list-item>
        <text:list-item>
          <text:p text:style-name="P34"><text:a xlink:type="simple" xlink:href="https://es.fiverr.com/categories/video-animation/short-video-ads" text:style-name="Internet_20_link" text:visited-style-name="Visited_20_Internet_20_Link">Anuncios de video breves</text:a> </text:p>
        </text:list-item>
        <text:list-item>
          <text:p text:style-name="P34"><text:a xlink:type="simple" xlink:href="https://es.fiverr.com/categories/video-animation/animated-gifs" text:style-name="Internet_20_link" text:visited-style-name="Visited_20_Internet_20_Link">GIF animados</text:a> </text:p>
        </text:list-item>
        <text:list-item>
          <text:p text:style-name="P34"><text:a xlink:type="simple" xlink:href="https://es.fiverr.com/categories/video-animation/logo-animation-services" text:style-name="Internet_20_link" text:visited-style-name="Visited_20_Internet_20_Link">Animación de logos</text:a> </text:p>
        </text:list-item>
        <text:list-item>
          <text:p text:style-name="P34"><text:a xlink:type="simple" xlink:href="https://es.fiverr.com/categories/video-animation/video-intro-and-outro" text:style-name="Internet_20_link" text:visited-style-name="Visited_20_Internet_20_Link">Intros y outros</text:a> </text:p>
        </text:list-item>
        <text:list-item>
          <text:p text:style-name="P34"><text:a xlink:type="simple" xlink:href="https://es.fiverr.com/categories/video-animation/animated-characters-modeling" text:style-name="Internet_20_link" text:visited-style-name="Visited_20_Internet_20_Link">Animación de personajes</text:a> </text:p>
        </text:list-item>
        <text:list-item>
          <text:p text:style-name="P34"><text:a xlink:type="simple" xlink:href="https://es.fiverr.com/categories/video-animation/3d-product-animation" text:style-name="Internet_20_link" text:visited-style-name="Visited_20_Internet_20_Link">Animación de productos en 3D</text:a> </text:p>
        </text:list-item>
        <text:list-item>
          <text:p text:style-name="P34"><text:a xlink:type="simple" xlink:href="https://es.fiverr.com/categories/video-animation/lyric-music-videos" text:style-name="Internet_20_link" text:visited-style-name="Visited_20_Internet_20_Link">Vídeos de música y letras de canciones</text:a> </text:p>
        </text:list-item>
        <text:list-item>
          <text:p text:style-name="P34"><text:a xlink:type="simple" xlink:href="https://es.fiverr.com/categories/video-animation/animation-for-kids" text:style-name="Internet_20_link" text:visited-style-name="Visited_20_Internet_20_Link">Animación para niños</text:a> </text:p>
        </text:list-item>
        <text:list-item>
          <text:p text:style-name="P34"><text:a xlink:type="simple" xlink:href="https://es.fiverr.com/categories/video-animation/animation-for-streamers" text:style-name="Internet_20_link" text:visited-style-name="Visited_20_Internet_20_Link">Animación para Streamers</text:a> </text:p>
        </text:list-item>
        <text:list-item>
          <text:p text:style-name="P34"><text:a xlink:type="simple" xlink:href="https://es.fiverr.com/categories/video-animation/live-action-videos" text:style-name="Internet_20_link" text:visited-style-name="Visited_20_Internet_20_Link">Explicaciones con imágenes reales</text:a> </text:p>
        </text:list-item>
        <text:list-item>
          <text:p text:style-name="P34"><text:a xlink:type="simple" xlink:href="https://es.fiverr.com/categories/video-animation/buy-spokesperson-video" text:style-name="Internet_20_link" text:visited-style-name="Visited_20_Internet_20_Link">Videos de presentadores</text:a> </text:p>
        </text:list-item>
        <text:list-item>
          <text:p text:style-name="P34"><text:a xlink:type="simple" xlink:href="https://es.fiverr.com/categories/video-animation/subtitles-captions" text:style-name="Internet_20_link" text:visited-style-name="Visited_20_Internet_20_Link">Subtítulos y leyendas</text:a> </text:p>
        </text:list-item>
        <text:list-item>
          <text:p text:style-name="P34"><text:a xlink:type="simple" xlink:href="https://es.fiverr.com/categories/video-animation/visual-effects" text:style-name="Internet_20_link" text:visited-style-name="Visited_20_Internet_20_Link">Efectos visuales</text:a> </text:p>
        </text:list-item>
        <text:list-item>
          <text:p text:style-name="P34"><text:a xlink:type="simple" xlink:href="https://es.fiverr.com/categories/video-animation/visual-effects/rotoscoping-keying" text:style-name="Internet_20_link" text:visited-style-name="Visited_20_Internet_20_Link">- Rotoscopia y Key</text:a> </text:p>
        </text:list-item>
        <text:list-item>
          <text:p text:style-name="P34"><text:a xlink:type="simple" xlink:href="https://es.fiverr.com/categories/video-animation/visual-effects/color-grading-color-correction" text:style-name="Internet_20_link" text:visited-style-name="Visited_20_Internet_20_Link">- Escala de colores</text:a> </text:p>
        </text:list-item>
        <text:list-item>
          <text:p text:style-name="P34"><text:a xlink:type="simple" xlink:href="https://es.fiverr.com/categories/video-animation/visual-effects/match-moving" text:style-name="Internet_20_link" text:visited-style-name="Visited_20_Internet_20_Link">- Match moving</text:a> </text:p>
        </text:list-item>
        <text:list-item>
          <text:p text:style-name="P34"><text:a xlink:type="simple" xlink:href="https://es.fiverr.com/categories/video-animation/visual-effects/video-compositing" text:style-name="Internet_20_link" text:visited-style-name="Visited_20_Internet_20_Link">- Composición</text:a> </text:p>
        </text:list-item>
        <text:list-item>
          <text:p text:style-name="P34"><text:a xlink:type="simple" xlink:href="https://es.fiverr.com/categories/video-animation/visual-effects/cleanups" text:style-name="Internet_20_link" text:visited-style-name="Visited_20_Internet_20_Link">- Limpiezas</text:a> </text:p>
        </text:list-item>
        <text:list-item>
          <text:p text:style-name="P34"><text:a xlink:type="simple" xlink:href="https://es.fiverr.com/categories/video-animation/visual-effects/beauty-retouching" text:style-name="Internet_20_link" text:visited-style-name="Visited_20_Internet_20_Link">- Retoque de belleza</text:a> </text:p>
        </text:list-item>
        <text:list-item>
          <text:p text:style-name="P34"><text:a xlink:type="simple" xlink:href="https://es.fiverr.com/categories/video-animation/screencasting-videos" text:style-name="Internet_20_link" text:visited-style-name="Visited_20_Internet_20_Link">Screencasting </text:a></text:p>
        </text:list-item>
        <text:list-item>
          <text:p text:style-name="P34"><text:a xlink:type="simple" xlink:href="https://es.fiverr.com/categories/video-animation/slideshow-videos" text:style-name="Internet_20_link" text:visited-style-name="Visited_20_Internet_20_Link">Videos de diapositivas</text:a> </text:p>
        </text:list-item>
        <text:list-item>
          <text:p text:style-name="P34"><text:a xlink:type="simple" xlink:href="https://es.fiverr.com/categories/video-animation/app-website-previews" text:style-name="Internet_20_link" text:visited-style-name="Visited_20_Internet_20_Link">Vistas previas de aplicaciones y sitios web</text:a> </text:p>
        </text:list-item>
        <text:list-item>
          <text:p text:style-name="P34"><text:a xlink:type="simple" xlink:href="https://es.fiverr.com/categories/video-animation/book-trailers" text:style-name="Internet_20_link" text:visited-style-name="Visited_20_Internet_20_Link">Tráileres para libros</text:a> </text:p>
        </text:list-item>
        <text:list-item>
          <text:p text:style-name="P34"><text:a xlink:type="simple" xlink:href="https://es.fiverr.com/categories/video-animation/real-estate-promos" text:style-name="Internet_20_link" text:visited-style-name="Visited_20_Internet_20_Link">Promociones inmobiliarias</text:a> </text:p>
        </text:list-item>
        <text:list-item>
          <text:p text:style-name="P34"><text:a xlink:type="simple" xlink:href="https://es.fiverr.com/categories/video-animation/game-trailers" text:style-name="Internet_20_link" text:visited-style-name="Visited_20_Internet_20_Link">Tráileres para videojuegos</text:a> </text:p>
        </text:list-item>
        <text:list-item>
          <text:p text:style-name="P34"><text:a xlink:type="simple" xlink:href="https://es.fiverr.com/categories/video-animation/product-photography" text:style-name="Internet_20_link" text:visited-style-name="Visited_20_Internet_20_Link">Fotografía de productos</text:a> </text:p>
        </text:list-item>
        <text:list-item>
          <text:p text:style-name="P34"><text:a xlink:type="simple" xlink:href="https://es.fiverr.com/categories/video-animation/local-photographers" text:style-name="Internet_20_link" text:visited-style-name="Visited_20_Internet_20_Link">Fotógrafos locales</text:a> </text:p>
        </text:list-item>
        <text:list-item>
          <text:p text:style-name="P18"><text:a xlink:type="simple" xlink:href="https://es.fiverr.com/categories/video-animation/video-services" text:style-name="Internet_20_link" text:visited-style-name="Visited_20_Internet_20_Link">Otros</text:a> </text:p>
        </text:list-item>
      </text:list>
      <text:list xml:id="list2451020265" text:style-name="L4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h text:style-name="P3" text:outline-level="5"><text:soft-page-break/><text:a xlink:type="simple" xlink:href="https://es.fiverr.com/categories/music-audio" text:style-name="Internet_20_link" text:visited-style-name="Visited_20_Internet_20_Link">Música y audio</text:a>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35"><text:a xlink:type="simple" xlink:href="https://es.fiverr.com/categories/music-audio/voice-overs" text:style-name="Internet_20_link" text:visited-style-name="Visited_20_Internet_20_Link">Voice over</text:a> </text:p>
        </text:list-item>
        <text:list-item>
          <text:p text:style-name="P35"><text:a xlink:type="simple" xlink:href="https://es.fiverr.com/categories/music-audio/mixing-mastering" text:style-name="Internet_20_link" text:visited-style-name="Visited_20_Internet_20_Link">Mezcla y masterización</text:a> </text:p>
        </text:list-item>
        <text:list-item>
          <text:p text:style-name="P35"><text:a xlink:type="simple" xlink:href="https://es.fiverr.com/categories/music-audio/producers-composers" text:style-name="Internet_20_link" text:visited-style-name="Visited_20_Internet_20_Link">Productores y compositores</text:a> </text:p>
        </text:list-item>
        <text:list-item>
          <text:p text:style-name="P35"><text:a xlink:type="simple" xlink:href="https://es.fiverr.com/categories/music-audio/singers-vocalists" text:style-name="Internet_20_link" text:visited-style-name="Visited_20_Internet_20_Link">Cantantes y vocalistas</text:a> </text:p>
        </text:list-item>
        <text:list-item>
          <text:p text:style-name="P35"><text:a xlink:type="simple" xlink:href="https://es.fiverr.com/categories/music-audio/session-musicians" text:style-name="Internet_20_link" text:visited-style-name="Visited_20_Internet_20_Link">Músicos de sesión</text:a> </text:p>
        </text:list-item>
        <text:list-item>
          <text:p text:style-name="P35"><text:a xlink:type="simple" xlink:href="https://es.fiverr.com/categories/music-audio/songwriters" text:style-name="Internet_20_link" text:visited-style-name="Visited_20_Internet_20_Link">Compositores de canciones</text:a> </text:p>
        </text:list-item>
        <text:list-item>
          <text:p text:style-name="P35"><text:a xlink:type="simple" xlink:href="https://es.fiverr.com/categories/music-audio/podcast-editing" text:style-name="Internet_20_link" text:visited-style-name="Visited_20_Internet_20_Link">Edición de pódcast</text:a> </text:p>
        </text:list-item>
        <text:list-item>
          <text:p text:style-name="P35"><text:a xlink:type="simple" xlink:href="https://es.fiverr.com/categories/music-audio/audiobook-production" text:style-name="Internet_20_link" text:visited-style-name="Visited_20_Internet_20_Link">Producción de audiolibros</text:a> </text:p>
        </text:list-item>
        <text:list-item>
          <text:p text:style-name="P35"><text:a xlink:type="simple" xlink:href="https://es.fiverr.com/categories/music-audio/audio-ads-production" text:style-name="Internet_20_link" text:visited-style-name="Visited_20_Internet_20_Link">Producción de anuncios de audio</text:a> </text:p>
        </text:list-item>
        <text:list-item>
          <text:p text:style-name="P35"><text:a xlink:type="simple" xlink:href="https://es.fiverr.com/categories/music-audio/dialogue-editing" text:style-name="Internet_20_link" text:visited-style-name="Visited_20_Internet_20_Link">Edición de diálogos</text:a> </text:p>
        </text:list-item>
        <text:list-item>
          <text:p text:style-name="P35"><text:a xlink:type="simple" xlink:href="https://es.fiverr.com/categories/music-audio/dialogue-editing/videos-and-films" text:style-name="Internet_20_link" text:visited-style-name="Visited_20_Internet_20_Link">- Videos y películas</text:a> </text:p>
        </text:list-item>
        <text:list-item>
          <text:p text:style-name="P35"><text:a xlink:type="simple" xlink:href="https://es.fiverr.com/categories/music-audio/dialogue-editing/video-games" text:style-name="Internet_20_link" text:visited-style-name="Visited_20_Internet_20_Link">- Videojuegos</text:a> </text:p>
        </text:list-item>
        <text:list-item>
          <text:p text:style-name="P35"><text:a xlink:type="simple" xlink:href="https://es.fiverr.com/categories/music-audio/dialogue-editing/phone-systems-ivr" text:style-name="Internet_20_link" text:visited-style-name="Visited_20_Internet_20_Link">- Sistemas telefónicos e IVR</text:a> </text:p>
        </text:list-item>
        <text:list-item>
          <text:p text:style-name="P35"><text:a xlink:type="simple" xlink:href="https://es.fiverr.com/categories/music-audio/dialogue-editing/radio-ads" text:style-name="Internet_20_link" text:visited-style-name="Visited_20_Internet_20_Link">- Anuncios radiales</text:a> </text:p>
        </text:list-item>
        <text:list-item>
          <text:p text:style-name="P35"><text:a xlink:type="simple" xlink:href="https://es.fiverr.com/categories/music-audio/music-transcription" text:style-name="Internet_20_link" text:visited-style-name="Visited_20_Internet_20_Link">Transcripción de música</text:a> </text:p>
        </text:list-item>
        <text:list-item>
          <text:p text:style-name="P35"><text:a xlink:type="simple" xlink:href="https://es.fiverr.com/categories/music-audio/vocal-tuning" text:style-name="Internet_20_link" text:visited-style-name="Visited_20_Internet_20_Link">Afinación vocal</text:a> </text:p>
        </text:list-item>
        <text:list-item>
          <text:p text:style-name="P35"><text:a xlink:type="simple" xlink:href="https://es.fiverr.com/categories/music-audio/dj-drops-tags" text:style-name="Internet_20_link" text:visited-style-name="Visited_20_Internet_20_Link">DJ Drops y etiquetas</text:a> </text:p>
        </text:list-item>
        <text:list-item>
          <text:p text:style-name="P35"><text:a xlink:type="simple" xlink:href="https://es.fiverr.com/categories/music-audio/jingles-intros" text:style-name="Internet_20_link" text:visited-style-name="Visited_20_Internet_20_Link">Jingles e introducciones</text:a> </text:p>
        </text:list-item>
        <text:list-item>
          <text:p text:style-name="P35"><text:a xlink:type="simple" xlink:href="https://es.fiverr.com/categories/music-audio/jingles-intros/jingles" text:style-name="Internet_20_link" text:visited-style-name="Visited_20_Internet_20_Link">- Jingles</text:a> </text:p>
        </text:list-item>
        <text:list-item>
          <text:p text:style-name="P35"><text:a xlink:type="simple" xlink:href="https://es.fiverr.com/categories/music-audio/jingles-intros/intros-and-outros" text:style-name="Internet_20_link" text:visited-style-name="Visited_20_Internet_20_Link">- Intros y outros</text:a> </text:p>
        </text:list-item>
        <text:list-item>
          <text:p text:style-name="P35"><text:a xlink:type="simple" xlink:href="https://es.fiverr.com/categories/music-audio/sound-effects" text:style-name="Internet_20_link" text:visited-style-name="Visited_20_Internet_20_Link">Efectos de sonido</text:a> </text:p>
        </text:list-item>
        <text:list-item>
          <text:p text:style-name="P19"><text:a xlink:type="simple" xlink:href="https://es.fiverr.com/categories/music-audio/music-audio-services" text:style-name="Internet_20_link" text:visited-style-name="Visited_20_Internet_20_Link">Otros</text:a> </text:p>
        </text:list-item>
      </text:list>
      <text:list xml:id="list2424743961" text:style-name="L5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h text:style-name="P4" text:outline-level="5"><text:a xlink:type="simple" xlink:href="https://es.fiverr.com/categories/business" text:style-name="Internet_20_link" text:visited-style-name="Visited_20_Internet_20_Link">Negocios</text:a>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36"><text:a xlink:type="simple" xlink:href="https://es.fiverr.com/categories/business/virtual-assistant-services" text:style-name="Internet_20_link" text:visited-style-name="Visited_20_Internet_20_Link">Asistente virtual</text:a> </text:p>
        </text:list-item>
        <text:list-item>
          <text:p text:style-name="P36"><text:a xlink:type="simple" xlink:href="https://es.fiverr.com/categories/business/virtual-assistant-services/research" text:style-name="Internet_20_link" text:visited-style-name="Visited_20_Internet_20_Link">- Investigación</text:a> </text:p>
        </text:list-item>
        <text:list-item>
          <text:p text:style-name="P36"><text:a xlink:type="simple" xlink:href="https://es.fiverr.com/categories/business/virtual-assistant-services/file-conversion" text:style-name="Internet_20_link" text:visited-style-name="Visited_20_Internet_20_Link">- Conversión de archivos</text:a> </text:p>
        </text:list-item>
        <text:list-item>
          <text:p text:style-name="P36"><text:a xlink:type="simple" xlink:href="https://es.fiverr.com/categories/business/virtual-assistant-services/admin-support" text:style-name="Internet_20_link" text:visited-style-name="Visited_20_Internet_20_Link">- Admin y Soporte</text:a> </text:p>
        </text:list-item>
        <text:list-item>
          <text:p text:style-name="P36"><text:a xlink:type="simple" xlink:href="https://es.fiverr.com/categories/business/data-entry" text:style-name="Internet_20_link" text:visited-style-name="Visited_20_Internet_20_Link">Ingreso de datos</text:a> </text:p>
        </text:list-item>
        <text:list-item>
          <text:p text:style-name="P36"><text:a xlink:type="simple" xlink:href="https://es.fiverr.com/categories/business/market-research-reports" text:style-name="Internet_20_link" text:visited-style-name="Visited_20_Internet_20_Link">Estudio de mercado</text:a> </text:p>
        </text:list-item>
        <text:list-item>
          <text:p text:style-name="P36"><text:a xlink:type="simple" xlink:href="https://es.fiverr.com/categories/business/product-research" text:style-name="Internet_20_link" text:visited-style-name="Visited_20_Internet_20_Link">Investigación de productos</text:a> </text:p>
        </text:list-item>
        <text:list-item>
          <text:p text:style-name="P36"><text:a xlink:type="simple" xlink:href="https://es.fiverr.com/categories/business/product-research/niche-category-recommendations" text:style-name="Internet_20_link" text:visited-style-name="Visited_20_Internet_20_Link">- Recomendaciones de categoría de nicho</text:a> </text:p>
        </text:list-item>
        <text:list-item>
          <text:p text:style-name="P36"><text:a xlink:type="simple" xlink:href="https://es.fiverr.com/categories/business/product-research/product-recommendations" text:style-name="Internet_20_link" text:visited-style-name="Visited_20_Internet_20_Link">- Recomendaciones de productos</text:a> </text:p>
        </text:list-item>
        <text:list-item>
          <text:p text:style-name="P36"><text:a xlink:type="simple" xlink:href="https://es.fiverr.com/categories/business/business-plans" text:style-name="Internet_20_link" text:visited-style-name="Visited_20_Internet_20_Link">Planes de negocios</text:a> </text:p>
        </text:list-item>
        <text:list-item>
          <text:p text:style-name="P36"><text:a xlink:type="simple" xlink:href="https://es.fiverr.com/categories/business/branding-services" text:style-name="Internet_20_link" text:visited-style-name="Visited_20_Internet_20_Link">Servicios de marca</text:a> </text:p>
        </text:list-item>
        <text:list-item>
          <text:p text:style-name="P36"><text:a xlink:type="simple" xlink:href="https://es.fiverr.com/categories/business/legal-consulting-services" text:style-name="Internet_20_link" text:visited-style-name="Visited_20_Internet_20_Link">Consultoría jurídica</text:a> </text:p>
        </text:list-item>
        <text:list-item>
          <text:p text:style-name="P36"><text:a xlink:type="simple" xlink:href="https://es.fiverr.com/categories/business/financial-consulting-services" text:style-name="Internet_20_link" text:visited-style-name="Visited_20_Internet_20_Link">Consultoría financiera</text:a> </text:p>
        </text:list-item>
        <text:list-item>
          <text:p text:style-name="P36"><text:a xlink:type="simple" xlink:href="https://es.fiverr.com/categories/business/business-tips" text:style-name="Internet_20_link" text:visited-style-name="Visited_20_Internet_20_Link">Consejos para negocios</text:a> </text:p>
        </text:list-item>
        <text:list-item>
          <text:p text:style-name="P36"><text:a xlink:type="simple" xlink:href="https://es.fiverr.com/categories/business/online-presentations" text:style-name="Internet_20_link" text:visited-style-name="Visited_20_Internet_20_Link">Presentaciones</text:a> </text:p>
        </text:list-item>
        <text:list-item>
          <text:p text:style-name="P36"><text:a xlink:type="simple" xlink:href="https://es.fiverr.com/categories/business/career-change-advice" text:style-name="Internet_20_link" text:visited-style-name="Visited_20_Internet_20_Link">Asesoramiento profesional</text:a> </text:p>
        </text:list-item>
        <text:list-item>
          <text:p text:style-name="P36"><text:a xlink:type="simple" xlink:href="https://es.fiverr.com/categories/business/flyer-distribution" text:style-name="Internet_20_link" text:visited-style-name="Visited_20_Internet_20_Link">Distribución de flyers</text:a> </text:p>
        </text:list-item>
        <text:list-item>
          <text:p text:style-name="P36"><text:a xlink:type="simple" xlink:href="https://es.fiverr.com/categories/business/lead-generation-services" text:style-name="Internet_20_link" text:visited-style-name="Visited_20_Internet_20_Link">Generación de posibles clientes</text:a> </text:p>
        </text:list-item>
        <text:list-item>
          <text:p text:style-name="P20"><text:a xlink:type="simple" xlink:href="https://es.fiverr.com/categories/business/business-services" text:style-name="Internet_20_link" text:visited-style-name="Visited_20_Internet_20_Link">Otros</text:a> </text:p>
        </text:list-item>
      </text:list>
      <text:list xml:id="list2945891428" text:style-name="L6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h text:style-name="P5" text:outline-level="5"><text:soft-page-break/><text:a xlink:type="simple" xlink:href="https://es.fiverr.com/categories/lifestyle" text:style-name="Internet_20_link" text:visited-style-name="Visited_20_Internet_20_Link">Calidad de vida</text:a>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37"><text:a xlink:type="simple" xlink:href="https://es.fiverr.com/categories/lifestyle/online-private-lessons" text:style-name="Internet_20_link" text:visited-style-name="Visited_20_Internet_20_Link">Clases en línea</text:a> </text:p>
        </text:list-item>
        <text:list-item>
          <text:p text:style-name="P37"><text:a xlink:type="simple" xlink:href="https://es.fiverr.com/categories/lifestyle/arts-crafts-gifts" text:style-name="Internet_20_link" text:visited-style-name="Visited_20_Internet_20_Link">Manualidades</text:a> </text:p>
        </text:list-item>
        <text:list-item>
          <text:p text:style-name="P37"><text:a xlink:type="simple" xlink:href="https://es.fiverr.com/categories/lifestyle/relationship-advice-for-men-woman" text:style-name="Internet_20_link" text:visited-style-name="Visited_20_Internet_20_Link">Asesoramiento para parejas</text:a> </text:p>
        </text:list-item>
        <text:list-item>
          <text:p text:style-name="P37"><text:a xlink:type="simple" xlink:href="https://es.fiverr.com/categories/lifestyle/health-fitness-tips" text:style-name="Internet_20_link" text:visited-style-name="Visited_20_Internet_20_Link">Salud, nutrición y fitness</text:a> </text:p>
        </text:list-item>
        <text:list-item>
          <text:p text:style-name="P37"><text:a xlink:type="simple" xlink:href="https://es.fiverr.com/categories/lifestyle/astrology-fortune-telling-reading" text:style-name="Internet_20_link" text:visited-style-name="Visited_20_Internet_20_Link">Astrología y lecturas</text:a> </text:p>
        </text:list-item>
        <text:list-item>
          <text:p text:style-name="P37"><text:a xlink:type="simple" xlink:href="https://es.fiverr.com/categories/lifestyle/spiritual-healing" text:style-name="Internet_20_link" text:visited-style-name="Visited_20_Internet_20_Link">Espiritualidad y sanación</text:a> </text:p>
        </text:list-item>
        <text:list-item>
          <text:p text:style-name="P37"><text:a xlink:type="simple" xlink:href="https://es.fiverr.com/categories/lifestyle/family-genealogy" text:style-name="Internet_20_link" text:visited-style-name="Visited_20_Internet_20_Link">Familia y genealogía</text:a> </text:p>
        </text:list-item>
        <text:list-item>
          <text:p text:style-name="P37"><text:a xlink:type="simple" xlink:href="https://es.fiverr.com/categories/lifestyle/gaming" text:style-name="Internet_20_link" text:visited-style-name="Visited_20_Internet_20_Link">Videojuegos</text:a> </text:p>
        </text:list-item>
        <text:list-item>
          <text:p text:style-name="P37"><text:a xlink:type="simple" xlink:href="https://es.fiverr.com/categories/lifestyle/gaming/game-coaching" text:style-name="Internet_20_link" text:visited-style-name="Visited_20_Internet_20_Link">- Coaching de juegos</text:a> </text:p>
        </text:list-item>
        <text:list-item>
          <text:p text:style-name="P37"><text:a xlink:type="simple" xlink:href="https://es.fiverr.com/categories/lifestyle/gaming/game-sessions" text:style-name="Internet_20_link" text:visited-style-name="Visited_20_Internet_20_Link">- Sesiones de juegos</text:a> </text:p>
        </text:list-item>
        <text:list-item>
          <text:p text:style-name="P37"><text:a xlink:type="simple" xlink:href="https://es.fiverr.com/categories/lifestyle/greeting-cards-videos-online" text:style-name="Internet_20_link" text:visited-style-name="Visited_20_Internet_20_Link">Tarjetas y videos de saludo</text:a> </text:p>
        </text:list-item>
        <text:list-item>
          <text:p text:style-name="P37"><text:a xlink:type="simple" xlink:href="https://es.fiverr.com/categories/lifestyle/promote-your-message" text:style-name="Internet_20_link" text:visited-style-name="Visited_20_Internet_20_Link">Tu mensaje en...</text:a> </text:p>
        </text:list-item>
        <text:list-item>
          <text:p text:style-name="P37"><text:a xlink:type="simple" xlink:href="https://es.fiverr.com/categories/lifestyle/viral-videos" text:style-name="Internet_20_link" text:visited-style-name="Visited_20_Internet_20_Link">Videos virales</text:a> </text:p>
        </text:list-item>
        <text:list-item>
          <text:p text:style-name="P37"><text:a xlink:type="simple" xlink:href="https://es.fiverr.com/categories/lifestyle/celebrity-impersonators" text:style-name="Internet_20_link" text:visited-style-name="Visited_20_Internet_20_Link">Imitadores de celebridades</text:a> </text:p>
        </text:list-item>
        <text:list-item>
          <text:p text:style-name="P37"><text:a xlink:type="simple" xlink:href="https://es.fiverr.com/categories/lifestyle/collectibles" text:style-name="Internet_20_link" text:visited-style-name="Visited_20_Internet_20_Link">Piezas de colección</text:a> </text:p>
        </text:list-item>
        <text:list-item>
          <text:p text:style-name="P37"><text:a xlink:type="simple" xlink:href="https://es.fiverr.com/categories/lifestyle/traveling" text:style-name="Internet_20_link" text:visited-style-name="Visited_20_Internet_20_Link">Viajes</text:a> </text:p>
        </text:list-item>
        <text:list-item>
          <text:p text:style-name="P37"><text:a xlink:type="simple" xlink:href="https://es.fiverr.com/categories/lifestyle/traveling/postcards-from" text:style-name="Internet_20_link" text:visited-style-name="Visited_20_Internet_20_Link">- Postales de</text:a> </text:p>
        </text:list-item>
        <text:list-item>
          <text:p text:style-name="P37"><text:a xlink:type="simple" xlink:href="https://es.fiverr.com/categories/lifestyle/traveling/local-advisors" text:style-name="Internet_20_link" text:visited-style-name="Visited_20_Internet_20_Link">- Asesores locales</text:a> </text:p>
        </text:list-item>
        <text:list-item>
          <text:p text:style-name="P37"><text:a xlink:type="simple" xlink:href="https://es.fiverr.com/categories/lifestyle/traveling/shipping-services" text:style-name="Internet_20_link" text:visited-style-name="Visited_20_Internet_20_Link">- Servicios de envío</text:a> </text:p>
        </text:list-item>
        <text:list-item>
          <text:p text:style-name="P37"><text:a xlink:type="simple" xlink:href="https://es.fiverr.com/categories/lifestyle/traveling/trip-plans" text:style-name="Internet_20_link" text:visited-style-name="Visited_20_Internet_20_Link">- Planes de viaje</text:a> </text:p>
        </text:list-item>
        <text:list-item>
          <text:p text:style-name="P21"><text:a xlink:type="simple" xlink:href="https://es.fiverr.com/categories/lifestyle/lifestyle-services" text:style-name="Internet_20_link" text:visited-style-name="Visited_20_Internet_20_Link">Otros</text:a> </text:p>
        </text:list-item>
      </text:list>
      <text:list xml:id="list1000785316" text:style-name="L7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h text:style-name="P6" text:outline-level="5"><text:a xlink:type="simple" xlink:href="https://es.fiverr.com/categories/programming-tech" text:style-name="Internet_20_link" text:visited-style-name="Visited_20_Internet_20_Link">Programación y tecnología</text:a>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38"><text:a xlink:type="simple" xlink:href="https://es.fiverr.com/categories/programming-tech/wordpress-services" text:style-name="Internet_20_link" text:visited-style-name="Visited_20_Internet_20_Link">WordPress</text:a> </text:p>
        </text:list-item>
        <text:list-item>
          <text:p text:style-name="P38"><text:a xlink:type="simple" xlink:href="https://es.fiverr.com/categories/programming-tech/wordpress-services/full-website-creation" text:style-name="Internet_20_link" text:visited-style-name="Visited_20_Internet_20_Link">- Creación completa de sitio web</text:a> </text:p>
        </text:list-item>
        <text:list-item>
          <text:p text:style-name="P38"><text:a xlink:type="simple" xlink:href="https://es.fiverr.com/categories/programming-tech/wordpress-services/customization" text:style-name="Internet_20_link" text:visited-style-name="Visited_20_Internet_20_Link">- Personalización</text:a> </text:p>
        </text:list-item>
        <text:list-item>
          <text:p text:style-name="P38"><text:a xlink:type="simple" xlink:href="https://es.fiverr.com/categories/programming-tech/wordpress-services/bug-fixes" text:style-name="Internet_20_link" text:visited-style-name="Visited_20_Internet_20_Link">- Corrección de errores</text:a> </text:p>
        </text:list-item>
        <text:list-item>
          <text:p text:style-name="P38"><text:a xlink:type="simple" xlink:href="https://es.fiverr.com/categories/programming-tech/wordpress-services/landing-page" text:style-name="Internet_20_link" text:visited-style-name="Visited_20_Internet_20_Link">- Página de inicio</text:a> </text:p>
        </text:list-item>
        <text:list-item>
          <text:p text:style-name="P38"><text:a xlink:type="simple" xlink:href="https://es.fiverr.com/categories/programming-tech/wordpress-services/wp-installation-setup" text:style-name="Internet_20_link" text:visited-style-name="Visited_20_Internet_20_Link">- Instalación y Configuración de WP</text:a> </text:p>
        </text:list-item>
        <text:list-item>
          <text:p text:style-name="P38"><text:a xlink:type="simple" xlink:href="https://es.fiverr.com/categories/programming-tech/wordpress-services/performance-seo" text:style-name="Internet_20_link" text:visited-style-name="Visited_20_Internet_20_Link">- Rendimiento y SEO</text:a> </text:p>
        </text:list-item>
        <text:list-item>
          <text:p text:style-name="P38"><text:a xlink:type="simple" xlink:href="https://es.fiverr.com/categories/programming-tech/wordpress-services/backup-cloning-migration" text:style-name="Internet_20_link" text:visited-style-name="Visited_20_Internet_20_Link">- Copia de seguridad, clonación y migración</text:a> </text:p>
        </text:list-item>
        <text:list-item>
          <text:p text:style-name="P38"><text:a xlink:type="simple" xlink:href="https://es.fiverr.com/categories/programming-tech/wordpress-services/security" text:style-name="Internet_20_link" text:visited-style-name="Visited_20_Internet_20_Link">- Seguridad</text:a> </text:p>
        </text:list-item>
        <text:list-item>
          <text:p text:style-name="P38"><text:a xlink:type="simple" xlink:href="https://es.fiverr.com/categories/programming-tech/wordpress-services/help-consultation" text:style-name="Internet_20_link" text:visited-style-name="Visited_20_Internet_20_Link">- Ayuda/Consulta</text:a> </text:p>
        </text:list-item>
        <text:list-item>
          <text:p text:style-name="P38"><text:a xlink:type="simple" xlink:href="https://es.fiverr.com/categories/programming-tech/web-cms-services" text:style-name="Internet_20_link" text:visited-style-name="Visited_20_Internet_20_Link">Creadores de sitios web y CMS</text:a> </text:p>
        </text:list-item>
        <text:list-item>
          <text:p text:style-name="P38"><text:a xlink:type="simple" xlink:href="https://es.fiverr.com/categories/programming-tech/web-cms-services/full-website-creation" text:style-name="Internet_20_link" text:visited-style-name="Visited_20_Internet_20_Link">- Creación completa de sitio web</text:a> </text:p>
        </text:list-item>
        <text:list-item>
          <text:p text:style-name="P38"><text:a xlink:type="simple" xlink:href="https://es.fiverr.com/categories/programming-tech/web-cms-services/customization" text:style-name="Internet_20_link" text:visited-style-name="Visited_20_Internet_20_Link">- Personalización</text:a> </text:p>
        </text:list-item>
        <text:list-item>
          <text:p text:style-name="P38"><text:a xlink:type="simple" xlink:href="https://es.fiverr.com/categories/programming-tech/web-cms-services/bug-fixes" text:style-name="Internet_20_link" text:visited-style-name="Visited_20_Internet_20_Link">- Corrección de errores</text:a> </text:p>
        </text:list-item>
        <text:list-item>
          <text:p text:style-name="P38"><text:a xlink:type="simple" xlink:href="https://es.fiverr.com/categories/programming-tech/web-cms-services/landing-page" text:style-name="Internet_20_link" text:visited-style-name="Visited_20_Internet_20_Link">- Página de inicio</text:a> </text:p>
        </text:list-item>
        <text:list-item>
          <text:p text:style-name="P38"><text:a xlink:type="simple" xlink:href="https://es.fiverr.com/categories/programming-tech/web-cms-services/theme-plugin-installation" text:style-name="Internet_20_link" text:visited-style-name="Visited_20_Internet_20_Link">- Instalación de tema/plugin</text:a> </text:p>
        </text:list-item>
        <text:list-item>
          <text:p text:style-name="P38"><text:a xlink:type="simple" xlink:href="https://es.fiverr.com/categories/programming-tech/web-cms-services/performance-security" text:style-name="Internet_20_link" text:visited-style-name="Visited_20_Internet_20_Link">- Rendimiento y seguridad</text:a> </text:p>
        </text:list-item>
        <text:list-item>
          <text:p text:style-name="P38"><text:a xlink:type="simple" xlink:href="https://es.fiverr.com/categories/programming-tech/web-cms-services/backup-cloning-migration" text:style-name="Internet_20_link" text:visited-style-name="Visited_20_Internet_20_Link">- Copia de seguridad, clonación y migración</text:a> </text:p>
        </text:list-item>
        <text:list-item>
          <text:p text:style-name="P38"><text:a xlink:type="simple" xlink:href="https://es.fiverr.com/categories/programming-tech/web-cms-services/help-consultation" text:style-name="Internet_20_link" text:visited-style-name="Visited_20_Internet_20_Link">- Ayuda/Consulta</text:a> </text:p>
        </text:list-item>
        <text:list-item>
          <text:p text:style-name="P38"><text:a xlink:type="simple" xlink:href="https://es.fiverr.com/categories/programming-tech/game-development" text:style-name="Internet_20_link" text:visited-style-name="Visited_20_Internet_20_Link">Desarrollo de videojuegos</text:a> </text:p>
        </text:list-item>
        <text:list-item>
          <text:p text:style-name="P38"><text:a xlink:type="simple" xlink:href="https://es.fiverr.com/categories/programming-tech/game-development/consultation" text:style-name="Internet_20_link" text:visited-style-name="Visited_20_Internet_20_Link">- Consulta</text:a> </text:p>
        </text:list-item>
        <text:list-item>
          <text:p text:style-name="P38"><text:a xlink:type="simple" xlink:href="https://es.fiverr.com/categories/programming-tech/game-development/backup-migration" text:style-name="Internet_20_link" text:visited-style-name="Visited_20_Internet_20_Link">- Copia de seguridad y migración</text:a> </text:p>
        </text:list-item>
        <text:list-item>
          <text:p text:style-name="P38"><text:soft-page-break/><text:a xlink:type="simple" xlink:href="https://es.fiverr.com/categories/programming-tech/game-development/customization" text:style-name="Internet_20_link" text:visited-style-name="Visited_20_Internet_20_Link">- Personalización</text:a> </text:p>
        </text:list-item>
        <text:list-item>
          <text:p text:style-name="P38"><text:a xlink:type="simple" xlink:href="https://es.fiverr.com/categories/programming-tech/game-development/prototyping" text:style-name="Internet_20_link" text:visited-style-name="Visited_20_Internet_20_Link">- Creación de prototipos</text:a> </text:p>
        </text:list-item>
        <text:list-item>
          <text:p text:style-name="P38"><text:a xlink:type="simple" xlink:href="https://es.fiverr.com/categories/programming-tech/game-development/full-game-creation" text:style-name="Internet_20_link" text:visited-style-name="Visited_20_Internet_20_Link">- Creación completa de videojuegos</text:a> </text:p>
        </text:list-item>
        <text:list-item>
          <text:p text:style-name="P38"><text:a xlink:type="simple" xlink:href="https://es.fiverr.com/categories/programming-tech/game-development/bug-fixes" text:style-name="Internet_20_link" text:visited-style-name="Visited_20_Internet_20_Link">- Corrección de errores</text:a> </text:p>
        </text:list-item>
        <text:list-item>
          <text:p text:style-name="P38"><text:a xlink:type="simple" xlink:href="https://es.fiverr.com/categories/programming-tech/web-programming-services" text:style-name="Internet_20_link" text:visited-style-name="Visited_20_Internet_20_Link">Programación web</text:a> </text:p>
        </text:list-item>
        <text:list-item>
          <text:p text:style-name="P38"><text:a xlink:type="simple" xlink:href="https://es.fiverr.com/categories/programming-tech/web-programming-services/custom-website" text:style-name="Internet_20_link" text:visited-style-name="Visited_20_Internet_20_Link">- Sitio web personalizado</text:a> </text:p>
        </text:list-item>
        <text:list-item>
          <text:p text:style-name="P38"><text:a xlink:type="simple" xlink:href="https://es.fiverr.com/categories/programming-tech/web-programming-services/web-application" text:style-name="Internet_20_link" text:visited-style-name="Visited_20_Internet_20_Link">- Aplicación web</text:a> </text:p>
        </text:list-item>
        <text:list-item>
          <text:p text:style-name="P38"><text:a xlink:type="simple" xlink:href="https://es.fiverr.com/categories/programming-tech/web-programming-services/bug-fixes" text:style-name="Internet_20_link" text:visited-style-name="Visited_20_Internet_20_Link">- Corrección de errores</text:a> </text:p>
        </text:list-item>
        <text:list-item>
          <text:p text:style-name="P38"><text:a xlink:type="simple" xlink:href="https://es.fiverr.com/categories/programming-tech/web-programming-services/browser-extension" text:style-name="Internet_20_link" text:visited-style-name="Visited_20_Internet_20_Link">- Extensiones de navegador </text:a></text:p>
        </text:list-item>
        <text:list-item>
          <text:p text:style-name="P38"><text:a xlink:type="simple" xlink:href="https://es.fiverr.com/categories/programming-tech/web-programming-services/email-template" text:style-name="Internet_20_link" text:visited-style-name="Visited_20_Internet_20_Link">- Plantilla de correo electrónico</text:a> </text:p>
        </text:list-item>
        <text:list-item>
          <text:p text:style-name="P38"><text:a xlink:type="simple" xlink:href="https://es.fiverr.com/categories/programming-tech/web-programming-services/convert-psd" text:style-name="Internet_20_link" text:visited-style-name="Visited_20_Internet_20_Link">- Convertir PSD</text:a> </text:p>
        </text:list-item>
        <text:list-item>
          <text:p text:style-name="P38"><text:a xlink:type="simple" xlink:href="https://es.fiverr.com/categories/programming-tech/web-programming-services/scripting" text:style-name="Internet_20_link" text:visited-style-name="Visited_20_Internet_20_Link">- Escritura de scripts</text:a> </text:p>
        </text:list-item>
        <text:list-item>
          <text:p text:style-name="P38"><text:a xlink:type="simple" xlink:href="https://es.fiverr.com/categories/programming-tech/web-programming-services/custom-landing-page" text:style-name="Internet_20_link" text:visited-style-name="Visited_20_Internet_20_Link">- Página de inicio</text:a> </text:p>
        </text:list-item>
        <text:list-item>
          <text:p text:style-name="P38"><text:a xlink:type="simple" xlink:href="https://es.fiverr.com/categories/programming-tech/web-programming-services/help-consultation" text:style-name="Internet_20_link" text:visited-style-name="Visited_20_Internet_20_Link">- Ayuda/Consulta</text:a> </text:p>
        </text:list-item>
        <text:list-item>
          <text:p text:style-name="P38"><text:a xlink:type="simple" xlink:href="https://es.fiverr.com/categories/programming-tech/ecommerce-services" text:style-name="Internet_20_link" text:visited-style-name="Visited_20_Internet_20_Link">Desarrollo de e-commerce</text:a> </text:p>
        </text:list-item>
        <text:list-item>
          <text:p text:style-name="P38"><text:a xlink:type="simple" xlink:href="https://es.fiverr.com/categories/programming-tech/ecommerce-services/full-website-creation" text:style-name="Internet_20_link" text:visited-style-name="Visited_20_Internet_20_Link">- Creación completa de sitio web</text:a> </text:p>
        </text:list-item>
        <text:list-item>
          <text:p text:style-name="P38"><text:a xlink:type="simple" xlink:href="https://es.fiverr.com/categories/programming-tech/ecommerce-services/customization" text:style-name="Internet_20_link" text:visited-style-name="Visited_20_Internet_20_Link">- Personalización</text:a> </text:p>
        </text:list-item>
        <text:list-item>
          <text:p text:style-name="P38"><text:a xlink:type="simple" xlink:href="https://es.fiverr.com/categories/programming-tech/ecommerce-services/bug-fixes" text:style-name="Internet_20_link" text:visited-style-name="Visited_20_Internet_20_Link">- Corrección de errores</text:a> </text:p>
        </text:list-item>
        <text:list-item>
          <text:p text:style-name="P38"><text:a xlink:type="simple" xlink:href="https://es.fiverr.com/categories/programming-tech/ecommerce-services/theme-plugin-installation" text:style-name="Internet_20_link" text:visited-style-name="Visited_20_Internet_20_Link">- Instalación de tema/plugin</text:a> </text:p>
        </text:list-item>
        <text:list-item>
          <text:p text:style-name="P38"><text:a xlink:type="simple" xlink:href="https://es.fiverr.com/categories/programming-tech/ecommerce-services/performance-security" text:style-name="Internet_20_link" text:visited-style-name="Visited_20_Internet_20_Link">- Rendimiento y seguridad</text:a> </text:p>
        </text:list-item>
        <text:list-item>
          <text:p text:style-name="P38"><text:a xlink:type="simple" xlink:href="https://es.fiverr.com/categories/programming-tech/ecommerce-services/backup-cloning-migration" text:style-name="Internet_20_link" text:visited-style-name="Visited_20_Internet_20_Link">- Copia de seguridad, clonación y migración</text:a> </text:p>
        </text:list-item>
        <text:list-item>
          <text:p text:style-name="P38"><text:a xlink:type="simple" xlink:href="https://es.fiverr.com/categories/programming-tech/ecommerce-services/help-consultation" text:style-name="Internet_20_link" text:visited-style-name="Visited_20_Internet_20_Link">- Ayuda/Consulta</text:a> </text:p>
        </text:list-item>
        <text:list-item>
          <text:p text:style-name="P38"><text:a xlink:type="simple" xlink:href="https://es.fiverr.com/categories/programming-tech/mobile-app-services" text:style-name="Internet_20_link" text:visited-style-name="Visited_20_Internet_20_Link">Aplicaciones móviles</text:a> </text:p>
        </text:list-item>
        <text:list-item>
          <text:p text:style-name="P38"><text:a xlink:type="simple" xlink:href="https://es.fiverr.com/categories/programming-tech/mobile-app-services/custom-app" text:style-name="Internet_20_link" text:visited-style-name="Visited_20_Internet_20_Link">- Aplicación personalizada</text:a> </text:p>
        </text:list-item>
        <text:list-item>
          <text:p text:style-name="P38"><text:a xlink:type="simple" xlink:href="https://es.fiverr.com/categories/programming-tech/mobile-app-services/convert-site-to-app" text:style-name="Internet_20_link" text:visited-style-name="Visited_20_Internet_20_Link">- Convertir sitio en aplicación</text:a> </text:p>
        </text:list-item>
        <text:list-item>
          <text:p text:style-name="P38"><text:a xlink:type="simple" xlink:href="https://es.fiverr.com/categories/programming-tech/mobile-app-services/app-improvements" text:style-name="Internet_20_link" text:visited-style-name="Visited_20_Internet_20_Link">- Mejoras en la aplicación</text:a> </text:p>
        </text:list-item>
        <text:list-item>
          <text:p text:style-name="P38"><text:a xlink:type="simple" xlink:href="https://es.fiverr.com/categories/programming-tech/mobile-app-services/bug-fix" text:style-name="Internet_20_link" text:visited-style-name="Visited_20_Internet_20_Link">- Corrección de errores</text:a> </text:p>
        </text:list-item>
        <text:list-item>
          <text:p text:style-name="P38"><text:a xlink:type="simple" xlink:href="https://es.fiverr.com/categories/programming-tech/mobile-app-services/help-consultation" text:style-name="Internet_20_link" text:visited-style-name="Visited_20_Internet_20_Link">- Ayuda/Consulta</text:a> </text:p>
        </text:list-item>
        <text:list-item>
          <text:p text:style-name="P38"><text:a xlink:type="simple" xlink:href="https://es.fiverr.com/categories/programming-tech/desktop-app-services" text:style-name="Internet_20_link" text:visited-style-name="Visited_20_Internet_20_Link">Aplicaciones de escritorio</text:a> </text:p>
        </text:list-item>
        <text:list-item>
          <text:p text:style-name="P38"><text:a xlink:type="simple" xlink:href="https://es.fiverr.com/categories/programming-tech/desktop-app-services/custom-application" text:style-name="Internet_20_link" text:visited-style-name="Visited_20_Internet_20_Link">- Aplicación personalizada</text:a> </text:p>
        </text:list-item>
        <text:list-item>
          <text:p text:style-name="P38"><text:a xlink:type="simple" xlink:href="https://es.fiverr.com/categories/programming-tech/desktop-app-services/application-improvements" text:style-name="Internet_20_link" text:visited-style-name="Visited_20_Internet_20_Link">- Mejoras en la aplicación</text:a> </text:p>
        </text:list-item>
        <text:list-item>
          <text:p text:style-name="P38"><text:a xlink:type="simple" xlink:href="https://es.fiverr.com/categories/programming-tech/desktop-app-services/bug-fixes" text:style-name="Internet_20_link" text:visited-style-name="Visited_20_Internet_20_Link">- Corrección de errores</text:a> </text:p>
        </text:list-item>
        <text:list-item>
          <text:p text:style-name="P38"><text:a xlink:type="simple" xlink:href="https://es.fiverr.com/categories/programming-tech/desktop-app-services/help-consultation" text:style-name="Internet_20_link" text:visited-style-name="Visited_20_Internet_20_Link">- Ayuda/Consulta</text:a> </text:p>
        </text:list-item>
        <text:list-item>
          <text:p text:style-name="P38"><text:a xlink:type="simple" xlink:href="https://es.fiverr.com/categories/programming-tech/support-it-services" text:style-name="Internet_20_link" text:visited-style-name="Visited_20_Internet_20_Link">Soporte y TI</text:a> </text:p>
        </text:list-item>
        <text:list-item>
          <text:p text:style-name="P38"><text:a xlink:type="simple" xlink:href="https://es.fiverr.com/categories/programming-tech/cybersecurity-data-protection" text:style-name="Internet_20_link" text:visited-style-name="Visited_20_Internet_20_Link">Ciberseguridad y protección de datos</text:a> </text:p>
        </text:list-item>
        <text:list-item>
          <text:p text:style-name="P38"><text:a xlink:type="simple" xlink:href="https://es.fiverr.com/categories/programming-tech/cybersecurity-data-protection/consultation" text:style-name="Internet_20_link" text:visited-style-name="Visited_20_Internet_20_Link">- Consulta</text:a> </text:p>
        </text:list-item>
        <text:list-item>
          <text:p text:style-name="P38"><text:a xlink:type="simple" xlink:href="https://es.fiverr.com/categories/programming-tech/cybersecurity-data-protection/compliance-services" text:style-name="Internet_20_link" text:visited-style-name="Visited_20_Internet_20_Link">- Servicios de cumplimiento</text:a> </text:p>
        </text:list-item>
        <text:list-item>
          <text:p text:style-name="P38"><text:a xlink:type="simple" xlink:href="https://es.fiverr.com/categories/programming-tech/cybersecurity-data-protection/assessment-penetration-test" text:style-name="Internet_20_link" text:visited-style-name="Visited_20_Internet_20_Link">- Prueba de evaluación y penetración</text:a> </text:p>
        </text:list-item>
        <text:list-item>
          <text:p text:style-name="P38"><text:a xlink:type="simple" xlink:href="https://es.fiverr.com/categories/programming-tech/cybersecurity-data-protection/cybersecurity-management" text:style-name="Internet_20_link" text:visited-style-name="Visited_20_Internet_20_Link">- Gestión de ciberseguridad</text:a> </text:p>
        </text:list-item>
        <text:list-item>
          <text:p text:style-name="P38"><text:a xlink:type="simple" xlink:href="https://es.fiverr.com/categories/programming-tech/chatbots" text:style-name="Internet_20_link" text:visited-style-name="Visited_20_Internet_20_Link">Chatbots</text:a> </text:p>
        </text:list-item>
        <text:list-item>
          <text:p text:style-name="P38"><text:a xlink:type="simple" xlink:href="https://es.fiverr.com/categories/programming-tech/data-analysis-services" text:style-name="Internet_20_link" text:visited-style-name="Visited_20_Internet_20_Link">Análisis de datos e informes</text:a> </text:p>
        </text:list-item>
        <text:list-item>
          <text:p text:style-name="P38"><text:a xlink:type="simple" xlink:href="https://es.fiverr.com/categories/programming-tech/data-analysis-services/machine-learning" text:style-name="Internet_20_link" text:visited-style-name="Visited_20_Internet_20_Link">- Aprendizaje automático</text:a> </text:p>
        </text:list-item>
        <text:list-item>
          <text:p text:style-name="P38"><text:a xlink:type="simple" xlink:href="https://es.fiverr.com/categories/programming-tech/data-analysis-services/modeling" text:style-name="Internet_20_link" text:visited-style-name="Visited_20_Internet_20_Link">- Modelado</text:a> </text:p>
        </text:list-item>
        <text:list-item>
          <text:p text:style-name="P38"><text:a xlink:type="simple" xlink:href="https://es.fiverr.com/categories/programming-tech/data-analysis-services/visualization" text:style-name="Internet_20_link" text:visited-style-name="Visited_20_Internet_20_Link">- Visualización</text:a> </text:p>
        </text:list-item>
        <text:list-item>
          <text:p text:style-name="P38"><text:a xlink:type="simple" xlink:href="https://es.fiverr.com/categories/programming-tech/data-analysis-services/data-entry-cleaning" text:style-name="Internet_20_link" text:visited-style-name="Visited_20_Internet_20_Link">- Ingreso de datos/limpieza</text:a> </text:p>
        </text:list-item>
        <text:list-item>
          <text:p text:style-name="P38"><text:a xlink:type="simple" xlink:href="https://es.fiverr.com/categories/programming-tech/data-analysis-services/vba-macros" text:style-name="Internet_20_link" text:visited-style-name="Visited_20_Internet_20_Link">- VBA/Macros</text:a> </text:p>
        </text:list-item>
        <text:list-item>
          <text:p text:style-name="P38"><text:soft-page-break/><text:a xlink:type="simple" xlink:href="https://es.fiverr.com/categories/programming-tech/data-analysis-services/data-mining-scraping" text:style-name="Internet_20_link" text:visited-style-name="Visited_20_Internet_20_Link">- Minería de datos/Scraping</text:a> </text:p>
        </text:list-item>
        <text:list-item>
          <text:p text:style-name="P38"><text:a xlink:type="simple" xlink:href="https://es.fiverr.com/categories/programming-tech/data-analysis-services/help-consultation" text:style-name="Internet_20_link" text:visited-style-name="Visited_20_Internet_20_Link">- Ayuda/Consulta</text:a> </text:p>
        </text:list-item>
        <text:list-item>
          <text:p text:style-name="P38"><text:a xlink:type="simple" xlink:href="https://es.fiverr.com/categories/programming-tech/file-conversion-services" text:style-name="Internet_20_link" text:visited-style-name="Visited_20_Internet_20_Link">Conversión de archivos</text:a> </text:p>
        </text:list-item>
        <text:list-item>
          <text:p text:style-name="P38"><text:a xlink:type="simple" xlink:href="https://es.fiverr.com/categories/programming-tech/file-conversion-services/convert-to-fillable-form" text:style-name="Internet_20_link" text:visited-style-name="Visited_20_Internet_20_Link">- Convertir en un formulario interactivo</text:a> </text:p>
        </text:list-item>
        <text:list-item>
          <text:p text:style-name="P38"><text:a xlink:type="simple" xlink:href="https://es.fiverr.com/categories/programming-tech/file-conversion-services/convert-to-e-book" text:style-name="Internet_20_link" text:visited-style-name="Visited_20_Internet_20_Link">- Convertir en un libro electrónico</text:a> </text:p>
        </text:list-item>
        <text:list-item>
          <text:p text:style-name="P38"><text:a xlink:type="simple" xlink:href="https://es.fiverr.com/categories/programming-tech/file-conversion-services/convert-to-editable-file" text:style-name="Internet_20_link" text:visited-style-name="Visited_20_Internet_20_Link">- Convertir en un archivo editable</text:a> </text:p>
        </text:list-item>
        <text:list-item>
          <text:p text:style-name="P38"><text:a xlink:type="simple" xlink:href="https://es.fiverr.com/categories/programming-tech/file-conversion-services/convert-to-another-file" text:style-name="Internet_20_link" text:visited-style-name="Visited_20_Internet_20_Link">- Convertir en otro archivo</text:a> </text:p>
        </text:list-item>
        <text:list-item>
          <text:p text:style-name="P38"><text:a xlink:type="simple" xlink:href="https://es.fiverr.com/categories/programming-tech/database-programming-services" text:style-name="Internet_20_link" text:visited-style-name="Visited_20_Internet_20_Link">Bases de datos</text:a> </text:p>
        </text:list-item>
        <text:list-item>
          <text:p text:style-name="P38"><text:a xlink:type="simple" xlink:href="https://es.fiverr.com/categories/programming-tech/database-programming-services/optimization-design" text:style-name="Internet_20_link" text:visited-style-name="Visited_20_Internet_20_Link">- Optimización y diseño</text:a> </text:p>
        </text:list-item>
        <text:list-item>
          <text:p text:style-name="P38"><text:a xlink:type="simple" xlink:href="https://es.fiverr.com/categories/programming-tech/database-programming-services/queries" text:style-name="Internet_20_link" text:visited-style-name="Visited_20_Internet_20_Link">- Dudas</text:a> </text:p>
        </text:list-item>
        <text:list-item>
          <text:p text:style-name="P38"><text:a xlink:type="simple" xlink:href="https://es.fiverr.com/categories/programming-tech/database-programming-services/help-consultation" text:style-name="Internet_20_link" text:visited-style-name="Visited_20_Internet_20_Link">- Ayuda/Consulta</text:a> </text:p>
        </text:list-item>
        <text:list-item>
          <text:p text:style-name="P38"><text:a xlink:type="simple" xlink:href="https://es.fiverr.com/categories/programming-tech/user-testing-services" text:style-name="Internet_20_link" text:visited-style-name="Visited_20_Internet_20_Link">Pruebas de usuario</text:a> </text:p>
        </text:list-item>
        <text:list-item>
          <text:p text:style-name="P38"><text:a xlink:type="simple" xlink:href="https://es.fiverr.com/categories/programming-tech/qa-services" text:style-name="Internet_20_link" text:visited-style-name="Visited_20_Internet_20_Link">Aseguramiento de la calidad</text:a> </text:p>
        </text:list-item>
        <text:list-item>
          <text:p text:style-name="P38"><text:a xlink:type="simple" xlink:href="https://es.fiverr.com/categories/programming-tech/programming-services" text:style-name="Internet_20_link" text:visited-style-name="Visited_20_Internet_20_Link">Otros</text:a> </text:p>
        </text:list-item>
        <text:list-item>
          <text:p text:style-name="P22"><text:a xlink:type="simple" xlink:href="https://es.fiverr.com/elija-sitio-web-platforma/cuestionario" text:style-name="Internet_20_link" text:visited-style-name="Visited_20_Internet_20_Link">¿Cómo crear un sitio web?</text:a> </text:p>
        </text:list-item>
      </text:list>
      <text:list xml:id="list2738126314" text:style-name="L8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h text:style-name="P7" text:outline-level="5"><text:a xlink:type="simple" xlink:href="https://es.fiverr.com/categories/online-marketing" text:style-name="Internet_20_link" text:visited-style-name="Visited_20_Internet_20_Link">Marketing digital</text:a>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39"><text:a xlink:type="simple" xlink:href="https://es.fiverr.com/categories/online-marketing/social-media-advertising" text:style-name="Internet_20_link" text:visited-style-name="Visited_20_Internet_20_Link">Publicidad en medios sociales</text:a> </text:p>
        </text:list-item>
        <text:list-item>
          <text:p text:style-name="P39"><text:a xlink:type="simple" xlink:href="https://es.fiverr.com/categories/online-marketing/social-media-advertising/strategy-services" text:style-name="Internet_20_link" text:visited-style-name="Visited_20_Internet_20_Link">- Estrategia y planificación</text:a> </text:p>
        </text:list-item>
        <text:list-item>
          <text:p text:style-name="P39"><text:a xlink:type="simple" xlink:href="https://es.fiverr.com/categories/online-marketing/social-media-advertising/ad-creation-and-management-services" text:style-name="Internet_20_link" text:visited-style-name="Visited_20_Internet_20_Link">- Configuración y gestión de anuncios </text:a></text:p>
        </text:list-item>
        <text:list-item>
          <text:p text:style-name="P39"><text:a xlink:type="simple" xlink:href="https://es.fiverr.com/categories/online-marketing/social-media-advertising/analysis-and-tracking-services" text:style-name="Internet_20_link" text:visited-style-name="Visited_20_Internet_20_Link">- Analísis y seguimiento</text:a> </text:p>
        </text:list-item>
        <text:list-item>
          <text:p text:style-name="P39"><text:a xlink:type="simple" xlink:href="https://es.fiverr.com/categories/online-marketing/social-marketing" text:style-name="Internet_20_link" text:visited-style-name="Visited_20_Internet_20_Link">Marketing para medios sociales</text:a> </text:p>
        </text:list-item>
        <text:list-item>
          <text:p text:style-name="P39"><text:a xlink:type="simple" xlink:href="https://es.fiverr.com/categories/online-marketing/social-marketing/consultation-audience-research" text:style-name="Internet_20_link" text:visited-style-name="Visited_20_Internet_20_Link">- Consulta e investigación de público</text:a> </text:p>
        </text:list-item>
        <text:list-item>
          <text:p text:style-name="P39"><text:a xlink:type="simple" xlink:href="https://es.fiverr.com/categories/online-marketing/social-marketing/profile-setup-integration" text:style-name="Internet_20_link" text:visited-style-name="Visited_20_Internet_20_Link">- Configuración de perfil e integración</text:a> </text:p>
        </text:list-item>
        <text:list-item>
          <text:p text:style-name="P39"><text:a xlink:type="simple" xlink:href="https://es.fiverr.com/categories/online-marketing/social-marketing/social-content" text:style-name="Internet_20_link" text:visited-style-name="Visited_20_Internet_20_Link">- Contenido social</text:a> </text:p>
        </text:list-item>
        <text:list-item>
          <text:p text:style-name="P39"><text:a xlink:type="simple" xlink:href="https://es.fiverr.com/categories/online-marketing/social-marketing/social-media-management" text:style-name="Internet_20_link" text:visited-style-name="Visited_20_Internet_20_Link">- Gestión de medios sociales</text:a> </text:p>
        </text:list-item>
        <text:list-item>
          <text:p text:style-name="P39"><text:a xlink:type="simple" xlink:href="https://es.fiverr.com/categories/online-marketing/social-marketing/analytics-tracking" text:style-name="Internet_20_link" text:visited-style-name="Visited_20_Internet_20_Link">- Analísis y seguimiento</text:a> </text:p>
        </text:list-item>
        <text:list-item>
          <text:p text:style-name="P39"><text:a xlink:type="simple" xlink:href="https://es.fiverr.com/categories/online-marketing/seo-services" text:style-name="Internet_20_link" text:visited-style-name="Visited_20_Internet_20_Link">SEO</text:a> </text:p>
        </text:list-item>
        <text:list-item>
          <text:p text:style-name="P39"><text:a xlink:type="simple" xlink:href="https://es.fiverr.com/categories/online-marketing/seo-services/on-page-seo" text:style-name="Internet_20_link" text:visited-style-name="Visited_20_Internet_20_Link">- Optimización de páginas</text:a> </text:p>
        </text:list-item>
        <text:list-item>
          <text:p text:style-name="P39"><text:a xlink:type="simple" xlink:href="https://es.fiverr.com/categories/online-marketing/seo-services/voice-search-optimization" text:style-name="Internet_20_link" text:visited-style-name="Visited_20_Internet_20_Link">- Búsqueda por Voz para SEO</text:a> </text:p>
        </text:list-item>
        <text:list-item>
          <text:p text:style-name="P39"><text:a xlink:type="simple" xlink:href="https://es.fiverr.com/categories/online-marketing/seo-services/technical-seo" text:style-name="Internet_20_link" text:visited-style-name="Visited_20_Internet_20_Link">- SEO técnico</text:a> </text:p>
        </text:list-item>
        <text:list-item>
          <text:p text:style-name="P39"><text:a xlink:type="simple" xlink:href="https://es.fiverr.com/categories/online-marketing/seo-services/off-page-seo" text:style-name="Internet_20_link" text:visited-style-name="Visited_20_Internet_20_Link">- SEO fuera del sitio</text:a> </text:p>
        </text:list-item>
        <text:list-item>
          <text:p text:style-name="P39"><text:a xlink:type="simple" xlink:href="https://es.fiverr.com/categories/online-marketing/seo-services/competitor-analysis" text:style-name="Internet_20_link" text:visited-style-name="Visited_20_Internet_20_Link">- Análisis de la competencia</text:a> </text:p>
        </text:list-item>
        <text:list-item>
          <text:p text:style-name="P39"><text:a xlink:type="simple" xlink:href="https://es.fiverr.com/categories/online-marketing/public-relations" text:style-name="Internet_20_link" text:visited-style-name="Visited_20_Internet_20_Link">Relaciones públicas</text:a> </text:p>
        </text:list-item>
        <text:list-item>
          <text:p text:style-name="P39"><text:a xlink:type="simple" xlink:href="https://es.fiverr.com/categories/online-marketing/public-relations/consulting-services" text:style-name="Internet_20_link" text:visited-style-name="Visited_20_Internet_20_Link">- Consulta</text:a> </text:p>
        </text:list-item>
        <text:list-item>
          <text:p text:style-name="P39"><text:a xlink:type="simple" xlink:href="https://es.fiverr.com/categories/online-marketing/public-relations/press-release-distribution" text:style-name="Internet_20_link" text:visited-style-name="Visited_20_Internet_20_Link">- Presentación de comunicados de prensa</text:a> </text:p>
        </text:list-item>
        <text:list-item>
          <text:p text:style-name="P39"><text:a xlink:type="simple" xlink:href="https://es.fiverr.com/categories/online-marketing/public-relations/strategic-planning" text:style-name="Internet_20_link" text:visited-style-name="Visited_20_Internet_20_Link">- Estrategia y planificación</text:a> </text:p>
        </text:list-item>
        <text:list-item>
          <text:p text:style-name="P39"><text:a xlink:type="simple" xlink:href="https://es.fiverr.com/categories/online-marketing/content-marketing" text:style-name="Internet_20_link" text:visited-style-name="Visited_20_Internet_20_Link">Marketing de contenido</text:a> </text:p>
        </text:list-item>
        <text:list-item>
          <text:p text:style-name="P39"><text:a xlink:type="simple" xlink:href="https://es.fiverr.com/categories/online-marketing/content-marketing/content-strategy-research" text:style-name="Internet_20_link" text:visited-style-name="Visited_20_Internet_20_Link">- Estrategia de contenido e investigación</text:a> </text:p>
        </text:list-item>
        <text:list-item>
          <text:p text:style-name="P39"><text:a xlink:type="simple" xlink:href="https://es.fiverr.com/categories/online-marketing/content-marketing/content-creation" text:style-name="Internet_20_link" text:visited-style-name="Visited_20_Internet_20_Link">- Creación de contenido</text:a> </text:p>
        </text:list-item>
        <text:list-item>
          <text:p text:style-name="P39"><text:a xlink:type="simple" xlink:href="https://es.fiverr.com/categories/online-marketing/content-marketing/guest-posting" text:style-name="Internet_20_link" text:visited-style-name="Visited_20_Internet_20_Link">- Publicación de invitados</text:a> </text:p>
        </text:list-item>
        <text:list-item>
          <text:p text:style-name="P39"><text:a xlink:type="simple" xlink:href="https://es.fiverr.com/categories/online-marketing/podcast-marketing" text:style-name="Internet_20_link" text:visited-style-name="Visited_20_Internet_20_Link">Marketing de pódcast</text:a> </text:p>
        </text:list-item>
        <text:list-item>
          <text:p text:style-name="P39"><text:a xlink:type="simple" xlink:href="https://es.fiverr.com/categories/online-marketing/podcast-marketing/podcast-promotion" text:style-name="Internet_20_link" text:visited-style-name="Visited_20_Internet_20_Link">- Promoción de pódcast</text:a> </text:p>
        </text:list-item>
        <text:list-item>
          <text:p text:style-name="P39"><text:a xlink:type="simple" xlink:href="https://es.fiverr.com/categories/online-marketing/podcast-marketing/podcast-advertising" text:style-name="Internet_20_link" text:visited-style-name="Visited_20_Internet_20_Link">- Publicidades con pódcast</text:a> </text:p>
        </text:list-item>
        <text:list-item>
          <text:p text:style-name="P39"><text:a xlink:type="simple" xlink:href="https://es.fiverr.com/categories/online-marketing/online-video-marketing" text:style-name="Internet_20_link" text:visited-style-name="Visited_20_Internet_20_Link">Marketing de video</text:a> </text:p>
        </text:list-item>
        <text:list-item>
          <text:p text:style-name="P39"><text:a xlink:type="simple" xlink:href="https://es.fiverr.com/categories/online-marketing/online-video-marketing/consultation-audience-research" text:style-name="Internet_20_link" text:visited-style-name="Visited_20_Internet_20_Link">- Consulta e investigación de público</text:a> </text:p>
        </text:list-item>
        <text:list-item>
          <text:p text:style-name="P39"><text:soft-page-break/><text:a xlink:type="simple" xlink:href="https://es.fiverr.com/categories/online-marketing/online-video-marketing/social-video-enhancements" text:style-name="Internet_20_link" text:visited-style-name="Visited_20_Internet_20_Link">- Mejoras de video social</text:a> </text:p>
        </text:list-item>
        <text:list-item>
          <text:p text:style-name="P39"><text:a xlink:type="simple" xlink:href="https://es.fiverr.com/categories/online-marketing/online-video-marketing/video-seo" text:style-name="Internet_20_link" text:visited-style-name="Visited_20_Internet_20_Link">- SEO de video</text:a> </text:p>
        </text:list-item>
        <text:list-item>
          <text:p text:style-name="P39"><text:a xlink:type="simple" xlink:href="https://es.fiverr.com/categories/online-marketing/online-video-marketing/video-promotion-distribution" text:style-name="Internet_20_link" text:visited-style-name="Visited_20_Internet_20_Link">- Promoción y distribución de video</text:a> </text:p>
        </text:list-item>
        <text:list-item>
          <text:p text:style-name="P39"><text:a xlink:type="simple" xlink:href="https://es.fiverr.com/categories/online-marketing/online-video-marketing/video-ad-campaigns" text:style-name="Internet_20_link" text:visited-style-name="Visited_20_Internet_20_Link">- Campañas publicitarias de videos</text:a> </text:p>
        </text:list-item>
        <text:list-item>
          <text:p text:style-name="P39"><text:a xlink:type="simple" xlink:href="https://es.fiverr.com/categories/online-marketing/email-marketing" text:style-name="Internet_20_link" text:visited-style-name="Visited_20_Internet_20_Link">Marketing por correo electrónico</text:a> </text:p>
        </text:list-item>
        <text:list-item>
          <text:p text:style-name="P39"><text:a xlink:type="simple" xlink:href="https://es.fiverr.com/categories/online-marketing/email-marketing/copywriting" text:style-name="Internet_20_link" text:visited-style-name="Visited_20_Internet_20_Link">- Redacción</text:a> </text:p>
        </text:list-item>
        <text:list-item>
          <text:p text:style-name="P39"><text:a xlink:type="simple" xlink:href="https://es.fiverr.com/categories/online-marketing/email-marketing/email-templates" text:style-name="Internet_20_link" text:visited-style-name="Visited_20_Internet_20_Link">- Plantillas de correo electrónico</text:a> </text:p>
        </text:list-item>
        <text:list-item>
          <text:p text:style-name="P39"><text:a xlink:type="simple" xlink:href="https://es.fiverr.com/categories/online-marketing/email-marketing/email-platform-support" text:style-name="Internet_20_link" text:visited-style-name="Visited_20_Internet_20_Link">- Soporte de plataforma de correo electrónico</text:a> </text:p>
        </text:list-item>
        <text:list-item>
          <text:p text:style-name="P39"><text:a xlink:type="simple" xlink:href="https://es.fiverr.com/categories/online-marketing/email-marketing/audience-development" text:style-name="Internet_20_link" text:visited-style-name="Visited_20_Internet_20_Link">- Desarrollo de audiencia</text:a> </text:p>
        </text:list-item>
        <text:list-item>
          <text:p text:style-name="P39"><text:a xlink:type="simple" xlink:href="https://es.fiverr.com/categories/online-marketing/crowdfunding" text:style-name="Internet_20_link" text:visited-style-name="Visited_20_Internet_20_Link">Crowdfunding</text:a> </text:p>
        </text:list-item>
        <text:list-item>
          <text:p text:style-name="P39"><text:a xlink:type="simple" xlink:href="https://es.fiverr.com/categories/online-marketing/crowdfunding/campaign-marketing" text:style-name="Internet_20_link" text:visited-style-name="Visited_20_Internet_20_Link">- Marketing de campaña</text:a> </text:p>
        </text:list-item>
        <text:list-item>
          <text:p text:style-name="P39"><text:a xlink:type="simple" xlink:href="https://es.fiverr.com/categories/online-marketing/crowdfunding/campaign-creation" text:style-name="Internet_20_link" text:visited-style-name="Visited_20_Internet_20_Link">- Creación de campaña</text:a> </text:p>
        </text:list-item>
        <text:list-item>
          <text:p text:style-name="P39"><text:a xlink:type="simple" xlink:href="https://es.fiverr.com/categories/online-marketing/search-engine-marketing" text:style-name="Internet_20_link" text:visited-style-name="Visited_20_Internet_20_Link">SEM</text:a> </text:p>
        </text:list-item>
        <text:list-item>
          <text:p text:style-name="P39"><text:a xlink:type="simple" xlink:href="https://es.fiverr.com/categories/online-marketing/search-engine-marketing/setup-strategy-consultation" text:style-name="Internet_20_link" text:visited-style-name="Visited_20_Internet_20_Link">- Configuración y consulta de estrategia</text:a> </text:p>
        </text:list-item>
        <text:list-item>
          <text:p text:style-name="P39"><text:a xlink:type="simple" xlink:href="https://es.fiverr.com/categories/online-marketing/search-engine-marketing/search-engine-marketing" text:style-name="Internet_20_link" text:visited-style-name="Visited_20_Internet_20_Link">- Gestión de marketing en motores de búsqueda</text:a> </text:p>
        </text:list-item>
        <text:list-item>
          <text:p text:style-name="P39"><text:a xlink:type="simple" xlink:href="https://es.fiverr.com/categories/online-marketing/search-engine-marketing/display-marketing-campaigns" text:style-name="Internet_20_link" text:visited-style-name="Visited_20_Internet_20_Link">- Mostrar campañas de marketing</text:a> </text:p>
        </text:list-item>
        <text:list-item>
          <text:p text:style-name="P39"><text:a xlink:type="simple" xlink:href="https://es.fiverr.com/categories/online-marketing/search-engine-marketing/product-ad-campaigns" text:style-name="Internet_20_link" text:visited-style-name="Visited_20_Internet_20_Link">- Campañas publicitarias de productos</text:a> </text:p>
        </text:list-item>
        <text:list-item>
          <text:p text:style-name="P39"><text:a xlink:type="simple" xlink:href="https://es.fiverr.com/categories/online-marketing/search-engine-marketing/remarketing" text:style-name="Internet_20_link" text:visited-style-name="Visited_20_Internet_20_Link">- Remarketing</text:a> </text:p>
        </text:list-item>
        <text:list-item>
          <text:p text:style-name="P39"><text:a xlink:type="simple" xlink:href="https://es.fiverr.com/categories/online-marketing/search-engine-marketing/ad-review-optimization" text:style-name="Internet_20_link" text:visited-style-name="Visited_20_Internet_20_Link">- Revisión de anuncios y optimización</text:a> </text:p>
        </text:list-item>
        <text:list-item>
          <text:p text:style-name="P39"><text:a xlink:type="simple" xlink:href="https://es.fiverr.com/categories/online-marketing/marketing-strategy" text:style-name="Internet_20_link" text:visited-style-name="Visited_20_Internet_20_Link">Estrategia de marketing</text:a> </text:p>
        </text:list-item>
        <text:list-item>
          <text:p text:style-name="P39"><text:a xlink:type="simple" xlink:href="https://es.fiverr.com/categories/online-marketing/surveys" text:style-name="Internet_20_link" text:visited-style-name="Visited_20_Internet_20_Link">Encuestas</text:a> </text:p>
        </text:list-item>
        <text:list-item>
          <text:p text:style-name="P39"><text:a xlink:type="simple" xlink:href="https://es.fiverr.com/categories/online-marketing/surveys/survey-design-services" text:style-name="Internet_20_link" text:visited-style-name="Visited_20_Internet_20_Link">- Creación de encuestas</text:a> </text:p>
        </text:list-item>
        <text:list-item>
          <text:p text:style-name="P39"><text:a xlink:type="simple" xlink:href="https://es.fiverr.com/categories/online-marketing/surveys/survey-analysis" text:style-name="Internet_20_link" text:visited-style-name="Visited_20_Internet_20_Link">- Análisis</text:a> </text:p>
        </text:list-item>
        <text:list-item>
          <text:p text:style-name="P39"><text:a xlink:type="simple" xlink:href="https://es.fiverr.com/categories/online-marketing/web-analytics-services" text:style-name="Internet_20_link" text:visited-style-name="Visited_20_Internet_20_Link">Análisis web</text:a> </text:p>
        </text:list-item>
        <text:list-item>
          <text:p text:style-name="P39"><text:a xlink:type="simple" xlink:href="https://es.fiverr.com/categories/online-marketing/web-analytics-services/setup" text:style-name="Internet_20_link" text:visited-style-name="Visited_20_Internet_20_Link">- Configuración</text:a> </text:p>
        </text:list-item>
        <text:list-item>
          <text:p text:style-name="P39"><text:a xlink:type="simple" xlink:href="https://es.fiverr.com/categories/online-marketing/web-analytics-services/tracking-reporting" text:style-name="Internet_20_link" text:visited-style-name="Visited_20_Internet_20_Link">- Seguimiento e informes</text:a> </text:p>
        </text:list-item>
        <text:list-item>
          <text:p text:style-name="P39"><text:a xlink:type="simple" xlink:href="https://es.fiverr.com/categories/online-marketing/web-analytics-services/optimization" text:style-name="Internet_20_link" text:visited-style-name="Visited_20_Internet_20_Link">- Optimización</text:a> </text:p>
        </text:list-item>
        <text:list-item>
          <text:p text:style-name="P39"><text:a xlink:type="simple" xlink:href="https://es.fiverr.com/categories/online-marketing/web-analytics-services/bug-fixes" text:style-name="Internet_20_link" text:visited-style-name="Visited_20_Internet_20_Link">- Corrección de errores</text:a> </text:p>
        </text:list-item>
        <text:list-item>
          <text:p text:style-name="P39"><text:a xlink:type="simple" xlink:href="https://es.fiverr.com/categories/online-marketing/influencer-marketing" text:style-name="Internet_20_link" text:visited-style-name="Visited_20_Internet_20_Link">Marketing de influencers</text:a> </text:p>
        </text:list-item>
        <text:list-item>
          <text:p text:style-name="P39"><text:a xlink:type="simple" xlink:href="https://es.fiverr.com/categories/online-marketing/influencer-marketing/strategy-research" text:style-name="Internet_20_link" text:visited-style-name="Visited_20_Internet_20_Link">- Estrategia e investigación</text:a> </text:p>
        </text:list-item>
        <text:list-item>
          <text:p text:style-name="P39"><text:a xlink:type="simple" xlink:href="https://es.fiverr.com/categories/online-marketing/influencer-marketing/shoutouts-promotion" text:style-name="Internet_20_link" text:visited-style-name="Visited_20_Internet_20_Link">- Difusión y promoción</text:a> </text:p>
        </text:list-item>
        <text:list-item>
          <text:p text:style-name="P39"><text:a xlink:type="simple" xlink:href="https://es.fiverr.com/categories/online-marketing/local-seo-services" text:style-name="Internet_20_link" text:visited-style-name="Visited_20_Internet_20_Link">SEO local</text:a> </text:p>
        </text:list-item>
        <text:list-item>
          <text:p text:style-name="P39"><text:a xlink:type="simple" xlink:href="https://es.fiverr.com/categories/online-marketing/local-seo-services/google-my-business" text:style-name="Internet_20_link" text:visited-style-name="Visited_20_Internet_20_Link">- Gugléa mi empresa</text:a> </text:p>
        </text:list-item>
        <text:list-item>
          <text:p text:style-name="P39"><text:a xlink:type="simple" xlink:href="https://es.fiverr.com/categories/online-marketing/local-seo-services/local-citation" text:style-name="Internet_20_link" text:visited-style-name="Visited_20_Internet_20_Link">- Notificaciones locales y directorios</text:a> </text:p>
        </text:list-item>
        <text:list-item>
          <text:p text:style-name="P39"><text:a xlink:type="simple" xlink:href="https://es.fiverr.com/categories/online-marketing/domain-research-services" text:style-name="Internet_20_link" text:visited-style-name="Visited_20_Internet_20_Link">Estudio de dominio</text:a> </text:p>
        </text:list-item>
        <text:list-item>
          <text:p text:style-name="P39"><text:a xlink:type="simple" xlink:href="https://es.fiverr.com/categories/online-marketing/e-commerce-marketing" text:style-name="Internet_20_link" text:visited-style-name="Visited_20_Internet_20_Link">Marketing para e-commerce</text:a> </text:p>
        </text:list-item>
        <text:list-item>
          <text:p text:style-name="P39"><text:a xlink:type="simple" xlink:href="https://es.fiverr.com/categories/online-marketing/e-commerce-marketing/product-listings" text:style-name="Internet_20_link" text:visited-style-name="Visited_20_Internet_20_Link">- Listados de productos</text:a> </text:p>
        </text:list-item>
        <text:list-item>
          <text:p text:style-name="P39"><text:a xlink:type="simple" xlink:href="https://es.fiverr.com/categories/online-marketing/e-commerce-marketing/product-storefront-seo" text:style-name="Internet_20_link" text:visited-style-name="Visited_20_Internet_20_Link">- SEO de producto y Storefront</text:a> </text:p>
        </text:list-item>
        <text:list-item>
          <text:p text:style-name="P39"><text:a xlink:type="simple" xlink:href="https://es.fiverr.com/categories/online-marketing/mobile-advertising" text:style-name="Internet_20_link" text:visited-style-name="Visited_20_Internet_20_Link">Marketing y publicidad móvil</text:a> </text:p>
        </text:list-item>
        <text:list-item>
          <text:p text:style-name="P39"><text:a xlink:type="simple" xlink:href="https://es.fiverr.com/categories/online-marketing/mobile-advertising/app-store-optimization" text:style-name="Internet_20_link" text:visited-style-name="Visited_20_Internet_20_Link">- Optimización de tienda de aplicaciones</text:a> </text:p>
        </text:list-item>
        <text:list-item>
          <text:p text:style-name="P39"><text:a xlink:type="simple" xlink:href="https://es.fiverr.com/categories/online-marketing/mobile-advertising/mobile-ad-campaigns" text:style-name="Internet_20_link" text:visited-style-name="Visited_20_Internet_20_Link">- Campañas publicitarias para móviles</text:a> </text:p>
        </text:list-item>
        <text:list-item>
          <text:p text:style-name="P39"><text:a xlink:type="simple" xlink:href="https://es.fiverr.com/categories/online-marketing/music-promotion" text:style-name="Internet_20_link" text:visited-style-name="Visited_20_Internet_20_Link">Promoción musical</text:a> </text:p>
        </text:list-item>
        <text:list-item>
          <text:p text:style-name="P39"><text:a xlink:type="simple" xlink:href="https://es.fiverr.com/categories/online-marketing/website-traffic" text:style-name="Internet_20_link" text:visited-style-name="Visited_20_Internet_20_Link">Tráfico web</text:a> </text:p>
        </text:list-item>
        <text:list-item>
          <text:p text:style-name="P23"><text:a xlink:type="simple" xlink:href="https://es.fiverr.com/categories/online-marketing/online-marketing-services" text:style-name="Internet_20_link" text:visited-style-name="Visited_20_Internet_20_Link">Otros</text:a> </text:p>
        </text:list-item>
      </text:list>
      <text:p text:style-name="Standard"/>
      <text:h text:style-name="P15" text:outline-level="5"><text:a xlink:type="simple" xlink:href="https://www.fiverr.com/categories/graphics-design" text:style-name="Internet_20_link" text:visited-style-name="Visited_20_Internet_20_Link">Graphics &amp; Design</text:a></text:h>
      <text:list xml:id="list644601032" text:style-name="L9">
        <text:list-item>
          <text:p text:style-name="P40"><text:a xlink:type="simple" xlink:href="https://www.fiverr.com/categories/graphics-design/creative-logo-design" text:style-name="Internet_20_link" text:visited-style-name="Visited_20_Internet_20_Link">Logo Design</text:a> </text:p>
        </text:list-item>
        <text:list-item>
          <text:p text:style-name="P40"><text:a xlink:type="simple" xlink:href="https://www.fiverr.com/categories/graphics-design/brand-style-guides" text:style-name="Internet_20_link" text:visited-style-name="Visited_20_Internet_20_Link">Brand Style Guides</text:a> </text:p>
        </text:list-item>
        <text:list-item>
          <text:p text:style-name="P40"><text:a xlink:type="simple" xlink:href="https://www.fiverr.com/categories/graphics-design/game-design" text:style-name="Internet_20_link" text:visited-style-name="Visited_20_Internet_20_Link">Game Design</text:a> </text:p>
        </text:list-item>
        <text:list-item>
          <text:p text:style-name="P40"><text:a xlink:type="simple" xlink:href="https://www.fiverr.com/categories/graphics-design/game-design/character-design" text:style-name="Internet_20_link" text:visited-style-name="Visited_20_Internet_20_Link">- Character Design</text:a> </text:p>
        </text:list-item>
        <text:list-item>
          <text:p text:style-name="P40"><text:a xlink:type="simple" xlink:href="https://www.fiverr.com/categories/graphics-design/game-design/props-objects-design" text:style-name="Internet_20_link" text:visited-style-name="Visited_20_Internet_20_Link">- Props &amp; Objects</text:a> </text:p>
        </text:list-item>
        <text:list-item>
          <text:p text:style-name="P40"><text:a xlink:type="simple" xlink:href="https://www.fiverr.com/categories/graphics-design/game-design/backgrounds-environments-design" text:style-name="Internet_20_link" text:visited-style-name="Visited_20_Internet_20_Link">- Backgrounds &amp; Environments</text:a> </text:p>
        </text:list-item>
        <text:list-item>
          <text:p text:style-name="P40"><text:a xlink:type="simple" xlink:href="https://www.fiverr.com/categories/graphics-design/game-design/ui-ux" text:style-name="Internet_20_link" text:visited-style-name="Visited_20_Internet_20_Link">- UI &amp; UX</text:a> </text:p>
        </text:list-item>
        <text:list-item>
          <text:p text:style-name="P40"><text:a xlink:type="simple" xlink:href="https://www.fiverr.com/categories/graphics-design/graphics-for-streamers" text:style-name="Internet_20_link" text:visited-style-name="Visited_20_Internet_20_Link">Graphics for Streamers</text:a> </text:p>
        </text:list-item>
        <text:list-item>
          <text:p text:style-name="P40"><text:a xlink:type="simple" xlink:href="https://www.fiverr.com/categories/graphics-design/sample-business-cards-design" text:style-name="Internet_20_link" text:visited-style-name="Visited_20_Internet_20_Link">Business Cards &amp; Stationery</text:a> </text:p>
        </text:list-item>
        <text:list-item>
          <text:p text:style-name="P40"><text:a xlink:type="simple" xlink:href="https://www.fiverr.com/categories/graphics-design/digital-illustration" text:style-name="Internet_20_link" text:visited-style-name="Visited_20_Internet_20_Link">Illustration</text:a> </text:p>
        </text:list-item>
        <text:list-item>
          <text:p text:style-name="P40"><text:a xlink:type="simple" xlink:href="https://www.fiverr.com/categories/graphics-design/brochure-design" text:style-name="Internet_20_link" text:visited-style-name="Visited_20_Internet_20_Link">Brochure Design</text:a> </text:p>
        </text:list-item>
        <text:list-item>
          <text:p text:style-name="P40"><text:a xlink:type="simple" xlink:href="https://www.fiverr.com/categories/graphics-design/poster-design" text:style-name="Internet_20_link" text:visited-style-name="Visited_20_Internet_20_Link">Poster Design</text:a> </text:p>
        </text:list-item>
        <text:list-item>
          <text:p text:style-name="P40"><text:a xlink:type="simple" xlink:href="https://www.fiverr.com/categories/graphics-design/flyer-design" text:style-name="Internet_20_link" text:visited-style-name="Visited_20_Internet_20_Link">Flyer Design</text:a> </text:p>
        </text:list-item>
        <text:list-item>
          <text:p text:style-name="P40"><text:a xlink:type="simple" xlink:href="https://www.fiverr.com/categories/graphics-design/book-design" text:style-name="Internet_20_link" text:visited-style-name="Visited_20_Internet_20_Link">Book Design</text:a> </text:p>
        </text:list-item>
        <text:list-item>
          <text:p text:style-name="P40"><text:a xlink:type="simple" xlink:href="https://www.fiverr.com/categories/graphics-design/book-design/layout" text:style-name="Internet_20_link" text:visited-style-name="Visited_20_Internet_20_Link">- Book Layout Design &amp; Typesetting</text:a> </text:p>
        </text:list-item>
        <text:list-item>
          <text:p text:style-name="P40"><text:a xlink:type="simple" xlink:href="https://www.fiverr.com/categories/graphics-design/book-design/cover" text:style-name="Internet_20_link" text:visited-style-name="Visited_20_Internet_20_Link">- Book Cover Design</text:a> </text:p>
        </text:list-item>
        <text:list-item>
          <text:p text:style-name="P40"><text:a xlink:type="simple" xlink:href="https://www.fiverr.com/categories/graphics-design/album-cover-design" text:style-name="Internet_20_link" text:visited-style-name="Visited_20_Internet_20_Link">Album Cover Design</text:a> </text:p>
        </text:list-item>
        <text:list-item>
          <text:p text:style-name="P40"><text:a xlink:type="simple" xlink:href="https://www.fiverr.com/categories/graphics-design/podcast-cover-art" text:style-name="Internet_20_link" text:visited-style-name="Visited_20_Internet_20_Link">Podcast Cover Art</text:a> </text:p>
        </text:list-item>
        <text:list-item>
          <text:p text:style-name="P40"><text:a xlink:type="simple" xlink:href="https://www.fiverr.com/categories/graphics-design/product-packaging-design" text:style-name="Internet_20_link" text:visited-style-name="Visited_20_Internet_20_Link">Packaging Design</text:a> </text:p>
        </text:list-item>
        <text:list-item>
          <text:p text:style-name="P40"><text:a xlink:type="simple" xlink:href="https://www.fiverr.com/categories/graphics-design/storyboards" text:style-name="Internet_20_link" text:visited-style-name="Visited_20_Internet_20_Link">Storyboards</text:a> </text:p>
        </text:list-item>
        <text:list-item>
          <text:p text:style-name="P40"><text:a xlink:type="simple" xlink:href="https://www.fiverr.com/categories/graphics-design/web-plus-mobile-design" text:style-name="Internet_20_link" text:visited-style-name="Visited_20_Internet_20_Link">Web &amp; Mobile Design</text:a> </text:p>
        </text:list-item>
        <text:list-item>
          <text:p text:style-name="P40"><text:a xlink:type="simple" xlink:href="https://www.fiverr.com/categories/graphics-design/web-plus-mobile-design/wireframe-ux" text:style-name="Internet_20_link" text:visited-style-name="Visited_20_Internet_20_Link">- Wireframe UX</text:a> </text:p>
        </text:list-item>
        <text:list-item>
          <text:p text:style-name="P40"><text:a xlink:type="simple" xlink:href="https://www.fiverr.com/categories/graphics-design/web-plus-mobile-design/graphic-ui" text:style-name="Internet_20_link" text:visited-style-name="Visited_20_Internet_20_Link">- Graphic UI</text:a> </text:p>
        </text:list-item>
        <text:list-item>
          <text:p text:style-name="P40"><text:a xlink:type="simple" xlink:href="https://www.fiverr.com/categories/graphics-design/web-plus-mobile-design/icons-buttons" text:style-name="Internet_20_link" text:visited-style-name="Visited_20_Internet_20_Link">- Icons &amp; Buttons</text:a> </text:p>
        </text:list-item>
        <text:list-item>
          <text:p text:style-name="P40"><text:a xlink:type="simple" xlink:href="https://www.fiverr.com/categories/graphics-design/social-media-design" text:style-name="Internet_20_link" text:visited-style-name="Visited_20_Internet_20_Link">Social Media Design</text:a> </text:p>
        </text:list-item>
        <text:list-item>
          <text:p text:style-name="P40"><text:a xlink:type="simple" xlink:href="https://www.fiverr.com/categories/graphics-design/postcard-design" text:style-name="Internet_20_link" text:visited-style-name="Visited_20_Internet_20_Link">Postcard Design</text:a> </text:p>
        </text:list-item>
        <text:list-item>
          <text:p text:style-name="P40"><text:a xlink:type="simple" xlink:href="https://www.fiverr.com/categories/graphics-design/catalog-design" text:style-name="Internet_20_link" text:visited-style-name="Visited_20_Internet_20_Link">Catalog Design</text:a> </text:p>
        </text:list-item>
        <text:list-item>
          <text:p text:style-name="P40"><text:a xlink:type="simple" xlink:href="https://www.fiverr.com/categories/graphics-design/menu-design" text:style-name="Internet_20_link" text:visited-style-name="Visited_20_Internet_20_Link">Menu Design</text:a> </text:p>
        </text:list-item>
        <text:list-item>
          <text:p text:style-name="P40"><text:a xlink:type="simple" xlink:href="https://www.fiverr.com/categories/graphics-design/invitations" text:style-name="Internet_20_link" text:visited-style-name="Visited_20_Internet_20_Link">Invitation Design</text:a> </text:p>
        </text:list-item>
        <text:list-item>
          <text:p text:style-name="P40"><text:a xlink:type="simple" xlink:href="https://www.fiverr.com/categories/graphics-design/portraits-and-caricatures" text:style-name="Internet_20_link" text:visited-style-name="Visited_20_Internet_20_Link">Portraits &amp; Caricatures</text:a> </text:p>
        </text:list-item>
        <text:list-item>
          <text:p text:style-name="P40"><text:a xlink:type="simple" xlink:href="https://www.fiverr.com/categories/graphics-design/cartoons-and-comics" text:style-name="Internet_20_link" text:visited-style-name="Visited_20_Internet_20_Link">Cartoons &amp; Comics</text:a> </text:p>
        </text:list-item>
        <text:list-item>
          <text:p text:style-name="P40"><text:a xlink:type="simple" xlink:href="https://www.fiverr.com/categories/graphics-design/tattoo-design" text:style-name="Internet_20_link" text:visited-style-name="Visited_20_Internet_20_Link">Tattoo Design</text:a> </text:p>
        </text:list-item>
        <text:list-item>
          <text:p text:style-name="P40"><text:a xlink:type="simple" xlink:href="https://www.fiverr.com/categories/graphics-design/banner-ads" text:style-name="Internet_20_link" text:visited-style-name="Visited_20_Internet_20_Link">Banner Ads</text:a> </text:p>
        </text:list-item>
        <text:list-item>
          <text:p text:style-name="P40"><text:a xlink:type="simple" xlink:href="https://www.fiverr.com/categories/graphics-design/buy-photos-online-photoshopping" text:style-name="Internet_20_link" text:visited-style-name="Visited_20_Internet_20_Link">Photoshop Editing</text:a> </text:p>
        </text:list-item>
        <text:list-item>
          <text:p text:style-name="P40"><text:a xlink:type="simple" xlink:href="https://www.fiverr.com/categories/graphics-design/architectural-design-services" text:style-name="Internet_20_link" text:visited-style-name="Visited_20_Internet_20_Link">Architecture &amp; Interior Design</text:a> </text:p>
        </text:list-item>
        <text:list-item>
          <text:p text:style-name="P40"><text:a xlink:type="simple" xlink:href="https://www.fiverr.com/categories/graphics-design/architectural-design-services/diagrams-mapping" text:style-name="Internet_20_link" text:visited-style-name="Visited_20_Internet_20_Link">- Diagrams &amp; Mapping</text:a> </text:p>
        </text:list-item>
        <text:list-item>
          <text:p text:style-name="P40"><text:a xlink:type="simple" xlink:href="https://www.fiverr.com/categories/graphics-design/architectural-design-services/virtual-staging" text:style-name="Internet_20_link" text:visited-style-name="Visited_20_Internet_20_Link">- Virtual Staging</text:a> </text:p>
        </text:list-item>
        <text:list-item>
          <text:p text:style-name="P40"><text:a xlink:type="simple" xlink:href="https://www.fiverr.com/categories/graphics-design/architectural-design-services/planning" text:style-name="Internet_20_link" text:visited-style-name="Visited_20_Internet_20_Link">- Planning &amp; Design </text:a></text:p>
        </text:list-item>
        <text:list-item>
          <text:p text:style-name="P40"><text:a xlink:type="simple" xlink:href="https://www.fiverr.com/categories/graphics-design/architectural-design-services/rendering-modeling" text:style-name="Internet_20_link" text:visited-style-name="Visited_20_Internet_20_Link">- 3D Modeling &amp; Rendering</text:a> </text:p>
        </text:list-item>
        <text:list-item>
          <text:p text:style-name="P40"><text:a xlink:type="simple" xlink:href="https://www.fiverr.com/categories/graphics-design/architectural-design-services/2d-drawings" text:style-name="Internet_20_link" text:visited-style-name="Visited_20_Internet_20_Link">- 2D Drawings &amp; Floor Plans</text:a> </text:p>
        </text:list-item>
        <text:list-item>
          <text:p text:style-name="P40"><text:a xlink:type="simple" xlink:href="https://www.fiverr.com/categories/graphics-design/landscape-design" text:style-name="Internet_20_link" text:visited-style-name="Visited_20_Internet_20_Link">Landscape Design</text:a> </text:p>
        </text:list-item>
        <text:list-item>
          <text:p text:style-name="P40"><text:a xlink:type="simple" xlink:href="https://www.fiverr.com/categories/graphics-design/landscape-design/planning" text:style-name="Internet_20_link" text:visited-style-name="Visited_20_Internet_20_Link">- Planning &amp; Design </text:a></text:p>
        </text:list-item>
        <text:list-item>
          <text:p text:style-name="P40"><text:a xlink:type="simple" xlink:href="https://www.fiverr.com/categories/graphics-design/landscape-design/3d-modeling-rendering" text:style-name="Internet_20_link" text:visited-style-name="Visited_20_Internet_20_Link">- 3D Modeling &amp; Rendering</text:a> </text:p>
        </text:list-item>
        <text:list-item>
          <text:p text:style-name="P40"><text:a xlink:type="simple" xlink:href="https://www.fiverr.com/categories/graphics-design/landscape-design/2d-drawing" text:style-name="Internet_20_link" text:visited-style-name="Visited_20_Internet_20_Link">- 2D Drawings &amp; Site Plans</text:a> </text:p>
        </text:list-item>
        <text:list-item>
          <text:p text:style-name="P40"><text:soft-page-break/><text:a xlink:type="simple" xlink:href="https://www.fiverr.com/categories/graphics-design/bim-services" text:style-name="Internet_20_link" text:visited-style-name="Visited_20_Internet_20_Link">Building Information Modeling</text:a> </text:p>
        </text:list-item>
        <text:list-item>
          <text:p text:style-name="P40"><text:a xlink:type="simple" xlink:href="https://www.fiverr.com/categories/graphics-design/bim-services/4d-simulation" text:style-name="Internet_20_link" text:visited-style-name="Visited_20_Internet_20_Link">- BIM 4D Construction Simulation</text:a> </text:p>
        </text:list-item>
        <text:list-item>
          <text:p text:style-name="P40"><text:a xlink:type="simple" xlink:href="https://www.fiverr.com/categories/graphics-design/bim-services/training" text:style-name="Internet_20_link" text:visited-style-name="Visited_20_Internet_20_Link">- BIM Online Training &amp; Implementation</text:a> </text:p>
        </text:list-item>
        <text:list-item>
          <text:p text:style-name="P40"><text:a xlink:type="simple" xlink:href="https://www.fiverr.com/categories/graphics-design/bim-services/family-creation" text:style-name="Internet_20_link" text:visited-style-name="Visited_20_Internet_20_Link">- BIM Family Creation</text:a> </text:p>
        </text:list-item>
        <text:list-item>
          <text:p text:style-name="P40"><text:a xlink:type="simple" xlink:href="https://www.fiverr.com/categories/graphics-design/bim-services/coordination" text:style-name="Internet_20_link" text:visited-style-name="Visited_20_Internet_20_Link">- BIM Coordination &amp; Clash Detection</text:a> </text:p>
        </text:list-item>
        <text:list-item>
          <text:p text:style-name="P40"><text:a xlink:type="simple" xlink:href="https://www.fiverr.com/categories/graphics-design/bim-services/3d-modeling" text:style-name="Internet_20_link" text:visited-style-name="Visited_20_Internet_20_Link">- BIM 3D Modeling</text:a> </text:p>
        </text:list-item>
        <text:list-item>
          <text:p text:style-name="P40"><text:a xlink:type="simple" xlink:href="https://www.fiverr.com/categories/graphics-design/character-modeling" text:style-name="Internet_20_link" text:visited-style-name="Visited_20_Internet_20_Link">Character Modeling</text:a> </text:p>
        </text:list-item>
        <text:list-item>
          <text:p text:style-name="P40"><text:a xlink:type="simple" xlink:href="https://www.fiverr.com/categories/graphics-design/product-design-services" text:style-name="Internet_20_link" text:visited-style-name="Visited_20_Internet_20_Link">3D Models &amp; Product Design</text:a> </text:p>
        </text:list-item>
        <text:list-item>
          <text:p text:style-name="P40"><text:a xlink:type="simple" xlink:href="https://www.fiverr.com/categories/graphics-design/t-shirts" text:style-name="Internet_20_link" text:visited-style-name="Visited_20_Internet_20_Link">T-Shirts &amp; Merchandise</text:a> </text:p>
        </text:list-item>
        <text:list-item>
          <text:p text:style-name="P40"><text:a xlink:type="simple" xlink:href="https://www.fiverr.com/categories/graphics-design/presentations-design" text:style-name="Internet_20_link" text:visited-style-name="Visited_20_Internet_20_Link">Presentation Design</text:a> </text:p>
        </text:list-item>
        <text:list-item>
          <text:p text:style-name="P40"><text:a xlink:type="simple" xlink:href="https://www.fiverr.com/categories/graphics-design/infographics-design" text:style-name="Internet_20_link" text:visited-style-name="Visited_20_Internet_20_Link">Infographic Design</text:a> </text:p>
        </text:list-item>
        <text:list-item>
          <text:p text:style-name="P40"><text:a xlink:type="simple" xlink:href="https://www.fiverr.com/categories/graphics-design/car-wrap-design" text:style-name="Internet_20_link" text:visited-style-name="Visited_20_Internet_20_Link">Car Wraps</text:a> </text:p>
        </text:list-item>
        <text:list-item>
          <text:p text:style-name="P40"><text:a xlink:type="simple" xlink:href="https://www.fiverr.com/categories/graphics-design/vector-tracing" text:style-name="Internet_20_link" text:visited-style-name="Visited_20_Internet_20_Link">Vector Tracing</text:a> </text:p>
        </text:list-item>
        <text:list-item>
          <text:p text:style-name="P24"><text:a xlink:type="simple" xlink:href="https://www.fiverr.com/categories/graphics-design/graphics-services" text:style-name="Internet_20_link" text:visited-style-name="Visited_20_Internet_20_Link">Other</text:a> </text:p>
        </text:list-item>
      </text:list>
      <text:list xml:id="list1846118813" text:style-name="L10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h text:style-name="P8" text:outline-level="5"><text:a xlink:type="simple" xlink:href="https://www.fiverr.com/categories/writing-translation" text:style-name="Internet_20_link" text:visited-style-name="Visited_20_Internet_20_Link">Writing &amp; Translation</text:a>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41"><text:a xlink:type="simple" xlink:href="https://www.fiverr.com/categories/writing-translation/articles-blogposts" text:style-name="Internet_20_link" text:visited-style-name="Visited_20_Internet_20_Link">Articles &amp; Blog Posts</text:a> </text:p>
        </text:list-item>
        <text:list-item>
          <text:p text:style-name="P41"><text:a xlink:type="simple" xlink:href="https://www.fiverr.com/categories/writing-translation/resume-writing" text:style-name="Internet_20_link" text:visited-style-name="Visited_20_Internet_20_Link">Resume Writing</text:a> </text:p>
        </text:list-item>
        <text:list-item>
          <text:p text:style-name="P41"><text:a xlink:type="simple" xlink:href="https://www.fiverr.com/categories/writing-translation/proofreading-editing" text:style-name="Internet_20_link" text:visited-style-name="Visited_20_Internet_20_Link">Proofreading &amp; Editing</text:a> </text:p>
        </text:list-item>
        <text:list-item>
          <text:p text:style-name="P41"><text:a xlink:type="simple" xlink:href="https://www.fiverr.com/categories/writing-translation/tone-of-voice" text:style-name="Internet_20_link" text:visited-style-name="Visited_20_Internet_20_Link">Brand Voice &amp; Tone</text:a> </text:p>
        </text:list-item>
        <text:list-item>
          <text:p text:style-name="P41"><text:a xlink:type="simple" xlink:href="https://www.fiverr.com/categories/writing-translation/technical-writing-services" text:style-name="Internet_20_link" text:visited-style-name="Visited_20_Internet_20_Link">Technical Writing</text:a> </text:p>
        </text:list-item>
        <text:list-item>
          <text:p text:style-name="P41"><text:a xlink:type="simple" xlink:href="https://www.fiverr.com/categories/writing-translation/quality-translation-services" text:style-name="Internet_20_link" text:visited-style-name="Visited_20_Internet_20_Link">Translation</text:a> </text:p>
        </text:list-item>
        <text:list-item>
          <text:p text:style-name="P41"><text:a xlink:type="simple" xlink:href="https://www.fiverr.com/categories/writing-translation/white-papers" text:style-name="Internet_20_link" text:visited-style-name="Visited_20_Internet_20_Link">White Papers</text:a> </text:p>
        </text:list-item>
        <text:list-item>
          <text:p text:style-name="P41"><text:a xlink:type="simple" xlink:href="https://www.fiverr.com/categories/writing-translation/ux-writing" text:style-name="Internet_20_link" text:visited-style-name="Visited_20_Internet_20_Link">UX Writing</text:a> </text:p>
        </text:list-item>
        <text:list-item>
          <text:p text:style-name="P41"><text:a xlink:type="simple" xlink:href="https://www.fiverr.com/categories/writing-translation/podcast" text:style-name="Internet_20_link" text:visited-style-name="Visited_20_Internet_20_Link">Podcast Writing</text:a> </text:p>
        </text:list-item>
        <text:list-item>
          <text:p text:style-name="P41"><text:a xlink:type="simple" xlink:href="https://www.fiverr.com/categories/writing-translation/podcast/content-creation" text:style-name="Internet_20_link" text:visited-style-name="Visited_20_Internet_20_Link">- Podcast Content</text:a> </text:p>
        </text:list-item>
        <text:list-item>
          <text:p text:style-name="P41"><text:a xlink:type="simple" xlink:href="https://www.fiverr.com/categories/writing-translation/podcast/show-notes" text:style-name="Internet_20_link" text:visited-style-name="Visited_20_Internet_20_Link">- Podcast Show Notes</text:a> </text:p>
        </text:list-item>
        <text:list-item>
          <text:p text:style-name="P41"><text:a xlink:type="simple" xlink:href="https://www.fiverr.com/categories/writing-translation/case-study-writing" text:style-name="Internet_20_link" text:visited-style-name="Visited_20_Internet_20_Link">Case Studies</text:a> </text:p>
        </text:list-item>
        <text:list-item>
          <text:p text:style-name="P41"><text:a xlink:type="simple" xlink:href="https://www.fiverr.com/categories/writing-translation/cover-letter-services" text:style-name="Internet_20_link" text:visited-style-name="Visited_20_Internet_20_Link">Cover Letters</text:a> </text:p>
        </text:list-item>
        <text:list-item>
          <text:p text:style-name="P41"><text:a xlink:type="simple" xlink:href="https://www.fiverr.com/categories/writing-translation/linkedin-profile-services" text:style-name="Internet_20_link" text:visited-style-name="Visited_20_Internet_20_Link">LinkedIn Profiles</text:a> </text:p>
        </text:list-item>
        <text:list-item>
          <text:p text:style-name="P41"><text:a xlink:type="simple" xlink:href="https://www.fiverr.com/categories/writing-translation/social-media-copywriting" text:style-name="Internet_20_link" text:visited-style-name="Visited_20_Internet_20_Link">Social Media Copy</text:a> </text:p>
        </text:list-item>
        <text:list-item>
          <text:p text:style-name="P41"><text:a xlink:type="simple" xlink:href="https://www.fiverr.com/categories/writing-translation/sales-copy" text:style-name="Internet_20_link" text:visited-style-name="Visited_20_Internet_20_Link">Sales Copy</text:a> </text:p>
        </text:list-item>
        <text:list-item>
          <text:p text:style-name="P41"><text:a xlink:type="simple" xlink:href="https://www.fiverr.com/categories/writing-translation/writing-press-releases" text:style-name="Internet_20_link" text:visited-style-name="Visited_20_Internet_20_Link">Press Releases</text:a> </text:p>
        </text:list-item>
        <text:list-item>
          <text:p text:style-name="P41"><text:a xlink:type="simple" xlink:href="https://www.fiverr.com/categories/writing-translation/research-summaries" text:style-name="Internet_20_link" text:visited-style-name="Visited_20_Internet_20_Link">Research &amp; Summaries</text:a> </text:p>
        </text:list-item>
        <text:list-item>
          <text:p text:style-name="P41"><text:a xlink:type="simple" xlink:href="https://www.fiverr.com/categories/writing-translation/transcription" text:style-name="Internet_20_link" text:visited-style-name="Visited_20_Internet_20_Link">Transcripts</text:a> </text:p>
        </text:list-item>
        <text:list-item>
          <text:p text:style-name="P41"><text:a xlink:type="simple" xlink:href="https://www.fiverr.com/categories/writing-translation/legal-writing" text:style-name="Internet_20_link" text:visited-style-name="Visited_20_Internet_20_Link">Legal Writing</text:a> </text:p>
        </text:list-item>
        <text:list-item>
          <text:p text:style-name="P41"><text:a xlink:type="simple" xlink:href="https://www.fiverr.com/categories/writing-translation/product-description" text:style-name="Internet_20_link" text:visited-style-name="Visited_20_Internet_20_Link">Product Descriptions</text:a> </text:p>
        </text:list-item>
        <text:list-item>
          <text:p text:style-name="P41"><text:a xlink:type="simple" xlink:href="https://www.fiverr.com/categories/writing-translation/website-content" text:style-name="Internet_20_link" text:visited-style-name="Visited_20_Internet_20_Link">Website Content</text:a> </text:p>
        </text:list-item>
        <text:list-item>
          <text:p text:style-name="P41"><text:a xlink:type="simple" xlink:href="https://www.fiverr.com/categories/writing-translation/business-names-and-slogans" text:style-name="Internet_20_link" text:visited-style-name="Visited_20_Internet_20_Link">Business Names &amp; Slogans</text:a> </text:p>
        </text:list-item>
        <text:list-item>
          <text:p text:style-name="P41"><text:a xlink:type="simple" xlink:href="https://www.fiverr.com/categories/writing-translation/script-writing" text:style-name="Internet_20_link" text:visited-style-name="Visited_20_Internet_20_Link">Scriptwriting</text:a> </text:p>
        </text:list-item>
        <text:list-item>
          <text:p text:style-name="P41"><text:a xlink:type="simple" xlink:href="https://www.fiverr.com/categories/writing-translation/script-writing/webinar-script" text:style-name="Internet_20_link" text:visited-style-name="Visited_20_Internet_20_Link">- Webinars</text:a> </text:p>
        </text:list-item>
        <text:list-item>
          <text:p text:style-name="P41"><text:a xlink:type="simple" xlink:href="https://www.fiverr.com/categories/writing-translation/script-writing/cold-call-script" text:style-name="Internet_20_link" text:visited-style-name="Visited_20_Internet_20_Link">- Cold Calls</text:a> </text:p>
        </text:list-item>
        <text:list-item>
          <text:p text:style-name="P41"><text:a xlink:type="simple" xlink:href="https://www.fiverr.com/categories/writing-translation/script-writing/audio-script" text:style-name="Internet_20_link" text:visited-style-name="Visited_20_Internet_20_Link">- Audio Ads</text:a> </text:p>
        </text:list-item>
        <text:list-item>
          <text:p text:style-name="P41"><text:a xlink:type="simple" xlink:href="https://www.fiverr.com/categories/writing-translation/script-writing/script-coverage" text:style-name="Internet_20_link" text:visited-style-name="Visited_20_Internet_20_Link">- Script Coverage</text:a> </text:p>
        </text:list-item>
        <text:list-item>
          <text:p text:style-name="P41"><text:a xlink:type="simple" xlink:href="https://www.fiverr.com/categories/writing-translation/script-writing/tv-and-movie-scripts" text:style-name="Internet_20_link" text:visited-style-name="Visited_20_Internet_20_Link">- Film &amp; TV Screenplays</text:a> </text:p>
        </text:list-item>
        <text:list-item>
          <text:p text:style-name="P41"><text:a xlink:type="simple" xlink:href="https://www.fiverr.com/categories/writing-translation/script-writing/video-script" text:style-name="Internet_20_link" text:visited-style-name="Visited_20_Internet_20_Link">- Promotional Videos</text:a> </text:p>
        </text:list-item>
        <text:list-item>
          <text:p text:style-name="P41"><text:soft-page-break/><text:a xlink:type="simple" xlink:href="https://www.fiverr.com/categories/writing-translation/book-and-ebook-writing" text:style-name="Internet_20_link" text:visited-style-name="Visited_20_Internet_20_Link">Book &amp; eBook Writing</text:a> </text:p>
        </text:list-item>
        <text:list-item>
          <text:p text:style-name="P41"><text:a xlink:type="simple" xlink:href="https://www.fiverr.com/categories/writing-translation/book-and-ebook-writing/short-stories" text:style-name="Internet_20_link" text:visited-style-name="Visited_20_Internet_20_Link">- Short Stories</text:a> </text:p>
        </text:list-item>
        <text:list-item>
          <text:p text:style-name="P41"><text:a xlink:type="simple" xlink:href="https://www.fiverr.com/categories/writing-translation/book-and-ebook-writing/book-proposal" text:style-name="Internet_20_link" text:visited-style-name="Visited_20_Internet_20_Link">- Book Proposals</text:a> </text:p>
        </text:list-item>
        <text:list-item>
          <text:p text:style-name="P41"><text:a xlink:type="simple" xlink:href="https://www.fiverr.com/categories/writing-translation/book-and-ebook-writing/book-blurb" text:style-name="Internet_20_link" text:visited-style-name="Visited_20_Internet_20_Link">- Book Blurbs</text:a> </text:p>
        </text:list-item>
        <text:list-item>
          <text:p text:style-name="P41"><text:a xlink:type="simple" xlink:href="https://www.fiverr.com/categories/writing-translation/book-and-ebook-writing/ghostwriting" text:style-name="Internet_20_link" text:visited-style-name="Visited_20_Internet_20_Link">- Ghostwriting</text:a> </text:p>
        </text:list-item>
        <text:list-item>
          <text:p text:style-name="P41"><text:a xlink:type="simple" xlink:href="https://www.fiverr.com/categories/writing-translation/email-copy" text:style-name="Internet_20_link" text:visited-style-name="Visited_20_Internet_20_Link">Email Copy</text:a> </text:p>
        </text:list-item>
        <text:list-item>
          <text:p text:style-name="P41"><text:a xlink:type="simple" xlink:href="https://www.fiverr.com/categories/writing-translation/speech-writing" text:style-name="Internet_20_link" text:visited-style-name="Visited_20_Internet_20_Link">Speechwriting</text:a> </text:p>
        </text:list-item>
        <text:list-item>
          <text:p text:style-name="P41"><text:a xlink:type="simple" xlink:href="https://www.fiverr.com/categories/writing-translation/creative-writing" text:style-name="Internet_20_link" text:visited-style-name="Visited_20_Internet_20_Link">Creative Writing</text:a> </text:p>
        </text:list-item>
        <text:list-item>
          <text:p text:style-name="P41"><text:a xlink:type="simple" xlink:href="https://www.fiverr.com/categories/writing-translation/creative-writing/video-game-writing" text:style-name="Internet_20_link" text:visited-style-name="Visited_20_Internet_20_Link">- Game Writing</text:a> </text:p>
        </text:list-item>
        <text:list-item>
          <text:p text:style-name="P41"><text:a xlink:type="simple" xlink:href="https://www.fiverr.com/categories/writing-translation/creative-writing/poetry-writing" text:style-name="Internet_20_link" text:visited-style-name="Visited_20_Internet_20_Link">- Poetry</text:a> </text:p>
        </text:list-item>
        <text:list-item>
          <text:p text:style-name="P41"><text:a xlink:type="simple" xlink:href="https://www.fiverr.com/categories/writing-translation/creative-writing/lyric-writing" text:style-name="Internet_20_link" text:visited-style-name="Visited_20_Internet_20_Link">- Song Lyrics</text:a> </text:p>
        </text:list-item>
        <text:list-item>
          <text:p text:style-name="P41"><text:a xlink:type="simple" xlink:href="https://www.fiverr.com/categories/writing-translation/creative-writing/letter-writing" text:style-name="Internet_20_link" text:visited-style-name="Visited_20_Internet_20_Link">- Letters</text:a> </text:p>
        </text:list-item>
        <text:list-item>
          <text:p text:style-name="P41"><text:a xlink:type="simple" xlink:href="https://www.fiverr.com/categories/writing-translation/beta-reader" text:style-name="Internet_20_link" text:visited-style-name="Visited_20_Internet_20_Link">Beta Reading</text:a> </text:p>
        </text:list-item>
        <text:list-item>
          <text:p text:style-name="P25"><text:a xlink:type="simple" xlink:href="https://www.fiverr.com/categories/writing-translation/writing-services" text:style-name="Internet_20_link" text:visited-style-name="Visited_20_Internet_20_Link">Other</text:a> </text:p>
        </text:list-item>
      </text:list>
      <text:list xml:id="list1651496896" text:style-name="L1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h text:style-name="P9" text:outline-level="5"><text:a xlink:type="simple" xlink:href="https://www.fiverr.com/categories/video-animation" text:style-name="Internet_20_link" text:visited-style-name="Visited_20_Internet_20_Link">Video &amp; Animation</text:a>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42"><text:a xlink:type="simple" xlink:href="https://www.fiverr.com/categories/video-animation/whiteboard-explainer-videos" text:style-name="Internet_20_link" text:visited-style-name="Visited_20_Internet_20_Link">Whiteboard &amp; Animated Explainers</text:a> </text:p>
        </text:list-item>
        <text:list-item>
          <text:p text:style-name="P42"><text:a xlink:type="simple" xlink:href="https://www.fiverr.com/categories/video-animation/video-editing" text:style-name="Internet_20_link" text:visited-style-name="Visited_20_Internet_20_Link">Video Editing</text:a> </text:p>
        </text:list-item>
        <text:list-item>
          <text:p text:style-name="P42"><text:a xlink:type="simple" xlink:href="https://www.fiverr.com/categories/video-animation/short-video-ads" text:style-name="Internet_20_link" text:visited-style-name="Visited_20_Internet_20_Link">Short Video Ads</text:a> </text:p>
        </text:list-item>
        <text:list-item>
          <text:p text:style-name="P42"><text:a xlink:type="simple" xlink:href="https://www.fiverr.com/categories/video-animation/animated-gifs" text:style-name="Internet_20_link" text:visited-style-name="Visited_20_Internet_20_Link">Animated GIFs</text:a> </text:p>
        </text:list-item>
        <text:list-item>
          <text:p text:style-name="P42"><text:a xlink:type="simple" xlink:href="https://www.fiverr.com/categories/video-animation/logo-animation-services" text:style-name="Internet_20_link" text:visited-style-name="Visited_20_Internet_20_Link">Logo Animation</text:a> </text:p>
        </text:list-item>
        <text:list-item>
          <text:p text:style-name="P42"><text:a xlink:type="simple" xlink:href="https://www.fiverr.com/categories/video-animation/video-intro-and-outro" text:style-name="Internet_20_link" text:visited-style-name="Visited_20_Internet_20_Link">Intros &amp; Outros</text:a> </text:p>
        </text:list-item>
        <text:list-item>
          <text:p text:style-name="P42"><text:a xlink:type="simple" xlink:href="https://www.fiverr.com/categories/video-animation/animated-characters-modeling" text:style-name="Internet_20_link" text:visited-style-name="Visited_20_Internet_20_Link">Character Animation</text:a> </text:p>
        </text:list-item>
        <text:list-item>
          <text:p text:style-name="P42"><text:a xlink:type="simple" xlink:href="https://www.fiverr.com/categories/video-animation/3d-product-animation" text:style-name="Internet_20_link" text:visited-style-name="Visited_20_Internet_20_Link">3D Product Animation</text:a> </text:p>
        </text:list-item>
        <text:list-item>
          <text:p text:style-name="P42"><text:a xlink:type="simple" xlink:href="https://www.fiverr.com/categories/video-animation/lyric-music-videos" text:style-name="Internet_20_link" text:visited-style-name="Visited_20_Internet_20_Link">Lyric &amp; Music Videos</text:a> </text:p>
        </text:list-item>
        <text:list-item>
          <text:p text:style-name="P42"><text:a xlink:type="simple" xlink:href="https://www.fiverr.com/categories/video-animation/animation-for-kids" text:style-name="Internet_20_link" text:visited-style-name="Visited_20_Internet_20_Link">Animation for Kids</text:a> </text:p>
        </text:list-item>
        <text:list-item>
          <text:p text:style-name="P42"><text:a xlink:type="simple" xlink:href="https://www.fiverr.com/categories/video-animation/animation-for-streamers" text:style-name="Internet_20_link" text:visited-style-name="Visited_20_Internet_20_Link">Animation for Streamers</text:a> </text:p>
        </text:list-item>
        <text:list-item>
          <text:p text:style-name="P42"><text:a xlink:type="simple" xlink:href="https://www.fiverr.com/categories/video-animation/live-action-videos" text:style-name="Internet_20_link" text:visited-style-name="Visited_20_Internet_20_Link">Live Action Explainers</text:a> </text:p>
        </text:list-item>
        <text:list-item>
          <text:p text:style-name="P42"><text:a xlink:type="simple" xlink:href="https://www.fiverr.com/categories/video-animation/buy-spokesperson-video" text:style-name="Internet_20_link" text:visited-style-name="Visited_20_Internet_20_Link">Spokespersons Videos</text:a> </text:p>
        </text:list-item>
        <text:list-item>
          <text:p text:style-name="P42"><text:a xlink:type="simple" xlink:href="https://www.fiverr.com/categories/video-animation/subtitles-captions" text:style-name="Internet_20_link" text:visited-style-name="Visited_20_Internet_20_Link">Subtitles &amp; Captions</text:a> </text:p>
        </text:list-item>
        <text:list-item>
          <text:p text:style-name="P42"><text:a xlink:type="simple" xlink:href="https://www.fiverr.com/categories/video-animation/visual-effects" text:style-name="Internet_20_link" text:visited-style-name="Visited_20_Internet_20_Link">Visual Effects</text:a> </text:p>
        </text:list-item>
        <text:list-item>
          <text:p text:style-name="P42"><text:a xlink:type="simple" xlink:href="https://www.fiverr.com/categories/video-animation/visual-effects/rotoscoping-keying" text:style-name="Internet_20_link" text:visited-style-name="Visited_20_Internet_20_Link">- Rotoscoping &amp; Keying</text:a> </text:p>
        </text:list-item>
        <text:list-item>
          <text:p text:style-name="P42"><text:a xlink:type="simple" xlink:href="https://www.fiverr.com/categories/video-animation/visual-effects/color-grading-color-correction" text:style-name="Internet_20_link" text:visited-style-name="Visited_20_Internet_20_Link">- Color Grading</text:a> </text:p>
        </text:list-item>
        <text:list-item>
          <text:p text:style-name="P42"><text:a xlink:type="simple" xlink:href="https://www.fiverr.com/categories/video-animation/visual-effects/match-moving" text:style-name="Internet_20_link" text:visited-style-name="Visited_20_Internet_20_Link">- Match Moving</text:a> </text:p>
        </text:list-item>
        <text:list-item>
          <text:p text:style-name="P42"><text:a xlink:type="simple" xlink:href="https://www.fiverr.com/categories/video-animation/visual-effects/video-compositing" text:style-name="Internet_20_link" text:visited-style-name="Visited_20_Internet_20_Link">- Compositing</text:a> </text:p>
        </text:list-item>
        <text:list-item>
          <text:p text:style-name="P42"><text:a xlink:type="simple" xlink:href="https://www.fiverr.com/categories/video-animation/visual-effects/cleanups" text:style-name="Internet_20_link" text:visited-style-name="Visited_20_Internet_20_Link">- Cleanups</text:a> </text:p>
        </text:list-item>
        <text:list-item>
          <text:p text:style-name="P42"><text:a xlink:type="simple" xlink:href="https://www.fiverr.com/categories/video-animation/visual-effects/beauty-retouching" text:style-name="Internet_20_link" text:visited-style-name="Visited_20_Internet_20_Link">- Beauty Retouching</text:a> </text:p>
        </text:list-item>
        <text:list-item>
          <text:p text:style-name="P42"><text:a xlink:type="simple" xlink:href="https://www.fiverr.com/categories/video-animation/screencasting-videos" text:style-name="Internet_20_link" text:visited-style-name="Visited_20_Internet_20_Link">Screencasting Videos</text:a> </text:p>
        </text:list-item>
        <text:list-item>
          <text:p text:style-name="P42"><text:a xlink:type="simple" xlink:href="https://www.fiverr.com/categories/video-animation/slideshow-videos" text:style-name="Internet_20_link" text:visited-style-name="Visited_20_Internet_20_Link">Slideshow Videos</text:a> </text:p>
        </text:list-item>
        <text:list-item>
          <text:p text:style-name="P42"><text:a xlink:type="simple" xlink:href="https://www.fiverr.com/categories/video-animation/app-website-previews" text:style-name="Internet_20_link" text:visited-style-name="Visited_20_Internet_20_Link">App &amp; Website Previews</text:a> </text:p>
        </text:list-item>
        <text:list-item>
          <text:p text:style-name="P42"><text:a xlink:type="simple" xlink:href="https://www.fiverr.com/categories/video-animation/book-trailers" text:style-name="Internet_20_link" text:visited-style-name="Visited_20_Internet_20_Link">Book Trailers</text:a> </text:p>
        </text:list-item>
        <text:list-item>
          <text:p text:style-name="P42"><text:a xlink:type="simple" xlink:href="https://www.fiverr.com/categories/video-animation/real-estate-promos" text:style-name="Internet_20_link" text:visited-style-name="Visited_20_Internet_20_Link">Real Estate Promos</text:a> </text:p>
        </text:list-item>
        <text:list-item>
          <text:p text:style-name="P42"><text:a xlink:type="simple" xlink:href="https://www.fiverr.com/categories/video-animation/game-trailers" text:style-name="Internet_20_link" text:visited-style-name="Visited_20_Internet_20_Link">Game Trailers</text:a> </text:p>
        </text:list-item>
        <text:list-item>
          <text:p text:style-name="P42"><text:a xlink:type="simple" xlink:href="https://www.fiverr.com/categories/video-animation/product-photography" text:style-name="Internet_20_link" text:visited-style-name="Visited_20_Internet_20_Link">Product Photography</text:a> </text:p>
        </text:list-item>
        <text:list-item>
          <text:p text:style-name="P42"><text:a xlink:type="simple" xlink:href="https://www.fiverr.com/categories/video-animation/local-photographers" text:style-name="Internet_20_link" text:visited-style-name="Visited_20_Internet_20_Link">Local Photography</text:a> </text:p>
        </text:list-item>
        <text:list-item>
          <text:p text:style-name="P26"><text:a xlink:type="simple" xlink:href="https://www.fiverr.com/categories/video-animation/video-services" text:style-name="Internet_20_link" text:visited-style-name="Visited_20_Internet_20_Link">Other</text:a> </text:p>
        </text:list-item>
      </text:list>
      <text:list xml:id="list1806438401" text:style-name="L1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h text:style-name="P10" text:outline-level="5"><text:soft-page-break/><text:a xlink:type="simple" xlink:href="https://www.fiverr.com/categories/music-audio" text:style-name="Internet_20_link" text:visited-style-name="Visited_20_Internet_20_Link">Music &amp; Audio</text:a>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43"><text:a xlink:type="simple" xlink:href="https://www.fiverr.com/categories/music-audio/voice-overs" text:style-name="Internet_20_link" text:visited-style-name="Visited_20_Internet_20_Link">Voice Over</text:a> </text:p>
        </text:list-item>
        <text:list-item>
          <text:p text:style-name="P43"><text:a xlink:type="simple" xlink:href="https://www.fiverr.com/categories/music-audio/mixing-mastering" text:style-name="Internet_20_link" text:visited-style-name="Visited_20_Internet_20_Link">Mixing &amp; Mastering</text:a> </text:p>
        </text:list-item>
        <text:list-item>
          <text:p text:style-name="P43"><text:a xlink:type="simple" xlink:href="https://www.fiverr.com/categories/music-audio/producers-composers" text:style-name="Internet_20_link" text:visited-style-name="Visited_20_Internet_20_Link">Producers &amp; Composers</text:a> </text:p>
        </text:list-item>
        <text:list-item>
          <text:p text:style-name="P43"><text:a xlink:type="simple" xlink:href="https://www.fiverr.com/categories/music-audio/singers-vocalists" text:style-name="Internet_20_link" text:visited-style-name="Visited_20_Internet_20_Link">Singers &amp; Vocalists</text:a> </text:p>
        </text:list-item>
        <text:list-item>
          <text:p text:style-name="P43"><text:a xlink:type="simple" xlink:href="https://www.fiverr.com/categories/music-audio/session-musicians" text:style-name="Internet_20_link" text:visited-style-name="Visited_20_Internet_20_Link">Session Musicians</text:a> </text:p>
        </text:list-item>
        <text:list-item>
          <text:p text:style-name="P43"><text:a xlink:type="simple" xlink:href="https://www.fiverr.com/categories/music-audio/songwriters" text:style-name="Internet_20_link" text:visited-style-name="Visited_20_Internet_20_Link">Songwriters</text:a> </text:p>
        </text:list-item>
        <text:list-item>
          <text:p text:style-name="P43"><text:a xlink:type="simple" xlink:href="https://www.fiverr.com/categories/music-audio/podcast-editing" text:style-name="Internet_20_link" text:visited-style-name="Visited_20_Internet_20_Link">Podcast Editing</text:a> </text:p>
        </text:list-item>
        <text:list-item>
          <text:p text:style-name="P43"><text:a xlink:type="simple" xlink:href="https://www.fiverr.com/categories/music-audio/audiobook-production" text:style-name="Internet_20_link" text:visited-style-name="Visited_20_Internet_20_Link">Audiobook Production</text:a> </text:p>
        </text:list-item>
        <text:list-item>
          <text:p text:style-name="P43"><text:a xlink:type="simple" xlink:href="https://www.fiverr.com/categories/music-audio/audio-ads-production" text:style-name="Internet_20_link" text:visited-style-name="Visited_20_Internet_20_Link">Audio Ads Production</text:a> </text:p>
        </text:list-item>
        <text:list-item>
          <text:p text:style-name="P43"><text:a xlink:type="simple" xlink:href="https://www.fiverr.com/categories/music-audio/dialogue-editing" text:style-name="Internet_20_link" text:visited-style-name="Visited_20_Internet_20_Link">Dialogue Editing</text:a> </text:p>
        </text:list-item>
        <text:list-item>
          <text:p text:style-name="P43"><text:a xlink:type="simple" xlink:href="https://www.fiverr.com/categories/music-audio/dialogue-editing/videos-and-films" text:style-name="Internet_20_link" text:visited-style-name="Visited_20_Internet_20_Link">- Videos &amp; Films</text:a> </text:p>
        </text:list-item>
        <text:list-item>
          <text:p text:style-name="P43"><text:a xlink:type="simple" xlink:href="https://www.fiverr.com/categories/music-audio/dialogue-editing/video-games" text:style-name="Internet_20_link" text:visited-style-name="Visited_20_Internet_20_Link">- Video games</text:a> </text:p>
        </text:list-item>
        <text:list-item>
          <text:p text:style-name="P43"><text:a xlink:type="simple" xlink:href="https://www.fiverr.com/categories/music-audio/dialogue-editing/phone-systems-ivr" text:style-name="Internet_20_link" text:visited-style-name="Visited_20_Internet_20_Link">- Phone Systems &amp; IVR</text:a> </text:p>
        </text:list-item>
        <text:list-item>
          <text:p text:style-name="P43"><text:a xlink:type="simple" xlink:href="https://www.fiverr.com/categories/music-audio/dialogue-editing/radio-ads" text:style-name="Internet_20_link" text:visited-style-name="Visited_20_Internet_20_Link">- Radio Ads</text:a> </text:p>
        </text:list-item>
        <text:list-item>
          <text:p text:style-name="P43"><text:a xlink:type="simple" xlink:href="https://www.fiverr.com/categories/music-audio/music-transcription" text:style-name="Internet_20_link" text:visited-style-name="Visited_20_Internet_20_Link">Music Transcription</text:a> </text:p>
        </text:list-item>
        <text:list-item>
          <text:p text:style-name="P43"><text:a xlink:type="simple" xlink:href="https://www.fiverr.com/categories/music-audio/vocal-tuning" text:style-name="Internet_20_link" text:visited-style-name="Visited_20_Internet_20_Link">Vocal Tuning</text:a> </text:p>
        </text:list-item>
        <text:list-item>
          <text:p text:style-name="P43"><text:a xlink:type="simple" xlink:href="https://www.fiverr.com/categories/music-audio/dj-drops-tags" text:style-name="Internet_20_link" text:visited-style-name="Visited_20_Internet_20_Link">DJ Drops &amp; Tags</text:a> </text:p>
        </text:list-item>
        <text:list-item>
          <text:p text:style-name="P43"><text:a xlink:type="simple" xlink:href="https://www.fiverr.com/categories/music-audio/jingles-intros" text:style-name="Internet_20_link" text:visited-style-name="Visited_20_Internet_20_Link">Jingles &amp; Intros</text:a> </text:p>
        </text:list-item>
        <text:list-item>
          <text:p text:style-name="P43"><text:a xlink:type="simple" xlink:href="https://www.fiverr.com/categories/music-audio/jingles-intros/jingles" text:style-name="Internet_20_link" text:visited-style-name="Visited_20_Internet_20_Link">- Jingles</text:a> </text:p>
        </text:list-item>
        <text:list-item>
          <text:p text:style-name="P43"><text:a xlink:type="simple" xlink:href="https://www.fiverr.com/categories/music-audio/jingles-intros/intros-and-outros" text:style-name="Internet_20_link" text:visited-style-name="Visited_20_Internet_20_Link">- Intros &amp; Outros</text:a> </text:p>
        </text:list-item>
        <text:list-item>
          <text:p text:style-name="P43"><text:a xlink:type="simple" xlink:href="https://www.fiverr.com/categories/music-audio/sound-effects" text:style-name="Internet_20_link" text:visited-style-name="Visited_20_Internet_20_Link">Sound Effects</text:a> </text:p>
        </text:list-item>
        <text:list-item>
          <text:p text:style-name="P27"><text:a xlink:type="simple" xlink:href="https://www.fiverr.com/categories/music-audio/music-audio-services" text:style-name="Internet_20_link" text:visited-style-name="Visited_20_Internet_20_Link">Other</text:a> </text:p>
        </text:list-item>
      </text:list>
      <text:list xml:id="list2039367178" text:style-name="L1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h text:style-name="P11" text:outline-level="5"><text:a xlink:type="simple" xlink:href="https://www.fiverr.com/categories/business" text:style-name="Internet_20_link" text:visited-style-name="Visited_20_Internet_20_Link">Business</text:a>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44"><text:a xlink:type="simple" xlink:href="https://www.fiverr.com/categories/business/virtual-assistant-services" text:style-name="Internet_20_link" text:visited-style-name="Visited_20_Internet_20_Link">Virtual Assistant</text:a> </text:p>
        </text:list-item>
        <text:list-item>
          <text:p text:style-name="P44"><text:a xlink:type="simple" xlink:href="https://www.fiverr.com/categories/business/virtual-assistant-services/research" text:style-name="Internet_20_link" text:visited-style-name="Visited_20_Internet_20_Link">- Research</text:a> </text:p>
        </text:list-item>
        <text:list-item>
          <text:p text:style-name="P44"><text:a xlink:type="simple" xlink:href="https://www.fiverr.com/categories/business/virtual-assistant-services/file-conversion" text:style-name="Internet_20_link" text:visited-style-name="Visited_20_Internet_20_Link">- File Conversion</text:a> </text:p>
        </text:list-item>
        <text:list-item>
          <text:p text:style-name="P44"><text:a xlink:type="simple" xlink:href="https://www.fiverr.com/categories/business/virtual-assistant-services/admin-support" text:style-name="Internet_20_link" text:visited-style-name="Visited_20_Internet_20_Link">- Admin &amp; Support</text:a> </text:p>
        </text:list-item>
        <text:list-item>
          <text:p text:style-name="P44"><text:a xlink:type="simple" xlink:href="https://www.fiverr.com/categories/business/data-entry" text:style-name="Internet_20_link" text:visited-style-name="Visited_20_Internet_20_Link">Data Entry</text:a> </text:p>
        </text:list-item>
        <text:list-item>
          <text:p text:style-name="P44"><text:a xlink:type="simple" xlink:href="https://www.fiverr.com/categories/business/market-research-reports" text:style-name="Internet_20_link" text:visited-style-name="Visited_20_Internet_20_Link">Market Research</text:a> </text:p>
        </text:list-item>
        <text:list-item>
          <text:p text:style-name="P44"><text:a xlink:type="simple" xlink:href="https://www.fiverr.com/categories/business/product-research" text:style-name="Internet_20_link" text:visited-style-name="Visited_20_Internet_20_Link">Product Research</text:a> </text:p>
        </text:list-item>
        <text:list-item>
          <text:p text:style-name="P44"><text:a xlink:type="simple" xlink:href="https://www.fiverr.com/categories/business/product-research/niche-category-recommendations" text:style-name="Internet_20_link" text:visited-style-name="Visited_20_Internet_20_Link">- Niche Category Recommendations</text:a> </text:p>
        </text:list-item>
        <text:list-item>
          <text:p text:style-name="P44"><text:a xlink:type="simple" xlink:href="https://www.fiverr.com/categories/business/product-research/product-recommendations" text:style-name="Internet_20_link" text:visited-style-name="Visited_20_Internet_20_Link">- Product Recommendations</text:a> </text:p>
        </text:list-item>
        <text:list-item>
          <text:p text:style-name="P44"><text:a xlink:type="simple" xlink:href="https://www.fiverr.com/categories/business/business-plans" text:style-name="Internet_20_link" text:visited-style-name="Visited_20_Internet_20_Link">Business Plans</text:a> </text:p>
        </text:list-item>
        <text:list-item>
          <text:p text:style-name="P44"><text:a xlink:type="simple" xlink:href="https://www.fiverr.com/categories/business/branding-services" text:style-name="Internet_20_link" text:visited-style-name="Visited_20_Internet_20_Link">Branding Services</text:a> </text:p>
        </text:list-item>
        <text:list-item>
          <text:p text:style-name="P44"><text:a xlink:type="simple" xlink:href="https://www.fiverr.com/categories/business/legal-consulting-services" text:style-name="Internet_20_link" text:visited-style-name="Visited_20_Internet_20_Link">Legal Consulting</text:a> </text:p>
        </text:list-item>
        <text:list-item>
          <text:p text:style-name="P44"><text:a xlink:type="simple" xlink:href="https://www.fiverr.com/categories/business/financial-consulting-services" text:style-name="Internet_20_link" text:visited-style-name="Visited_20_Internet_20_Link">Financial Consulting</text:a> </text:p>
        </text:list-item>
        <text:list-item>
          <text:p text:style-name="P44"><text:a xlink:type="simple" xlink:href="https://www.fiverr.com/categories/business/business-tips" text:style-name="Internet_20_link" text:visited-style-name="Visited_20_Internet_20_Link">Business Tips</text:a> </text:p>
        </text:list-item>
        <text:list-item>
          <text:p text:style-name="P44"><text:a xlink:type="simple" xlink:href="https://www.fiverr.com/categories/business/online-presentations" text:style-name="Internet_20_link" text:visited-style-name="Visited_20_Internet_20_Link">Presentations</text:a> </text:p>
        </text:list-item>
        <text:list-item>
          <text:p text:style-name="P44"><text:a xlink:type="simple" xlink:href="https://www.fiverr.com/categories/business/career-change-advice" text:style-name="Internet_20_link" text:visited-style-name="Visited_20_Internet_20_Link">Career Advice</text:a> </text:p>
        </text:list-item>
        <text:list-item>
          <text:p text:style-name="P44"><text:a xlink:type="simple" xlink:href="https://www.fiverr.com/categories/business/flyer-distribution" text:style-name="Internet_20_link" text:visited-style-name="Visited_20_Internet_20_Link">Flyer Distribution</text:a> </text:p>
        </text:list-item>
        <text:list-item>
          <text:p text:style-name="P44"><text:a xlink:type="simple" xlink:href="https://www.fiverr.com/categories/business/lead-generation-services" text:style-name="Internet_20_link" text:visited-style-name="Visited_20_Internet_20_Link">Lead Generation</text:a> </text:p>
        </text:list-item>
        <text:list-item>
          <text:p text:style-name="P28"><text:a xlink:type="simple" xlink:href="https://www.fiverr.com/categories/business/business-services" text:style-name="Internet_20_link" text:visited-style-name="Visited_20_Internet_20_Link">Other</text:a> </text:p>
        </text:list-item>
      </text:list>
      <text:list xml:id="list468936311" text:style-name="L14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h text:style-name="P12" text:outline-level="5"><text:soft-page-break/><text:a xlink:type="simple" xlink:href="https://www.fiverr.com/categories/lifestyle" text:style-name="Internet_20_link" text:visited-style-name="Visited_20_Internet_20_Link">Lifestyle</text:a>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45"><text:a xlink:type="simple" xlink:href="https://www.fiverr.com/categories/lifestyle/online-private-lessons" text:style-name="Internet_20_link" text:visited-style-name="Visited_20_Internet_20_Link">Online Lessons</text:a> </text:p>
        </text:list-item>
        <text:list-item>
          <text:p text:style-name="P45"><text:a xlink:type="simple" xlink:href="https://www.fiverr.com/categories/lifestyle/arts-crafts-gifts" text:style-name="Internet_20_link" text:visited-style-name="Visited_20_Internet_20_Link">Arts &amp; Crafts</text:a> </text:p>
        </text:list-item>
        <text:list-item>
          <text:p text:style-name="P45"><text:a xlink:type="simple" xlink:href="https://www.fiverr.com/categories/lifestyle/relationship-advice-for-men-woman" text:style-name="Internet_20_link" text:visited-style-name="Visited_20_Internet_20_Link">Relationship Advice</text:a> </text:p>
        </text:list-item>
        <text:list-item>
          <text:p text:style-name="P45"><text:a xlink:type="simple" xlink:href="https://www.fiverr.com/categories/lifestyle/health-fitness-tips" text:style-name="Internet_20_link" text:visited-style-name="Visited_20_Internet_20_Link">Health, Nutrition &amp; Fitness</text:a> </text:p>
        </text:list-item>
        <text:list-item>
          <text:p text:style-name="P45"><text:a xlink:type="simple" xlink:href="https://www.fiverr.com/categories/lifestyle/astrology-fortune-telling-reading" text:style-name="Internet_20_link" text:visited-style-name="Visited_20_Internet_20_Link">Astrology &amp; Readings</text:a> </text:p>
        </text:list-item>
        <text:list-item>
          <text:p text:style-name="P45"><text:a xlink:type="simple" xlink:href="https://www.fiverr.com/categories/lifestyle/spiritual-healing" text:style-name="Internet_20_link" text:visited-style-name="Visited_20_Internet_20_Link">Spiritual &amp; Healing</text:a> </text:p>
        </text:list-item>
        <text:list-item>
          <text:p text:style-name="P45"><text:a xlink:type="simple" xlink:href="https://www.fiverr.com/categories/lifestyle/family-genealogy" text:style-name="Internet_20_link" text:visited-style-name="Visited_20_Internet_20_Link">Family &amp; Genealogy</text:a> </text:p>
        </text:list-item>
        <text:list-item>
          <text:p text:style-name="P45"><text:a xlink:type="simple" xlink:href="https://www.fiverr.com/categories/lifestyle/gaming" text:style-name="Internet_20_link" text:visited-style-name="Visited_20_Internet_20_Link">Gaming</text:a> </text:p>
        </text:list-item>
        <text:list-item>
          <text:p text:style-name="P45"><text:a xlink:type="simple" xlink:href="https://www.fiverr.com/categories/lifestyle/gaming/game-coaching" text:style-name="Internet_20_link" text:visited-style-name="Visited_20_Internet_20_Link">- Game Coaching</text:a> </text:p>
        </text:list-item>
        <text:list-item>
          <text:p text:style-name="P45"><text:a xlink:type="simple" xlink:href="https://www.fiverr.com/categories/lifestyle/gaming/game-sessions" text:style-name="Internet_20_link" text:visited-style-name="Visited_20_Internet_20_Link">- Game Sessions</text:a> </text:p>
        </text:list-item>
        <text:list-item>
          <text:p text:style-name="P45"><text:a xlink:type="simple" xlink:href="https://www.fiverr.com/categories/lifestyle/greeting-cards-videos-online" text:style-name="Internet_20_link" text:visited-style-name="Visited_20_Internet_20_Link">Greeting Cards &amp; Videos</text:a> </text:p>
        </text:list-item>
        <text:list-item>
          <text:p text:style-name="P45"><text:a xlink:type="simple" xlink:href="https://www.fiverr.com/categories/lifestyle/promote-your-message" text:style-name="Internet_20_link" text:visited-style-name="Visited_20_Internet_20_Link">Your Message On...</text:a> </text:p>
        </text:list-item>
        <text:list-item>
          <text:p text:style-name="P45"><text:a xlink:type="simple" xlink:href="https://www.fiverr.com/categories/lifestyle/viral-videos" text:style-name="Internet_20_link" text:visited-style-name="Visited_20_Internet_20_Link">Viral Videos</text:a> </text:p>
        </text:list-item>
        <text:list-item>
          <text:p text:style-name="P45"><text:a xlink:type="simple" xlink:href="https://www.fiverr.com/categories/lifestyle/celebrity-impersonators" text:style-name="Internet_20_link" text:visited-style-name="Visited_20_Internet_20_Link">Celebrity Impersonators</text:a> </text:p>
        </text:list-item>
        <text:list-item>
          <text:p text:style-name="P45"><text:a xlink:type="simple" xlink:href="https://www.fiverr.com/categories/lifestyle/collectibles" text:style-name="Internet_20_link" text:visited-style-name="Visited_20_Internet_20_Link">Collectibles</text:a> </text:p>
        </text:list-item>
        <text:list-item>
          <text:p text:style-name="P45"><text:a xlink:type="simple" xlink:href="https://www.fiverr.com/categories/lifestyle/traveling" text:style-name="Internet_20_link" text:visited-style-name="Visited_20_Internet_20_Link">Traveling</text:a> </text:p>
        </text:list-item>
        <text:list-item>
          <text:p text:style-name="P45"><text:a xlink:type="simple" xlink:href="https://www.fiverr.com/categories/lifestyle/traveling/postcards-from" text:style-name="Internet_20_link" text:visited-style-name="Visited_20_Internet_20_Link">- Postcards From</text:a> </text:p>
        </text:list-item>
        <text:list-item>
          <text:p text:style-name="P45"><text:a xlink:type="simple" xlink:href="https://www.fiverr.com/categories/lifestyle/traveling/local-advisors" text:style-name="Internet_20_link" text:visited-style-name="Visited_20_Internet_20_Link">- Local Advisors</text:a> </text:p>
        </text:list-item>
        <text:list-item>
          <text:p text:style-name="P45"><text:a xlink:type="simple" xlink:href="https://www.fiverr.com/categories/lifestyle/traveling/shipping-services" text:style-name="Internet_20_link" text:visited-style-name="Visited_20_Internet_20_Link">- Shipping Services</text:a> </text:p>
        </text:list-item>
        <text:list-item>
          <text:p text:style-name="P45"><text:a xlink:type="simple" xlink:href="https://www.fiverr.com/categories/lifestyle/traveling/trip-plans" text:style-name="Internet_20_link" text:visited-style-name="Visited_20_Internet_20_Link">- Trip Plans</text:a> </text:p>
        </text:list-item>
        <text:list-item>
          <text:p text:style-name="P29"><text:a xlink:type="simple" xlink:href="https://www.fiverr.com/categories/lifestyle/lifestyle-services" text:style-name="Internet_20_link" text:visited-style-name="Visited_20_Internet_20_Link">Other</text:a> </text:p>
        </text:list-item>
      </text:list>
      <text:list xml:id="list553265157" text:style-name="L15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h text:style-name="P13" text:outline-level="5"><text:a xlink:type="simple" xlink:href="https://www.fiverr.com/categories/programming-tech" text:style-name="Internet_20_link" text:visited-style-name="Visited_20_Internet_20_Link">Programming &amp; Tech</text:a>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46"><text:a xlink:type="simple" xlink:href="https://www.fiverr.com/categories/programming-tech/wordpress-services" text:style-name="Internet_20_link" text:visited-style-name="Visited_20_Internet_20_Link">WordPress</text:a> </text:p>
        </text:list-item>
        <text:list-item>
          <text:p text:style-name="P46"><text:a xlink:type="simple" xlink:href="https://www.fiverr.com/categories/programming-tech/wordpress-services/full-website-creation" text:style-name="Internet_20_link" text:visited-style-name="Visited_20_Internet_20_Link">- Full Website Creation</text:a> </text:p>
        </text:list-item>
        <text:list-item>
          <text:p text:style-name="P46"><text:a xlink:type="simple" xlink:href="https://www.fiverr.com/categories/programming-tech/wordpress-services/customization" text:style-name="Internet_20_link" text:visited-style-name="Visited_20_Internet_20_Link">- Customization</text:a> </text:p>
        </text:list-item>
        <text:list-item>
          <text:p text:style-name="P46"><text:a xlink:type="simple" xlink:href="https://www.fiverr.com/categories/programming-tech/wordpress-services/bug-fixes" text:style-name="Internet_20_link" text:visited-style-name="Visited_20_Internet_20_Link">- Bug Fixes</text:a> </text:p>
        </text:list-item>
        <text:list-item>
          <text:p text:style-name="P46"><text:a xlink:type="simple" xlink:href="https://www.fiverr.com/categories/programming-tech/wordpress-services/landing-page" text:style-name="Internet_20_link" text:visited-style-name="Visited_20_Internet_20_Link">- Landing Page</text:a> </text:p>
        </text:list-item>
        <text:list-item>
          <text:p text:style-name="P46"><text:a xlink:type="simple" xlink:href="https://www.fiverr.com/categories/programming-tech/wordpress-services/wp-installation-setup" text:style-name="Internet_20_link" text:visited-style-name="Visited_20_Internet_20_Link">- WP Installation &amp; Setup</text:a> </text:p>
        </text:list-item>
        <text:list-item>
          <text:p text:style-name="P46"><text:a xlink:type="simple" xlink:href="https://www.fiverr.com/categories/programming-tech/wordpress-services/performance-seo" text:style-name="Internet_20_link" text:visited-style-name="Visited_20_Internet_20_Link">- Performance &amp; SEO</text:a> </text:p>
        </text:list-item>
        <text:list-item>
          <text:p text:style-name="P46"><text:a xlink:type="simple" xlink:href="https://www.fiverr.com/categories/programming-tech/wordpress-services/backup-cloning-migration" text:style-name="Internet_20_link" text:visited-style-name="Visited_20_Internet_20_Link">- Backup, Cloning &amp; Migration</text:a> </text:p>
        </text:list-item>
        <text:list-item>
          <text:p text:style-name="P46"><text:a xlink:type="simple" xlink:href="https://www.fiverr.com/categories/programming-tech/wordpress-services/security" text:style-name="Internet_20_link" text:visited-style-name="Visited_20_Internet_20_Link">- Security</text:a> </text:p>
        </text:list-item>
        <text:list-item>
          <text:p text:style-name="P46"><text:a xlink:type="simple" xlink:href="https://www.fiverr.com/categories/programming-tech/wordpress-services/help-consultation" text:style-name="Internet_20_link" text:visited-style-name="Visited_20_Internet_20_Link">- Help/Consultation</text:a> </text:p>
        </text:list-item>
        <text:list-item>
          <text:p text:style-name="P46"><text:a xlink:type="simple" xlink:href="https://www.fiverr.com/categories/programming-tech/web-cms-services" text:style-name="Internet_20_link" text:visited-style-name="Visited_20_Internet_20_Link">Website Builders &amp; CMS</text:a> </text:p>
        </text:list-item>
        <text:list-item>
          <text:p text:style-name="P46"><text:a xlink:type="simple" xlink:href="https://www.fiverr.com/categories/programming-tech/web-cms-services/full-website-creation" text:style-name="Internet_20_link" text:visited-style-name="Visited_20_Internet_20_Link">- Full Website Creation</text:a> </text:p>
        </text:list-item>
        <text:list-item>
          <text:p text:style-name="P46"><text:a xlink:type="simple" xlink:href="https://www.fiverr.com/categories/programming-tech/web-cms-services/customization" text:style-name="Internet_20_link" text:visited-style-name="Visited_20_Internet_20_Link">- Customization</text:a> </text:p>
        </text:list-item>
        <text:list-item>
          <text:p text:style-name="P46"><text:a xlink:type="simple" xlink:href="https://www.fiverr.com/categories/programming-tech/web-cms-services/bug-fixes" text:style-name="Internet_20_link" text:visited-style-name="Visited_20_Internet_20_Link">- Bug Fixes</text:a> </text:p>
        </text:list-item>
        <text:list-item>
          <text:p text:style-name="P46"><text:a xlink:type="simple" xlink:href="https://www.fiverr.com/categories/programming-tech/web-cms-services/landing-page" text:style-name="Internet_20_link" text:visited-style-name="Visited_20_Internet_20_Link">- Landing Page</text:a> </text:p>
        </text:list-item>
        <text:list-item>
          <text:p text:style-name="P46"><text:a xlink:type="simple" xlink:href="https://www.fiverr.com/categories/programming-tech/web-cms-services/theme-plugin-installation" text:style-name="Internet_20_link" text:visited-style-name="Visited_20_Internet_20_Link">- Theme/Plugin Installation</text:a> </text:p>
        </text:list-item>
        <text:list-item>
          <text:p text:style-name="P46"><text:a xlink:type="simple" xlink:href="https://www.fiverr.com/categories/programming-tech/web-cms-services/performance-security" text:style-name="Internet_20_link" text:visited-style-name="Visited_20_Internet_20_Link">- Performance &amp; Security</text:a> </text:p>
        </text:list-item>
        <text:list-item>
          <text:p text:style-name="P46"><text:a xlink:type="simple" xlink:href="https://www.fiverr.com/categories/programming-tech/web-cms-services/backup-cloning-migration" text:style-name="Internet_20_link" text:visited-style-name="Visited_20_Internet_20_Link">- Backup, Cloning &amp; Migration</text:a> </text:p>
        </text:list-item>
        <text:list-item>
          <text:p text:style-name="P46"><text:a xlink:type="simple" xlink:href="https://www.fiverr.com/categories/programming-tech/web-cms-services/help-consultation" text:style-name="Internet_20_link" text:visited-style-name="Visited_20_Internet_20_Link">- Help/Consultation</text:a> </text:p>
        </text:list-item>
        <text:list-item>
          <text:p text:style-name="P46"><text:a xlink:type="simple" xlink:href="https://www.fiverr.com/categories/programming-tech/game-development" text:style-name="Internet_20_link" text:visited-style-name="Visited_20_Internet_20_Link">Game Development</text:a> </text:p>
        </text:list-item>
        <text:list-item>
          <text:p text:style-name="P46"><text:a xlink:type="simple" xlink:href="https://www.fiverr.com/categories/programming-tech/game-development/consultation" text:style-name="Internet_20_link" text:visited-style-name="Visited_20_Internet_20_Link">- Consultation</text:a> </text:p>
        </text:list-item>
        <text:list-item>
          <text:p text:style-name="P46"><text:a xlink:type="simple" xlink:href="https://www.fiverr.com/categories/programming-tech/game-development/backup-migration" text:style-name="Internet_20_link" text:visited-style-name="Visited_20_Internet_20_Link">- Backup &amp; Migration</text:a> </text:p>
        </text:list-item>
        <text:list-item>
          <text:p text:style-name="P46"><text:soft-page-break/><text:a xlink:type="simple" xlink:href="https://www.fiverr.com/categories/programming-tech/game-development/customization" text:style-name="Internet_20_link" text:visited-style-name="Visited_20_Internet_20_Link">- Customization</text:a> </text:p>
        </text:list-item>
        <text:list-item>
          <text:p text:style-name="P46"><text:a xlink:type="simple" xlink:href="https://www.fiverr.com/categories/programming-tech/game-development/prototyping" text:style-name="Internet_20_link" text:visited-style-name="Visited_20_Internet_20_Link">- Prototyping</text:a> </text:p>
        </text:list-item>
        <text:list-item>
          <text:p text:style-name="P46"><text:a xlink:type="simple" xlink:href="https://www.fiverr.com/categories/programming-tech/game-development/full-game-creation" text:style-name="Internet_20_link" text:visited-style-name="Visited_20_Internet_20_Link">- Full Game Creation</text:a> </text:p>
        </text:list-item>
        <text:list-item>
          <text:p text:style-name="P46"><text:a xlink:type="simple" xlink:href="https://www.fiverr.com/categories/programming-tech/game-development/bug-fixes" text:style-name="Internet_20_link" text:visited-style-name="Visited_20_Internet_20_Link">- Bug Fixes</text:a> </text:p>
        </text:list-item>
        <text:list-item>
          <text:p text:style-name="P46"><text:a xlink:type="simple" xlink:href="https://www.fiverr.com/categories/programming-tech/web-programming-services" text:style-name="Internet_20_link" text:visited-style-name="Visited_20_Internet_20_Link">Web Programming</text:a> </text:p>
        </text:list-item>
        <text:list-item>
          <text:p text:style-name="P46"><text:a xlink:type="simple" xlink:href="https://www.fiverr.com/categories/programming-tech/web-programming-services/custom-website" text:style-name="Internet_20_link" text:visited-style-name="Visited_20_Internet_20_Link">- Custom Website</text:a> </text:p>
        </text:list-item>
        <text:list-item>
          <text:p text:style-name="P46"><text:a xlink:type="simple" xlink:href="https://www.fiverr.com/categories/programming-tech/web-programming-services/web-application" text:style-name="Internet_20_link" text:visited-style-name="Visited_20_Internet_20_Link">- Web Application</text:a> </text:p>
        </text:list-item>
        <text:list-item>
          <text:p text:style-name="P46"><text:a xlink:type="simple" xlink:href="https://www.fiverr.com/categories/programming-tech/web-programming-services/bug-fixes" text:style-name="Internet_20_link" text:visited-style-name="Visited_20_Internet_20_Link">- Bug Fixes</text:a> </text:p>
        </text:list-item>
        <text:list-item>
          <text:p text:style-name="P46"><text:a xlink:type="simple" xlink:href="https://www.fiverr.com/categories/programming-tech/web-programming-services/browser-extension" text:style-name="Internet_20_link" text:visited-style-name="Visited_20_Internet_20_Link">- Browser Extensions </text:a></text:p>
        </text:list-item>
        <text:list-item>
          <text:p text:style-name="P46"><text:a xlink:type="simple" xlink:href="https://www.fiverr.com/categories/programming-tech/web-programming-services/email-template" text:style-name="Internet_20_link" text:visited-style-name="Visited_20_Internet_20_Link">- Email Template</text:a> </text:p>
        </text:list-item>
        <text:list-item>
          <text:p text:style-name="P46"><text:a xlink:type="simple" xlink:href="https://www.fiverr.com/categories/programming-tech/web-programming-services/convert-psd" text:style-name="Internet_20_link" text:visited-style-name="Visited_20_Internet_20_Link">- Convert PSD</text:a> </text:p>
        </text:list-item>
        <text:list-item>
          <text:p text:style-name="P46"><text:a xlink:type="simple" xlink:href="https://www.fiverr.com/categories/programming-tech/web-programming-services/scripting" text:style-name="Internet_20_link" text:visited-style-name="Visited_20_Internet_20_Link">- Scripting</text:a> </text:p>
        </text:list-item>
        <text:list-item>
          <text:p text:style-name="P46"><text:a xlink:type="simple" xlink:href="https://www.fiverr.com/categories/programming-tech/web-programming-services/custom-landing-page" text:style-name="Internet_20_link" text:visited-style-name="Visited_20_Internet_20_Link">- Landing Page</text:a> </text:p>
        </text:list-item>
        <text:list-item>
          <text:p text:style-name="P46"><text:a xlink:type="simple" xlink:href="https://www.fiverr.com/categories/programming-tech/web-programming-services/help-consultation" text:style-name="Internet_20_link" text:visited-style-name="Visited_20_Internet_20_Link">- Help/Consultation</text:a> </text:p>
        </text:list-item>
        <text:list-item>
          <text:p text:style-name="P46"><text:a xlink:type="simple" xlink:href="https://www.fiverr.com/categories/programming-tech/ecommerce-services" text:style-name="Internet_20_link" text:visited-style-name="Visited_20_Internet_20_Link">E-Commerce Development</text:a> </text:p>
        </text:list-item>
        <text:list-item>
          <text:p text:style-name="P46"><text:a xlink:type="simple" xlink:href="https://www.fiverr.com/categories/programming-tech/ecommerce-services/full-website-creation" text:style-name="Internet_20_link" text:visited-style-name="Visited_20_Internet_20_Link">- Full Website Creation</text:a> </text:p>
        </text:list-item>
        <text:list-item>
          <text:p text:style-name="P46"><text:a xlink:type="simple" xlink:href="https://www.fiverr.com/categories/programming-tech/ecommerce-services/customization" text:style-name="Internet_20_link" text:visited-style-name="Visited_20_Internet_20_Link">- Customization</text:a> </text:p>
        </text:list-item>
        <text:list-item>
          <text:p text:style-name="P46"><text:a xlink:type="simple" xlink:href="https://www.fiverr.com/categories/programming-tech/ecommerce-services/bug-fixes" text:style-name="Internet_20_link" text:visited-style-name="Visited_20_Internet_20_Link">- Bug Fixes</text:a> </text:p>
        </text:list-item>
        <text:list-item>
          <text:p text:style-name="P46"><text:a xlink:type="simple" xlink:href="https://www.fiverr.com/categories/programming-tech/ecommerce-services/theme-plugin-installation" text:style-name="Internet_20_link" text:visited-style-name="Visited_20_Internet_20_Link">- Theme/Plugin Installation</text:a> </text:p>
        </text:list-item>
        <text:list-item>
          <text:p text:style-name="P46"><text:a xlink:type="simple" xlink:href="https://www.fiverr.com/categories/programming-tech/ecommerce-services/performance-security" text:style-name="Internet_20_link" text:visited-style-name="Visited_20_Internet_20_Link">- Performance &amp; Security</text:a> </text:p>
        </text:list-item>
        <text:list-item>
          <text:p text:style-name="P46"><text:a xlink:type="simple" xlink:href="https://www.fiverr.com/categories/programming-tech/ecommerce-services/backup-cloning-migration" text:style-name="Internet_20_link" text:visited-style-name="Visited_20_Internet_20_Link">- Backup, Cloning &amp; Migration</text:a> </text:p>
        </text:list-item>
        <text:list-item>
          <text:p text:style-name="P46"><text:a xlink:type="simple" xlink:href="https://www.fiverr.com/categories/programming-tech/ecommerce-services/help-consultation" text:style-name="Internet_20_link" text:visited-style-name="Visited_20_Internet_20_Link">- Help/Consultation</text:a> </text:p>
        </text:list-item>
        <text:list-item>
          <text:p text:style-name="P46"><text:a xlink:type="simple" xlink:href="https://www.fiverr.com/categories/programming-tech/mobile-app-services" text:style-name="Internet_20_link" text:visited-style-name="Visited_20_Internet_20_Link">Mobile Apps</text:a> </text:p>
        </text:list-item>
        <text:list-item>
          <text:p text:style-name="P46"><text:a xlink:type="simple" xlink:href="https://www.fiverr.com/categories/programming-tech/mobile-app-services/custom-app" text:style-name="Internet_20_link" text:visited-style-name="Visited_20_Internet_20_Link">- Custom App</text:a> </text:p>
        </text:list-item>
        <text:list-item>
          <text:p text:style-name="P46"><text:a xlink:type="simple" xlink:href="https://www.fiverr.com/categories/programming-tech/mobile-app-services/convert-site-to-app" text:style-name="Internet_20_link" text:visited-style-name="Visited_20_Internet_20_Link">- Convert Site to App</text:a> </text:p>
        </text:list-item>
        <text:list-item>
          <text:p text:style-name="P46"><text:a xlink:type="simple" xlink:href="https://www.fiverr.com/categories/programming-tech/mobile-app-services/app-improvements" text:style-name="Internet_20_link" text:visited-style-name="Visited_20_Internet_20_Link">- App Improvements</text:a> </text:p>
        </text:list-item>
        <text:list-item>
          <text:p text:style-name="P46"><text:a xlink:type="simple" xlink:href="https://www.fiverr.com/categories/programming-tech/mobile-app-services/bug-fix" text:style-name="Internet_20_link" text:visited-style-name="Visited_20_Internet_20_Link">- Bug Fix</text:a> </text:p>
        </text:list-item>
        <text:list-item>
          <text:p text:style-name="P46"><text:a xlink:type="simple" xlink:href="https://www.fiverr.com/categories/programming-tech/mobile-app-services/help-consultation" text:style-name="Internet_20_link" text:visited-style-name="Visited_20_Internet_20_Link">- Help/Consultation</text:a> </text:p>
        </text:list-item>
        <text:list-item>
          <text:p text:style-name="P46"><text:a xlink:type="simple" xlink:href="https://www.fiverr.com/categories/programming-tech/desktop-app-services" text:style-name="Internet_20_link" text:visited-style-name="Visited_20_Internet_20_Link">Desktop Applications</text:a> </text:p>
        </text:list-item>
        <text:list-item>
          <text:p text:style-name="P46"><text:a xlink:type="simple" xlink:href="https://www.fiverr.com/categories/programming-tech/desktop-app-services/custom-application" text:style-name="Internet_20_link" text:visited-style-name="Visited_20_Internet_20_Link">- Custom Application</text:a> </text:p>
        </text:list-item>
        <text:list-item>
          <text:p text:style-name="P46"><text:a xlink:type="simple" xlink:href="https://www.fiverr.com/categories/programming-tech/desktop-app-services/application-improvements" text:style-name="Internet_20_link" text:visited-style-name="Visited_20_Internet_20_Link">- Application Improvements</text:a> </text:p>
        </text:list-item>
        <text:list-item>
          <text:p text:style-name="P46"><text:a xlink:type="simple" xlink:href="https://www.fiverr.com/categories/programming-tech/desktop-app-services/bug-fixes" text:style-name="Internet_20_link" text:visited-style-name="Visited_20_Internet_20_Link">- Bug Fixes</text:a> </text:p>
        </text:list-item>
        <text:list-item>
          <text:p text:style-name="P46"><text:a xlink:type="simple" xlink:href="https://www.fiverr.com/categories/programming-tech/desktop-app-services/help-consultation" text:style-name="Internet_20_link" text:visited-style-name="Visited_20_Internet_20_Link">- Help/Consultation</text:a> </text:p>
        </text:list-item>
        <text:list-item>
          <text:p text:style-name="P46"><text:a xlink:type="simple" xlink:href="https://www.fiverr.com/categories/programming-tech/support-it-services" text:style-name="Internet_20_link" text:visited-style-name="Visited_20_Internet_20_Link">Support &amp; IT</text:a> </text:p>
        </text:list-item>
        <text:list-item>
          <text:p text:style-name="P46"><text:a xlink:type="simple" xlink:href="https://www.fiverr.com/categories/programming-tech/cybersecurity-data-protection" text:style-name="Internet_20_link" text:visited-style-name="Visited_20_Internet_20_Link">Cybersecurity &amp; Data Protection</text:a> </text:p>
        </text:list-item>
        <text:list-item>
          <text:p text:style-name="P46"><text:a xlink:type="simple" xlink:href="https://www.fiverr.com/categories/programming-tech/cybersecurity-data-protection/consultation" text:style-name="Internet_20_link" text:visited-style-name="Visited_20_Internet_20_Link">- Consultation</text:a> </text:p>
        </text:list-item>
        <text:list-item>
          <text:p text:style-name="P46"><text:a xlink:type="simple" xlink:href="https://www.fiverr.com/categories/programming-tech/cybersecurity-data-protection/compliance-services" text:style-name="Internet_20_link" text:visited-style-name="Visited_20_Internet_20_Link">- Compliance Services</text:a> </text:p>
        </text:list-item>
        <text:list-item>
          <text:p text:style-name="P46"><text:a xlink:type="simple" xlink:href="https://www.fiverr.com/categories/programming-tech/cybersecurity-data-protection/assessment-penetration-test" text:style-name="Internet_20_link" text:visited-style-name="Visited_20_Internet_20_Link">- Assessment &amp; Penetration Test</text:a> </text:p>
        </text:list-item>
        <text:list-item>
          <text:p text:style-name="P46"><text:a xlink:type="simple" xlink:href="https://www.fiverr.com/categories/programming-tech/cybersecurity-data-protection/cybersecurity-management" text:style-name="Internet_20_link" text:visited-style-name="Visited_20_Internet_20_Link">- Cybersecurity Management</text:a> </text:p>
        </text:list-item>
        <text:list-item>
          <text:p text:style-name="P46"><text:a xlink:type="simple" xlink:href="https://www.fiverr.com/categories/programming-tech/chatbots" text:style-name="Internet_20_link" text:visited-style-name="Visited_20_Internet_20_Link">Chatbots</text:a> </text:p>
        </text:list-item>
        <text:list-item>
          <text:p text:style-name="P46"><text:a xlink:type="simple" xlink:href="https://www.fiverr.com/categories/programming-tech/data-analysis-services" text:style-name="Internet_20_link" text:visited-style-name="Visited_20_Internet_20_Link">Data Analysis &amp; Reports</text:a> </text:p>
        </text:list-item>
        <text:list-item>
          <text:p text:style-name="P46"><text:a xlink:type="simple" xlink:href="https://www.fiverr.com/categories/programming-tech/data-analysis-services/machine-learning" text:style-name="Internet_20_link" text:visited-style-name="Visited_20_Internet_20_Link">- Machine Learning</text:a> </text:p>
        </text:list-item>
        <text:list-item>
          <text:p text:style-name="P46"><text:a xlink:type="simple" xlink:href="https://www.fiverr.com/categories/programming-tech/data-analysis-services/modeling" text:style-name="Internet_20_link" text:visited-style-name="Visited_20_Internet_20_Link">- Modeling</text:a> </text:p>
        </text:list-item>
        <text:list-item>
          <text:p text:style-name="P46"><text:a xlink:type="simple" xlink:href="https://www.fiverr.com/categories/programming-tech/data-analysis-services/visualization" text:style-name="Internet_20_link" text:visited-style-name="Visited_20_Internet_20_Link">- Visualization</text:a> </text:p>
        </text:list-item>
        <text:list-item>
          <text:p text:style-name="P46"><text:a xlink:type="simple" xlink:href="https://www.fiverr.com/categories/programming-tech/data-analysis-services/data-entry-cleaning" text:style-name="Internet_20_link" text:visited-style-name="Visited_20_Internet_20_Link">- Data Entry/Cleaning</text:a> </text:p>
        </text:list-item>
        <text:list-item>
          <text:p text:style-name="P46"><text:a xlink:type="simple" xlink:href="https://www.fiverr.com/categories/programming-tech/data-analysis-services/vba-macros" text:style-name="Internet_20_link" text:visited-style-name="Visited_20_Internet_20_Link">- VBA/Macros</text:a> </text:p>
        </text:list-item>
        <text:list-item>
          <text:p text:style-name="P46"><text:soft-page-break/><text:a xlink:type="simple" xlink:href="https://www.fiverr.com/categories/programming-tech/data-analysis-services/data-mining-scraping" text:style-name="Internet_20_link" text:visited-style-name="Visited_20_Internet_20_Link">- Data Mining/Scraping</text:a> </text:p>
        </text:list-item>
        <text:list-item>
          <text:p text:style-name="P46"><text:a xlink:type="simple" xlink:href="https://www.fiverr.com/categories/programming-tech/data-analysis-services/help-consultation" text:style-name="Internet_20_link" text:visited-style-name="Visited_20_Internet_20_Link">- Help/Consultation</text:a> </text:p>
        </text:list-item>
        <text:list-item>
          <text:p text:style-name="P46"><text:a xlink:type="simple" xlink:href="https://www.fiverr.com/categories/programming-tech/file-conversion-services" text:style-name="Internet_20_link" text:visited-style-name="Visited_20_Internet_20_Link">Convert Files</text:a> </text:p>
        </text:list-item>
        <text:list-item>
          <text:p text:style-name="P46"><text:a xlink:type="simple" xlink:href="https://www.fiverr.com/categories/programming-tech/file-conversion-services/convert-to-fillable-form" text:style-name="Internet_20_link" text:visited-style-name="Visited_20_Internet_20_Link">- Convert to a Fillable Form</text:a> </text:p>
        </text:list-item>
        <text:list-item>
          <text:p text:style-name="P46"><text:a xlink:type="simple" xlink:href="https://www.fiverr.com/categories/programming-tech/file-conversion-services/convert-to-e-book" text:style-name="Internet_20_link" text:visited-style-name="Visited_20_Internet_20_Link">- Convert to an E-Book</text:a> </text:p>
        </text:list-item>
        <text:list-item>
          <text:p text:style-name="P46"><text:a xlink:type="simple" xlink:href="https://www.fiverr.com/categories/programming-tech/file-conversion-services/convert-to-editable-file" text:style-name="Internet_20_link" text:visited-style-name="Visited_20_Internet_20_Link">- Convert to an Editable File</text:a> </text:p>
        </text:list-item>
        <text:list-item>
          <text:p text:style-name="P46"><text:a xlink:type="simple" xlink:href="https://www.fiverr.com/categories/programming-tech/file-conversion-services/convert-to-another-file" text:style-name="Internet_20_link" text:visited-style-name="Visited_20_Internet_20_Link">- Convert to Another File</text:a> </text:p>
        </text:list-item>
        <text:list-item>
          <text:p text:style-name="P46"><text:a xlink:type="simple" xlink:href="https://www.fiverr.com/categories/programming-tech/database-programming-services" text:style-name="Internet_20_link" text:visited-style-name="Visited_20_Internet_20_Link">Databases</text:a> </text:p>
        </text:list-item>
        <text:list-item>
          <text:p text:style-name="P46"><text:a xlink:type="simple" xlink:href="https://www.fiverr.com/categories/programming-tech/database-programming-services/optimization-design" text:style-name="Internet_20_link" text:visited-style-name="Visited_20_Internet_20_Link">- Optimization &amp; Design</text:a> </text:p>
        </text:list-item>
        <text:list-item>
          <text:p text:style-name="P46"><text:a xlink:type="simple" xlink:href="https://www.fiverr.com/categories/programming-tech/database-programming-services/queries" text:style-name="Internet_20_link" text:visited-style-name="Visited_20_Internet_20_Link">- Queries</text:a> </text:p>
        </text:list-item>
        <text:list-item>
          <text:p text:style-name="P46"><text:a xlink:type="simple" xlink:href="https://www.fiverr.com/categories/programming-tech/database-programming-services/help-consultation" text:style-name="Internet_20_link" text:visited-style-name="Visited_20_Internet_20_Link">- Help/Consultation</text:a> </text:p>
        </text:list-item>
        <text:list-item>
          <text:p text:style-name="P46"><text:a xlink:type="simple" xlink:href="https://www.fiverr.com/categories/programming-tech/user-testing-services" text:style-name="Internet_20_link" text:visited-style-name="Visited_20_Internet_20_Link">User Testing</text:a> </text:p>
        </text:list-item>
        <text:list-item>
          <text:p text:style-name="P46"><text:a xlink:type="simple" xlink:href="https://www.fiverr.com/categories/programming-tech/qa-services" text:style-name="Internet_20_link" text:visited-style-name="Visited_20_Internet_20_Link">QA</text:a> </text:p>
        </text:list-item>
        <text:list-item>
          <text:p text:style-name="P46"><text:a xlink:type="simple" xlink:href="https://www.fiverr.com/categories/programming-tech/programming-services" text:style-name="Internet_20_link" text:visited-style-name="Visited_20_Internet_20_Link">Other</text:a> </text:p>
        </text:list-item>
        <text:list-item>
          <text:p text:style-name="P30"><text:a xlink:type="simple" xlink:href="https://www.fiverr.com/choose-website-platform/quiz" text:style-name="Internet_20_link" text:visited-style-name="Visited_20_Internet_20_Link">How to build a website?</text:a> </text:p>
        </text:list-item>
      </text:list>
      <text:list xml:id="list183819998" text:style-name="L16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h text:style-name="P14" text:outline-level="5"><text:a xlink:type="simple" xlink:href="https://www.fiverr.com/categories/online-marketing" text:style-name="Internet_20_link" text:visited-style-name="Visited_20_Internet_20_Link">Digital Marketing</text:a>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47"><text:a xlink:type="simple" xlink:href="https://www.fiverr.com/categories/online-marketing/social-media-advertising" text:style-name="Internet_20_link" text:visited-style-name="Visited_20_Internet_20_Link">Social Media Advertising</text:a> </text:p>
        </text:list-item>
        <text:list-item>
          <text:p text:style-name="P47"><text:a xlink:type="simple" xlink:href="https://www.fiverr.com/categories/online-marketing/social-media-advertising/strategy-services" text:style-name="Internet_20_link" text:visited-style-name="Visited_20_Internet_20_Link">- Strategy &amp; Planning</text:a> </text:p>
        </text:list-item>
        <text:list-item>
          <text:p text:style-name="P47"><text:a xlink:type="simple" xlink:href="https://www.fiverr.com/categories/online-marketing/social-media-advertising/ad-creation-and-management-services" text:style-name="Internet_20_link" text:visited-style-name="Visited_20_Internet_20_Link">- Ads Setup &amp; Management </text:a></text:p>
        </text:list-item>
        <text:list-item>
          <text:p text:style-name="P47"><text:a xlink:type="simple" xlink:href="https://www.fiverr.com/categories/online-marketing/social-media-advertising/analysis-and-tracking-services" text:style-name="Internet_20_link" text:visited-style-name="Visited_20_Internet_20_Link">- Analytics &amp; Tracking</text:a> </text:p>
        </text:list-item>
        <text:list-item>
          <text:p text:style-name="P47"><text:a xlink:type="simple" xlink:href="https://www.fiverr.com/categories/online-marketing/social-marketing" text:style-name="Internet_20_link" text:visited-style-name="Visited_20_Internet_20_Link">Social Media Marketing</text:a> </text:p>
        </text:list-item>
        <text:list-item>
          <text:p text:style-name="P47"><text:a xlink:type="simple" xlink:href="https://www.fiverr.com/categories/online-marketing/social-marketing/consultation-audience-research" text:style-name="Internet_20_link" text:visited-style-name="Visited_20_Internet_20_Link">- Consultation &amp; Audience Research</text:a> </text:p>
        </text:list-item>
        <text:list-item>
          <text:p text:style-name="P47"><text:a xlink:type="simple" xlink:href="https://www.fiverr.com/categories/online-marketing/social-marketing/profile-setup-integration" text:style-name="Internet_20_link" text:visited-style-name="Visited_20_Internet_20_Link">- Profile Setup &amp; Integration</text:a> </text:p>
        </text:list-item>
        <text:list-item>
          <text:p text:style-name="P47"><text:a xlink:type="simple" xlink:href="https://www.fiverr.com/categories/online-marketing/social-marketing/social-content" text:style-name="Internet_20_link" text:visited-style-name="Visited_20_Internet_20_Link">- Social Content</text:a> </text:p>
        </text:list-item>
        <text:list-item>
          <text:p text:style-name="P47"><text:a xlink:type="simple" xlink:href="https://www.fiverr.com/categories/online-marketing/social-marketing/social-media-management" text:style-name="Internet_20_link" text:visited-style-name="Visited_20_Internet_20_Link">- Social Media Management</text:a> </text:p>
        </text:list-item>
        <text:list-item>
          <text:p text:style-name="P47"><text:a xlink:type="simple" xlink:href="https://www.fiverr.com/categories/online-marketing/social-marketing/analytics-tracking" text:style-name="Internet_20_link" text:visited-style-name="Visited_20_Internet_20_Link">- Analytics &amp; Tracking</text:a> </text:p>
        </text:list-item>
        <text:list-item>
          <text:p text:style-name="P47"><text:a xlink:type="simple" xlink:href="https://www.fiverr.com/categories/online-marketing/seo-services" text:style-name="Internet_20_link" text:visited-style-name="Visited_20_Internet_20_Link">SEO</text:a> </text:p>
        </text:list-item>
        <text:list-item>
          <text:p text:style-name="P47"><text:a xlink:type="simple" xlink:href="https://www.fiverr.com/categories/online-marketing/seo-services/on-page-seo" text:style-name="Internet_20_link" text:visited-style-name="Visited_20_Internet_20_Link">- Page Optimization</text:a> </text:p>
        </text:list-item>
        <text:list-item>
          <text:p text:style-name="P47"><text:a xlink:type="simple" xlink:href="https://www.fiverr.com/categories/online-marketing/seo-services/voice-search-optimization" text:style-name="Internet_20_link" text:visited-style-name="Visited_20_Internet_20_Link">- Voice Search SEO</text:a> </text:p>
        </text:list-item>
        <text:list-item>
          <text:p text:style-name="P47"><text:a xlink:type="simple" xlink:href="https://www.fiverr.com/categories/online-marketing/seo-services/technical-seo" text:style-name="Internet_20_link" text:visited-style-name="Visited_20_Internet_20_Link">- Technical SEO</text:a> </text:p>
        </text:list-item>
        <text:list-item>
          <text:p text:style-name="P47"><text:a xlink:type="simple" xlink:href="https://www.fiverr.com/categories/online-marketing/seo-services/off-page-seo" text:style-name="Internet_20_link" text:visited-style-name="Visited_20_Internet_20_Link">- Off-Page SEO</text:a> </text:p>
        </text:list-item>
        <text:list-item>
          <text:p text:style-name="P47"><text:a xlink:type="simple" xlink:href="https://www.fiverr.com/categories/online-marketing/seo-services/competitor-analysis" text:style-name="Internet_20_link" text:visited-style-name="Visited_20_Internet_20_Link">- Competitor Analysis</text:a> </text:p>
        </text:list-item>
        <text:list-item>
          <text:p text:style-name="P47"><text:a xlink:type="simple" xlink:href="https://www.fiverr.com/categories/online-marketing/public-relations" text:style-name="Internet_20_link" text:visited-style-name="Visited_20_Internet_20_Link">Public Relations</text:a> </text:p>
        </text:list-item>
        <text:list-item>
          <text:p text:style-name="P47"><text:a xlink:type="simple" xlink:href="https://www.fiverr.com/categories/online-marketing/public-relations/consulting-services" text:style-name="Internet_20_link" text:visited-style-name="Visited_20_Internet_20_Link">- Consultation</text:a> </text:p>
        </text:list-item>
        <text:list-item>
          <text:p text:style-name="P47"><text:a xlink:type="simple" xlink:href="https://www.fiverr.com/categories/online-marketing/public-relations/press-release-distribution" text:style-name="Internet_20_link" text:visited-style-name="Visited_20_Internet_20_Link">- Press Release Pitching</text:a> </text:p>
        </text:list-item>
        <text:list-item>
          <text:p text:style-name="P47"><text:a xlink:type="simple" xlink:href="https://www.fiverr.com/categories/online-marketing/public-relations/strategic-planning" text:style-name="Internet_20_link" text:visited-style-name="Visited_20_Internet_20_Link">- Strategy &amp; Planning</text:a> </text:p>
        </text:list-item>
        <text:list-item>
          <text:p text:style-name="P47"><text:a xlink:type="simple" xlink:href="https://www.fiverr.com/categories/online-marketing/content-marketing" text:style-name="Internet_20_link" text:visited-style-name="Visited_20_Internet_20_Link">Content Marketing</text:a> </text:p>
        </text:list-item>
        <text:list-item>
          <text:p text:style-name="P47"><text:a xlink:type="simple" xlink:href="https://www.fiverr.com/categories/online-marketing/content-marketing/content-strategy-research" text:style-name="Internet_20_link" text:visited-style-name="Visited_20_Internet_20_Link">- Content Strategy &amp; Research</text:a> </text:p>
        </text:list-item>
        <text:list-item>
          <text:p text:style-name="P47"><text:a xlink:type="simple" xlink:href="https://www.fiverr.com/categories/online-marketing/content-marketing/content-creation" text:style-name="Internet_20_link" text:visited-style-name="Visited_20_Internet_20_Link">- Content Creation</text:a> </text:p>
        </text:list-item>
        <text:list-item>
          <text:p text:style-name="P47"><text:a xlink:type="simple" xlink:href="https://www.fiverr.com/categories/online-marketing/content-marketing/guest-posting" text:style-name="Internet_20_link" text:visited-style-name="Visited_20_Internet_20_Link">- Guest Posting</text:a> </text:p>
        </text:list-item>
        <text:list-item>
          <text:p text:style-name="P47"><text:a xlink:type="simple" xlink:href="https://www.fiverr.com/categories/online-marketing/podcast-marketing" text:style-name="Internet_20_link" text:visited-style-name="Visited_20_Internet_20_Link">Podcast Marketing</text:a> </text:p>
        </text:list-item>
        <text:list-item>
          <text:p text:style-name="P47"><text:a xlink:type="simple" xlink:href="https://www.fiverr.com/categories/online-marketing/podcast-marketing/podcast-promotion" text:style-name="Internet_20_link" text:visited-style-name="Visited_20_Internet_20_Link">- Podcast Promotion</text:a> </text:p>
        </text:list-item>
        <text:list-item>
          <text:p text:style-name="P47"><text:a xlink:type="simple" xlink:href="https://www.fiverr.com/categories/online-marketing/podcast-marketing/podcast-advertising" text:style-name="Internet_20_link" text:visited-style-name="Visited_20_Internet_20_Link">- Advertising within Podcasts</text:a> </text:p>
        </text:list-item>
        <text:list-item>
          <text:p text:style-name="P47"><text:a xlink:type="simple" xlink:href="https://www.fiverr.com/categories/online-marketing/online-video-marketing" text:style-name="Internet_20_link" text:visited-style-name="Visited_20_Internet_20_Link">Video Marketing</text:a> </text:p>
        </text:list-item>
        <text:list-item>
          <text:p text:style-name="P47"><text:a xlink:type="simple" xlink:href="https://www.fiverr.com/categories/online-marketing/online-video-marketing/consultation-audience-research" text:style-name="Internet_20_link" text:visited-style-name="Visited_20_Internet_20_Link">- Consultation &amp; Audience Research</text:a> </text:p>
        </text:list-item>
        <text:list-item>
          <text:p text:style-name="P47"><text:soft-page-break/><text:a xlink:type="simple" xlink:href="https://www.fiverr.com/categories/online-marketing/online-video-marketing/social-video-enhancements" text:style-name="Internet_20_link" text:visited-style-name="Visited_20_Internet_20_Link">- Social Video Enhancements</text:a> </text:p>
        </text:list-item>
        <text:list-item>
          <text:p text:style-name="P47"><text:a xlink:type="simple" xlink:href="https://www.fiverr.com/categories/online-marketing/online-video-marketing/video-seo" text:style-name="Internet_20_link" text:visited-style-name="Visited_20_Internet_20_Link">- Video SEO</text:a> </text:p>
        </text:list-item>
        <text:list-item>
          <text:p text:style-name="P47"><text:a xlink:type="simple" xlink:href="https://www.fiverr.com/categories/online-marketing/online-video-marketing/video-promotion-distribution" text:style-name="Internet_20_link" text:visited-style-name="Visited_20_Internet_20_Link">- Video Promotion &amp; Distribution</text:a> </text:p>
        </text:list-item>
        <text:list-item>
          <text:p text:style-name="P47"><text:a xlink:type="simple" xlink:href="https://www.fiverr.com/categories/online-marketing/online-video-marketing/video-ad-campaigns" text:style-name="Internet_20_link" text:visited-style-name="Visited_20_Internet_20_Link">- Video Ad Campaigns</text:a> </text:p>
        </text:list-item>
        <text:list-item>
          <text:p text:style-name="P47"><text:a xlink:type="simple" xlink:href="https://www.fiverr.com/categories/online-marketing/email-marketing" text:style-name="Internet_20_link" text:visited-style-name="Visited_20_Internet_20_Link">Email Marketing</text:a> </text:p>
        </text:list-item>
        <text:list-item>
          <text:p text:style-name="P47"><text:a xlink:type="simple" xlink:href="https://www.fiverr.com/categories/online-marketing/email-marketing/copywriting" text:style-name="Internet_20_link" text:visited-style-name="Visited_20_Internet_20_Link">- Copywriting</text:a> </text:p>
        </text:list-item>
        <text:list-item>
          <text:p text:style-name="P47"><text:a xlink:type="simple" xlink:href="https://www.fiverr.com/categories/online-marketing/email-marketing/email-templates" text:style-name="Internet_20_link" text:visited-style-name="Visited_20_Internet_20_Link">- Email Templates</text:a> </text:p>
        </text:list-item>
        <text:list-item>
          <text:p text:style-name="P47"><text:a xlink:type="simple" xlink:href="https://www.fiverr.com/categories/online-marketing/email-marketing/email-platform-support" text:style-name="Internet_20_link" text:visited-style-name="Visited_20_Internet_20_Link">- Email Platform Support</text:a> </text:p>
        </text:list-item>
        <text:list-item>
          <text:p text:style-name="P47"><text:a xlink:type="simple" xlink:href="https://www.fiverr.com/categories/online-marketing/email-marketing/audience-development" text:style-name="Internet_20_link" text:visited-style-name="Visited_20_Internet_20_Link">- Audience Development</text:a> </text:p>
        </text:list-item>
        <text:list-item>
          <text:p text:style-name="P47"><text:a xlink:type="simple" xlink:href="https://www.fiverr.com/categories/online-marketing/crowdfunding" text:style-name="Internet_20_link" text:visited-style-name="Visited_20_Internet_20_Link">Crowdfunding</text:a> </text:p>
        </text:list-item>
        <text:list-item>
          <text:p text:style-name="P47"><text:a xlink:type="simple" xlink:href="https://www.fiverr.com/categories/online-marketing/crowdfunding/campaign-marketing" text:style-name="Internet_20_link" text:visited-style-name="Visited_20_Internet_20_Link">- Campaign Marketing</text:a> </text:p>
        </text:list-item>
        <text:list-item>
          <text:p text:style-name="P47"><text:a xlink:type="simple" xlink:href="https://www.fiverr.com/categories/online-marketing/crowdfunding/campaign-creation" text:style-name="Internet_20_link" text:visited-style-name="Visited_20_Internet_20_Link">- Campaign Creation</text:a> </text:p>
        </text:list-item>
        <text:list-item>
          <text:p text:style-name="P47"><text:a xlink:type="simple" xlink:href="https://www.fiverr.com/categories/online-marketing/search-engine-marketing" text:style-name="Internet_20_link" text:visited-style-name="Visited_20_Internet_20_Link">SEM</text:a> </text:p>
        </text:list-item>
        <text:list-item>
          <text:p text:style-name="P47"><text:a xlink:type="simple" xlink:href="https://www.fiverr.com/categories/online-marketing/search-engine-marketing/setup-strategy-consultation" text:style-name="Internet_20_link" text:visited-style-name="Visited_20_Internet_20_Link">- Setup &amp; Strategy Consultation</text:a> </text:p>
        </text:list-item>
        <text:list-item>
          <text:p text:style-name="P47"><text:a xlink:type="simple" xlink:href="https://www.fiverr.com/categories/online-marketing/search-engine-marketing/search-engine-marketing" text:style-name="Internet_20_link" text:visited-style-name="Visited_20_Internet_20_Link">- Search Engine Marketing Management</text:a> </text:p>
        </text:list-item>
        <text:list-item>
          <text:p text:style-name="P47"><text:a xlink:type="simple" xlink:href="https://www.fiverr.com/categories/online-marketing/search-engine-marketing/display-marketing-campaigns" text:style-name="Internet_20_link" text:visited-style-name="Visited_20_Internet_20_Link">- Display Marketing Campaigns</text:a> </text:p>
        </text:list-item>
        <text:list-item>
          <text:p text:style-name="P47"><text:a xlink:type="simple" xlink:href="https://www.fiverr.com/categories/online-marketing/search-engine-marketing/product-ad-campaigns" text:style-name="Internet_20_link" text:visited-style-name="Visited_20_Internet_20_Link">- Product Ad Campaigns</text:a> </text:p>
        </text:list-item>
        <text:list-item>
          <text:p text:style-name="P47"><text:a xlink:type="simple" xlink:href="https://www.fiverr.com/categories/online-marketing/search-engine-marketing/remarketing" text:style-name="Internet_20_link" text:visited-style-name="Visited_20_Internet_20_Link">- Remarketing</text:a> </text:p>
        </text:list-item>
        <text:list-item>
          <text:p text:style-name="P47"><text:a xlink:type="simple" xlink:href="https://www.fiverr.com/categories/online-marketing/search-engine-marketing/ad-review-optimization" text:style-name="Internet_20_link" text:visited-style-name="Visited_20_Internet_20_Link">- Ad Review &amp; Optimization</text:a> </text:p>
        </text:list-item>
        <text:list-item>
          <text:p text:style-name="P47"><text:a xlink:type="simple" xlink:href="https://www.fiverr.com/categories/online-marketing/marketing-strategy" text:style-name="Internet_20_link" text:visited-style-name="Visited_20_Internet_20_Link">Marketing Strategy</text:a> </text:p>
        </text:list-item>
        <text:list-item>
          <text:p text:style-name="P47"><text:a xlink:type="simple" xlink:href="https://www.fiverr.com/categories/online-marketing/surveys" text:style-name="Internet_20_link" text:visited-style-name="Visited_20_Internet_20_Link">Surveys</text:a> </text:p>
        </text:list-item>
        <text:list-item>
          <text:p text:style-name="P47"><text:a xlink:type="simple" xlink:href="https://www.fiverr.com/categories/online-marketing/surveys/survey-design-services" text:style-name="Internet_20_link" text:visited-style-name="Visited_20_Internet_20_Link">- Survey Creation</text:a> </text:p>
        </text:list-item>
        <text:list-item>
          <text:p text:style-name="P47"><text:a xlink:type="simple" xlink:href="https://www.fiverr.com/categories/online-marketing/surveys/survey-analysis" text:style-name="Internet_20_link" text:visited-style-name="Visited_20_Internet_20_Link">- Analysis</text:a> </text:p>
        </text:list-item>
        <text:list-item>
          <text:p text:style-name="P47"><text:a xlink:type="simple" xlink:href="https://www.fiverr.com/categories/online-marketing/web-analytics-services" text:style-name="Internet_20_link" text:visited-style-name="Visited_20_Internet_20_Link">Web Analytics</text:a> </text:p>
        </text:list-item>
        <text:list-item>
          <text:p text:style-name="P47"><text:a xlink:type="simple" xlink:href="https://www.fiverr.com/categories/online-marketing/web-analytics-services/setup" text:style-name="Internet_20_link" text:visited-style-name="Visited_20_Internet_20_Link">- Setup</text:a> </text:p>
        </text:list-item>
        <text:list-item>
          <text:p text:style-name="P47"><text:a xlink:type="simple" xlink:href="https://www.fiverr.com/categories/online-marketing/web-analytics-services/tracking-reporting" text:style-name="Internet_20_link" text:visited-style-name="Visited_20_Internet_20_Link">- Tracking &amp; Reporting</text:a> </text:p>
        </text:list-item>
        <text:list-item>
          <text:p text:style-name="P47"><text:a xlink:type="simple" xlink:href="https://www.fiverr.com/categories/online-marketing/web-analytics-services/optimization" text:style-name="Internet_20_link" text:visited-style-name="Visited_20_Internet_20_Link">- Optimization</text:a> </text:p>
        </text:list-item>
        <text:list-item>
          <text:p text:style-name="P47"><text:a xlink:type="simple" xlink:href="https://www.fiverr.com/categories/online-marketing/web-analytics-services/bug-fixes" text:style-name="Internet_20_link" text:visited-style-name="Visited_20_Internet_20_Link">- Bug Fixes</text:a> </text:p>
        </text:list-item>
        <text:list-item>
          <text:p text:style-name="P47"><text:a xlink:type="simple" xlink:href="https://www.fiverr.com/categories/online-marketing/influencer-marketing" text:style-name="Internet_20_link" text:visited-style-name="Visited_20_Internet_20_Link">Influencer Marketing</text:a> </text:p>
        </text:list-item>
        <text:list-item>
          <text:p text:style-name="P47"><text:a xlink:type="simple" xlink:href="https://www.fiverr.com/categories/online-marketing/influencer-marketing/strategy-research" text:style-name="Internet_20_link" text:visited-style-name="Visited_20_Internet_20_Link">- Strategy &amp; Research</text:a> </text:p>
        </text:list-item>
        <text:list-item>
          <text:p text:style-name="P47"><text:a xlink:type="simple" xlink:href="https://www.fiverr.com/categories/online-marketing/influencer-marketing/shoutouts-promotion" text:style-name="Internet_20_link" text:visited-style-name="Visited_20_Internet_20_Link">- Shoutouts &amp; Promotion</text:a> </text:p>
        </text:list-item>
        <text:list-item>
          <text:p text:style-name="P47"><text:a xlink:type="simple" xlink:href="https://www.fiverr.com/categories/online-marketing/local-seo-services" text:style-name="Internet_20_link" text:visited-style-name="Visited_20_Internet_20_Link">Local SEO</text:a> </text:p>
        </text:list-item>
        <text:list-item>
          <text:p text:style-name="P47"><text:a xlink:type="simple" xlink:href="https://www.fiverr.com/categories/online-marketing/local-seo-services/google-my-business" text:style-name="Internet_20_link" text:visited-style-name="Visited_20_Internet_20_Link">- Google My Business</text:a> </text:p>
        </text:list-item>
        <text:list-item>
          <text:p text:style-name="P47"><text:a xlink:type="simple" xlink:href="https://www.fiverr.com/categories/online-marketing/local-seo-services/local-citation" text:style-name="Internet_20_link" text:visited-style-name="Visited_20_Internet_20_Link">- Local Citations and Directories</text:a> </text:p>
        </text:list-item>
        <text:list-item>
          <text:p text:style-name="P47"><text:a xlink:type="simple" xlink:href="https://www.fiverr.com/categories/online-marketing/domain-research-services" text:style-name="Internet_20_link" text:visited-style-name="Visited_20_Internet_20_Link">Domain Research</text:a> </text:p>
        </text:list-item>
        <text:list-item>
          <text:p text:style-name="P47"><text:a xlink:type="simple" xlink:href="https://www.fiverr.com/categories/online-marketing/e-commerce-marketing" text:style-name="Internet_20_link" text:visited-style-name="Visited_20_Internet_20_Link">E-Commerce Marketing</text:a> </text:p>
        </text:list-item>
        <text:list-item>
          <text:p text:style-name="P47"><text:a xlink:type="simple" xlink:href="https://www.fiverr.com/categories/online-marketing/e-commerce-marketing/product-listings" text:style-name="Internet_20_link" text:visited-style-name="Visited_20_Internet_20_Link">- Product Listings</text:a> </text:p>
        </text:list-item>
        <text:list-item>
          <text:p text:style-name="P47"><text:a xlink:type="simple" xlink:href="https://www.fiverr.com/categories/online-marketing/e-commerce-marketing/product-storefront-seo" text:style-name="Internet_20_link" text:visited-style-name="Visited_20_Internet_20_Link">- Product &amp; Storefront SEO</text:a> </text:p>
        </text:list-item>
        <text:list-item>
          <text:p text:style-name="P47"><text:a xlink:type="simple" xlink:href="https://www.fiverr.com/categories/online-marketing/mobile-advertising" text:style-name="Internet_20_link" text:visited-style-name="Visited_20_Internet_20_Link">Mobile Marketing &amp; Advertising</text:a> </text:p>
        </text:list-item>
        <text:list-item>
          <text:p text:style-name="P47"><text:a xlink:type="simple" xlink:href="https://www.fiverr.com/categories/online-marketing/mobile-advertising/app-store-optimization" text:style-name="Internet_20_link" text:visited-style-name="Visited_20_Internet_20_Link">- App Store Optimization</text:a> </text:p>
        </text:list-item>
        <text:list-item>
          <text:p text:style-name="P47"><text:a xlink:type="simple" xlink:href="https://www.fiverr.com/categories/online-marketing/mobile-advertising/mobile-ad-campaigns" text:style-name="Internet_20_link" text:visited-style-name="Visited_20_Internet_20_Link">- Mobile Ad Campaigns</text:a> </text:p>
        </text:list-item>
        <text:list-item>
          <text:p text:style-name="P47"><text:a xlink:type="simple" xlink:href="https://www.fiverr.com/categories/online-marketing/music-promotion" text:style-name="Internet_20_link" text:visited-style-name="Visited_20_Internet_20_Link">Music Promotion</text:a> </text:p>
        </text:list-item>
        <text:list-item>
          <text:p text:style-name="P47"><text:a xlink:type="simple" xlink:href="https://www.fiverr.com/categories/online-marketing/website-traffic" text:style-name="Internet_20_link" text:visited-style-name="Visited_20_Internet_20_Link">Web Traffic</text:a> </text:p>
        </text:list-item>
        <text:list-item>
          <text:p text:style-name="P31"><text:a xlink:type="simple" xlink:href="https://www.fiverr.com/categories/online-marketing/online-marketing-services" text:style-name="Internet_20_link" text:visited-style-name="Visited_20_Internet_20_Link">Other</text:a> 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ans CJK SC" style:font-family-asian="'Noto Sans CJK SC'" style:font-family-generic-asian="system" style:font-pitch-asian="variable" style:font-size-asian="10pt" style:font-weight-asian="bold" style:font-name-complex="Lohit Devanagari" style:font-family-complex="'Lohit Devanagari'" style:font-family-generic-complex="system" style:font-pitch-complex="variable" style:font-size-complex="10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9T10:34:47.282155754</meta:creation-date>
    <dc:date>2020-02-19T10:36:27.513728265</dc:date>
    <meta:editing-duration>PT1M49S</meta:editing-duration>
    <meta:editing-cycles>1</meta:editing-cycles>
    <meta:document-statistic meta:table-count="0" meta:image-count="0" meta:object-count="0" meta:page-count="16" meta:paragraph-count="716" meta:word-count="3007" meta:character-count="15583" meta:non-whitespace-character-count="13306"/>
    <meta:generator>LibreOffice/6.0.7.3$Linux_X86_64 LibreOffice_project/00m0$Build-3</meta:generator>
  </office:meta>
</office:document-meta>
</file>